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DD_lat</text:p>
          </table:table-cell>
          <table:table-cell office:value-type="string" calcext:value-type="string">
            <text:p>DD_long</text:p>
          </table:table-cell>
          <table:table-cell office:value-type="string" calcext:value-type="string">
            <text:p>Altitude</text:p>
          </table:table-cell>
        </table:table-row>
        <table:table-row table:style-name="ro1">
          <table:table-cell office:value-type="float" office:value="27.7130777777778" calcext:value-type="float">
            <text:p>27.7130777778</text:p>
          </table:table-cell>
          <table:table-cell office:value-type="float" office:value="87.2598444444444" calcext:value-type="float">
            <text:p>87.2598444444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7.7122527777778" calcext:value-type="float">
            <text:p>27.7122527778</text:p>
          </table:table-cell>
          <table:table-cell office:value-type="float" office:value="87.2617944444444" calcext:value-type="float">
            <text:p>87.2617944444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27.7197583333333" calcext:value-type="float">
            <text:p>27.7197583333</text:p>
          </table:table-cell>
          <table:table-cell office:value-type="float" office:value="87.2516583333333" calcext:value-type="float">
            <text:p>87.2516583333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27.7122583333333" calcext:value-type="float">
            <text:p>27.7122583333</text:p>
          </table:table-cell>
          <table:table-cell office:value-type="float" office:value="87.2621194444444" calcext:value-type="float">
            <text:p>87.2621194444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27.7236805555556" calcext:value-type="float">
            <text:p>27.7236805556</text:p>
          </table:table-cell>
          <table:table-cell office:value-type="float" office:value="87.2490083333333" calcext:value-type="float">
            <text:p>87.2490083333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7.7234027777778" calcext:value-type="float">
            <text:p>27.7234027778</text:p>
          </table:table-cell>
          <table:table-cell office:value-type="float" office:value="87.2493361111111" calcext:value-type="float">
            <text:p>87.2493361111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7.7231194444444" calcext:value-type="float">
            <text:p>27.7231194444</text:p>
          </table:table-cell>
          <table:table-cell office:value-type="float" office:value="87.2493416666667" calcext:value-type="float">
            <text:p>87.2493416667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7.7228361111111" calcext:value-type="float">
            <text:p>27.7228361111</text:p>
          </table:table-cell>
          <table:table-cell office:value-type="float" office:value="87.2493444444445" calcext:value-type="float">
            <text:p>87.2493444444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7.7245277777778" calcext:value-type="float">
            <text:p>27.7245277778</text:p>
          </table:table-cell>
          <table:table-cell office:value-type="float" office:value="87.2489944444444" calcext:value-type="float">
            <text:p>87.2489944444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27.7239638888889" calcext:value-type="float">
            <text:p>27.7239638889</text:p>
          </table:table-cell>
          <table:table-cell office:value-type="float" office:value="87.2490055555556" calcext:value-type="float">
            <text:p>87.2490055556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27.7242472222222" calcext:value-type="float">
            <text:p>27.7242472222</text:p>
          </table:table-cell>
          <table:table-cell office:value-type="float" office:value="87.249" calcext:value-type="float">
            <text:p>87.249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27.7250972222222" calcext:value-type="float">
            <text:p>27.7250972222</text:p>
          </table:table-cell>
          <table:table-cell office:value-type="float" office:value="87.2493083333333" calcext:value-type="float">
            <text:p>87.2493083333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27.7256638888889" calcext:value-type="float">
            <text:p>27.7256638889</text:p>
          </table:table-cell>
          <table:table-cell office:value-type="float" office:value="87.2493" calcext:value-type="float">
            <text:p>87.249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27.7253805555556" calcext:value-type="float">
            <text:p>27.7253805556</text:p>
          </table:table-cell>
          <table:table-cell office:value-type="float" office:value="87.2493055555556" calcext:value-type="float">
            <text:p>87.2493055556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27.7248138888889" calcext:value-type="float">
            <text:p>27.7248138889</text:p>
          </table:table-cell>
          <table:table-cell office:value-type="float" office:value="87.2493138888889" calcext:value-type="float">
            <text:p>87.2493138889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27.7265138888889" calcext:value-type="float">
            <text:p>27.7265138889</text:p>
          </table:table-cell>
          <table:table-cell office:value-type="float" office:value="87.2496111111111" calcext:value-type="float">
            <text:p>87.2496111111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7.7262333333333" calcext:value-type="float">
            <text:p>27.7262333333</text:p>
          </table:table-cell>
          <table:table-cell office:value-type="float" office:value="87.2496138888889" calcext:value-type="float">
            <text:p>87.2496138889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7.72595" calcext:value-type="float">
            <text:p>27.72595</text:p>
          </table:table-cell>
          <table:table-cell office:value-type="float" office:value="87.2496194444445" calcext:value-type="float">
            <text:p>87.2496194444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27.7282138888889" calcext:value-type="float">
            <text:p>27.7282138889</text:p>
          </table:table-cell>
          <table:table-cell office:value-type="float" office:value="87.2499055555556" calcext:value-type="float">
            <text:p>87.2499055556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7.7290666666667" calcext:value-type="float">
            <text:p>27.7290666667</text:p>
          </table:table-cell>
          <table:table-cell office:value-type="float" office:value="87.2502166666667" calcext:value-type="float">
            <text:p>87.2502166667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7.6647805555556" calcext:value-type="float">
            <text:p>27.6647805556</text:p>
          </table:table-cell>
          <table:table-cell office:value-type="float" office:value="87.61405" calcext:value-type="float">
            <text:p>87.61405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7.72935" calcext:value-type="float">
            <text:p>27.72935</text:p>
          </table:table-cell>
          <table:table-cell office:value-type="float" office:value="87.2502111111111" calcext:value-type="float">
            <text:p>87.2502111111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7.6647944444444" calcext:value-type="float">
            <text:p>27.6647944444</text:p>
          </table:table-cell>
          <table:table-cell office:value-type="float" office:value="87.6153416666667" calcext:value-type="float">
            <text:p>87.6153416667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7.7279305555556" calcext:value-type="float">
            <text:p>27.7279305556</text:p>
          </table:table-cell>
          <table:table-cell office:value-type="float" office:value="87.2499111111111" calcext:value-type="float">
            <text:p>87.2499111111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7.6645083333333" calcext:value-type="float">
            <text:p>27.6645083333</text:p>
          </table:table-cell>
          <table:table-cell office:value-type="float" office:value="87.6150222222222" calcext:value-type="float">
            <text:p>87.6150222222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7.6647972222222" calcext:value-type="float">
            <text:p>27.6647972222</text:p>
          </table:table-cell>
          <table:table-cell office:value-type="float" office:value="87.6156638888889" calcext:value-type="float">
            <text:p>87.6156638889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7.7307666666667" calcext:value-type="float">
            <text:p>27.7307666667</text:p>
          </table:table-cell>
          <table:table-cell office:value-type="float" office:value="87.2505111111111" calcext:value-type="float">
            <text:p>87.2505111111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7.7296305555556" calcext:value-type="float">
            <text:p>27.7296305556</text:p>
          </table:table-cell>
          <table:table-cell office:value-type="float" office:value="87.2502055555556" calcext:value-type="float">
            <text:p>87.2502055556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7.6648" calcext:value-type="float">
            <text:p>27.6648</text:p>
          </table:table-cell>
          <table:table-cell office:value-type="float" office:value="87.6159861111111" calcext:value-type="float">
            <text:p>87.6159861111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7.7287833333333" calcext:value-type="float">
            <text:p>27.7287833333</text:p>
          </table:table-cell>
          <table:table-cell office:value-type="float" office:value="87.2502194444444" calcext:value-type="float">
            <text:p>87.2502194444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27.6647833333333" calcext:value-type="float">
            <text:p>27.6647833333</text:p>
          </table:table-cell>
          <table:table-cell office:value-type="float" office:value="87.6143722222222" calcext:value-type="float">
            <text:p>87.6143722222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7.6645027777778" calcext:value-type="float">
            <text:p>27.6645027778</text:p>
          </table:table-cell>
          <table:table-cell office:value-type="float" office:value="87.6146972222222" calcext:value-type="float">
            <text:p>87.6146972222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7.72765" calcext:value-type="float">
            <text:p>27.72765</text:p>
          </table:table-cell>
          <table:table-cell office:value-type="float" office:value="87.2499138888889" calcext:value-type="float">
            <text:p>87.2499138889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7.7302" calcext:value-type="float">
            <text:p>27.7302</text:p>
          </table:table-cell>
          <table:table-cell office:value-type="float" office:value="87.2505222222222" calcext:value-type="float">
            <text:p>87.2505222222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.7285" calcext:value-type="float">
            <text:p>27.7285</text:p>
          </table:table-cell>
          <table:table-cell office:value-type="float" office:value="87.250225" calcext:value-type="float">
            <text:p>87.250225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.6650861111111" calcext:value-type="float">
            <text:p>27.6650861111</text:p>
          </table:table-cell>
          <table:table-cell office:value-type="float" office:value="87.6163055555556" calcext:value-type="float">
            <text:p>87.6163055556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.7273666666667" calcext:value-type="float">
            <text:p>27.7273666667</text:p>
          </table:table-cell>
          <table:table-cell office:value-type="float" office:value="87.2499194444444" calcext:value-type="float">
            <text:p>87.2499194444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27.7299194444444" calcext:value-type="float">
            <text:p>27.7299194444</text:p>
          </table:table-cell>
          <table:table-cell office:value-type="float" office:value="87.250525" calcext:value-type="float">
            <text:p>87.25052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.6650583333333" calcext:value-type="float">
            <text:p>27.6650583333</text:p>
          </table:table-cell>
          <table:table-cell office:value-type="float" office:value="87.6137222222222" calcext:value-type="float">
            <text:p>87.6137222222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.7268027777778" calcext:value-type="float">
            <text:p>27.7268027778</text:p>
          </table:table-cell>
          <table:table-cell office:value-type="float" office:value="87.2499277777778" calcext:value-type="float">
            <text:p>87.2499277778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27.7321861111111" calcext:value-type="float">
            <text:p>27.7321861111</text:p>
          </table:table-cell>
          <table:table-cell office:value-type="float" office:value="87.2511361111111" calcext:value-type="float">
            <text:p>87.2511361111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7.7319055555556" calcext:value-type="float">
            <text:p>27.7319055556</text:p>
          </table:table-cell>
          <table:table-cell office:value-type="float" office:value="87.2511388888889" calcext:value-type="float">
            <text:p>87.2511388889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7.7316222222222" calcext:value-type="float">
            <text:p>27.7316222222</text:p>
          </table:table-cell>
          <table:table-cell office:value-type="float" office:value="87.2511444444445" calcext:value-type="float">
            <text:p>87.2511444444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7.7270833333333" calcext:value-type="float">
            <text:p>27.7270833333</text:p>
          </table:table-cell>
          <table:table-cell office:value-type="float" office:value="87.249925" calcext:value-type="float">
            <text:p>87.249925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7.7324694444444" calcext:value-type="float">
            <text:p>27.7324694444</text:p>
          </table:table-cell>
          <table:table-cell office:value-type="float" office:value="87.2511305555556" calcext:value-type="float">
            <text:p>87.2511305556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7.6650888888889" calcext:value-type="float">
            <text:p>27.6650888889</text:p>
          </table:table-cell>
          <table:table-cell office:value-type="float" office:value="87.6166305555556" calcext:value-type="float">
            <text:p>87.6166305556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27.6653388888889" calcext:value-type="float">
            <text:p>27.6653388889</text:p>
          </table:table-cell>
          <table:table-cell office:value-type="float" office:value="87.6133944444444" calcext:value-type="float">
            <text:p>87.6133944444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7.7327555555556" calcext:value-type="float">
            <text:p>27.7327555556</text:p>
          </table:table-cell>
          <table:table-cell office:value-type="float" office:value="87.25145" calcext:value-type="float">
            <text:p>87.25145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27.6653361111111" calcext:value-type="float">
            <text:p>27.6653361111</text:p>
          </table:table-cell>
          <table:table-cell office:value-type="float" office:value="87.6130722222222" calcext:value-type="float">
            <text:p>87.6130722222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27.7352944444444" calcext:value-type="float">
            <text:p>27.7352944444</text:p>
          </table:table-cell>
          <table:table-cell office:value-type="float" office:value="87.2510861111111" calcext:value-type="float">
            <text:p>87.2510861111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27.7347305555556" calcext:value-type="float">
            <text:p>27.7347305556</text:p>
          </table:table-cell>
          <table:table-cell office:value-type="float" office:value="87.2510944444445" calcext:value-type="float">
            <text:p>87.2510944444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7.7350138888889" calcext:value-type="float">
            <text:p>27.7350138889</text:p>
          </table:table-cell>
          <table:table-cell office:value-type="float" office:value="87.2510916666667" calcext:value-type="float">
            <text:p>87.2510916667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7.6656138888889" calcext:value-type="float">
            <text:p>27.6656138889</text:p>
          </table:table-cell>
          <table:table-cell office:value-type="float" office:value="87.6127444444444" calcext:value-type="float">
            <text:p>87.6127444444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7.6601944444444" calcext:value-type="float">
            <text:p>27.6601944444</text:p>
          </table:table-cell>
          <table:table-cell office:value-type="float" office:value="87.6076444444444" calcext:value-type="float">
            <text:p>87.6076444444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7.7392361111111" calcext:value-type="float">
            <text:p>27.7392361111</text:p>
          </table:table-cell>
          <table:table-cell office:value-type="float" office:value="87.2497305555556" calcext:value-type="float">
            <text:p>87.2497305556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7.7389527777778" calcext:value-type="float">
            <text:p>27.7389527778</text:p>
          </table:table-cell>
          <table:table-cell office:value-type="float" office:value="87.2497361111111" calcext:value-type="float">
            <text:p>87.2497361111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27.6599055555556" calcext:value-type="float">
            <text:p>27.6599055556</text:p>
          </table:table-cell>
          <table:table-cell office:value-type="float" office:value="87.6070027777778" calcext:value-type="float">
            <text:p>87.6070027778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7.7383916666667" calcext:value-type="float">
            <text:p>27.7383916667</text:p>
          </table:table-cell>
          <table:table-cell office:value-type="float" office:value="87.2500666666667" calcext:value-type="float">
            <text:p>87.2500666667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7.738675" calcext:value-type="float">
            <text:p>27.738675</text:p>
          </table:table-cell>
          <table:table-cell office:value-type="float" office:value="87.2500611111111" calcext:value-type="float">
            <text:p>87.2500611111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7.6658944444444" calcext:value-type="float">
            <text:p>27.6658944444</text:p>
          </table:table-cell>
          <table:table-cell office:value-type="float" office:value="87.6124194444444" calcext:value-type="float">
            <text:p>87.6124194444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7.665375" calcext:value-type="float">
            <text:p>27.665375</text:p>
          </table:table-cell>
          <table:table-cell office:value-type="float" office:value="87.61695" calcext:value-type="float">
            <text:p>87.61695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27.6601888888889" calcext:value-type="float">
            <text:p>27.6601888889</text:p>
          </table:table-cell>
          <table:table-cell office:value-type="float" office:value="87.6073222222222" calcext:value-type="float">
            <text:p>87.6073222222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7.6599" calcext:value-type="float">
            <text:p>27.6599</text:p>
          </table:table-cell>
          <table:table-cell office:value-type="float" office:value="87.6066805555555" calcext:value-type="float">
            <text:p>87.6066805556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7.6596138888889" calcext:value-type="float">
            <text:p>27.6596138889</text:p>
          </table:table-cell>
          <table:table-cell office:value-type="float" office:value="87.6063611111111" calcext:value-type="float">
            <text:p>87.6063611111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27.6607611111111" calcext:value-type="float">
            <text:p>27.6607611111</text:p>
          </table:table-cell>
          <table:table-cell office:value-type="float" office:value="87.6079611111111" calcext:value-type="float">
            <text:p>87.6079611111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7.7409361111111" calcext:value-type="float">
            <text:p>27.7409361111</text:p>
          </table:table-cell>
          <table:table-cell office:value-type="float" office:value="87.250025" calcext:value-type="float">
            <text:p>87.250025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27.660475" calcext:value-type="float">
            <text:p>27.660475</text:p>
          </table:table-cell>
          <table:table-cell office:value-type="float" office:value="87.6076416666667" calcext:value-type="float">
            <text:p>87.6076416667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27.349275" calcext:value-type="float">
            <text:p>27.349275</text:p>
          </table:table-cell>
          <table:table-cell office:value-type="float" office:value="87.9321166666667" calcext:value-type="float">
            <text:p>87.9321166667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27.6658916666667" calcext:value-type="float">
            <text:p>27.6658916667</text:p>
          </table:table-cell>
          <table:table-cell office:value-type="float" office:value="87.6120972222222" calcext:value-type="float">
            <text:p>87.6120972222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27.3492722222222" calcext:value-type="float">
            <text:p>27.3492722222</text:p>
          </table:table-cell>
          <table:table-cell office:value-type="float" office:value="87.9317944444444" calcext:value-type="float">
            <text:p>87.9317944444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27.7412222222222" calcext:value-type="float">
            <text:p>27.7412222222</text:p>
          </table:table-cell>
          <table:table-cell office:value-type="float" office:value="87.2503444444444" calcext:value-type="float">
            <text:p>87.2503444444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27.6596111111111" calcext:value-type="float">
            <text:p>27.6596111111</text:p>
          </table:table-cell>
          <table:table-cell office:value-type="float" office:value="87.6060361111111" calcext:value-type="float">
            <text:p>87.6060361111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27.3492694444444" calcext:value-type="float">
            <text:p>27.3492694444</text:p>
          </table:table-cell>
          <table:table-cell office:value-type="float" office:value="87.9314722222222" calcext:value-type="float">
            <text:p>87.9314722222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27.6168555555556" calcext:value-type="float">
            <text:p>27.6168555556</text:p>
          </table:table-cell>
          <table:table-cell office:value-type="float" office:value="87.4651305555556" calcext:value-type="float">
            <text:p>87.4651305556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27.3492666666667" calcext:value-type="float">
            <text:p>27.3492666667</text:p>
          </table:table-cell>
          <table:table-cell office:value-type="float" office:value="87.93115" calcext:value-type="float">
            <text:p>87.93115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27.6596083333333" calcext:value-type="float">
            <text:p>27.6596083333</text:p>
          </table:table-cell>
          <table:table-cell office:value-type="float" office:value="87.6057138888889" calcext:value-type="float">
            <text:p>87.6057138889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27.6165722222222" calcext:value-type="float">
            <text:p>27.6165722222</text:p>
          </table:table-cell>
          <table:table-cell office:value-type="float" office:value="87.4651361111111" calcext:value-type="float">
            <text:p>87.4651361111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7.6653777777778" calcext:value-type="float">
            <text:p>27.6653777778</text:p>
          </table:table-cell>
          <table:table-cell office:value-type="float" office:value="87.6172722222222" calcext:value-type="float">
            <text:p>87.6172722222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27.3495583333333" calcext:value-type="float">
            <text:p>27.3495583333</text:p>
          </table:table-cell>
          <table:table-cell office:value-type="float" office:value="87.9324361111111" calcext:value-type="float">
            <text:p>87.9324361111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27.3492638888889" calcext:value-type="float">
            <text:p>27.3492638889</text:p>
          </table:table-cell>
          <table:table-cell office:value-type="float" office:value="87.9308277777778" calcext:value-type="float">
            <text:p>87.9308277778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27.6596055555556" calcext:value-type="float">
            <text:p>27.6596055556</text:p>
          </table:table-cell>
          <table:table-cell office:value-type="float" office:value="87.6053916666667" calcext:value-type="float">
            <text:p>87.6053916667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27.6783361111111" calcext:value-type="float">
            <text:p>27.6783361111</text:p>
          </table:table-cell>
          <table:table-cell office:value-type="float" office:value="87.7001527777778" calcext:value-type="float">
            <text:p>87.7001527778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27.6786194444444" calcext:value-type="float">
            <text:p>27.6786194444</text:p>
          </table:table-cell>
          <table:table-cell office:value-type="float" office:value="87.7004722222222" calcext:value-type="float">
            <text:p>87.7004722222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27.3492611111111" calcext:value-type="float">
            <text:p>27.3492611111</text:p>
          </table:table-cell>
          <table:table-cell office:value-type="float" office:value="87.9305055555556" calcext:value-type="float">
            <text:p>87.9305055556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7.6171361111111" calcext:value-type="float">
            <text:p>27.6171361111</text:p>
          </table:table-cell>
          <table:table-cell office:value-type="float" office:value="87.4651277777778" calcext:value-type="float">
            <text:p>87.4651277778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7.6789027777778" calcext:value-type="float">
            <text:p>27.6789027778</text:p>
          </table:table-cell>
          <table:table-cell office:value-type="float" office:value="87.7004694444445" calcext:value-type="float">
            <text:p>87.7004694444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7.6162861111111" calcext:value-type="float">
            <text:p>27.6162861111</text:p>
          </table:table-cell>
          <table:table-cell office:value-type="float" office:value="87.4648166666667" calcext:value-type="float">
            <text:p>87.4648166667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7.3495611111111" calcext:value-type="float">
            <text:p>27.3495611111</text:p>
          </table:table-cell>
          <table:table-cell office:value-type="float" office:value="87.9327583333333" calcext:value-type="float">
            <text:p>87.9327583333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7.6780527777778" calcext:value-type="float">
            <text:p>27.6780527778</text:p>
          </table:table-cell>
          <table:table-cell office:value-type="float" office:value="87.7001555555556" calcext:value-type="float">
            <text:p>87.7001555556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7.6160027777778" calcext:value-type="float">
            <text:p>27.6160027778</text:p>
          </table:table-cell>
          <table:table-cell office:value-type="float" office:value="87.4648194444444" calcext:value-type="float">
            <text:p>87.4648194444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27.6610444444444" calcext:value-type="float">
            <text:p>27.6610444444</text:p>
          </table:table-cell>
          <table:table-cell office:value-type="float" office:value="87.6079583333333" calcext:value-type="float">
            <text:p>87.6079583333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27.3492583333333" calcext:value-type="float">
            <text:p>27.3492583333</text:p>
          </table:table-cell>
          <table:table-cell office:value-type="float" office:value="87.9301833333333" calcext:value-type="float">
            <text:p>87.9301833333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27.6596027777778" calcext:value-type="float">
            <text:p>27.6596027778</text:p>
          </table:table-cell>
          <table:table-cell office:value-type="float" office:value="87.6050666666667" calcext:value-type="float">
            <text:p>87.6050666667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27.6791888888889" calcext:value-type="float">
            <text:p>27.6791888889</text:p>
          </table:table-cell>
          <table:table-cell office:value-type="float" office:value="87.7007888888889" calcext:value-type="float">
            <text:p>87.7007888889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27.7418" calcext:value-type="float">
            <text:p>27.7418</text:p>
          </table:table-cell>
          <table:table-cell office:value-type="float" office:value="87.2513055555556" calcext:value-type="float">
            <text:p>87.2513055556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27.6777694444444" calcext:value-type="float">
            <text:p>27.6777694444</text:p>
          </table:table-cell>
          <table:table-cell office:value-type="float" office:value="87.7001611111111" calcext:value-type="float">
            <text:p>87.7001611111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27.6661722222222" calcext:value-type="float">
            <text:p>27.6661722222</text:p>
          </table:table-cell>
          <table:table-cell office:value-type="float" office:value="87.6117694444444" calcext:value-type="float">
            <text:p>87.6117694444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7.6593166666667" calcext:value-type="float">
            <text:p>27.6593166667</text:p>
          </table:table-cell>
          <table:table-cell office:value-type="float" office:value="87.6047472222222" calcext:value-type="float">
            <text:p>87.6047472222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27.6774861111111" calcext:value-type="float">
            <text:p>27.6774861111</text:p>
          </table:table-cell>
          <table:table-cell office:value-type="float" office:value="87.7001638888889" calcext:value-type="float">
            <text:p>87.7001638889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27.6664666666667" calcext:value-type="float">
            <text:p>27.6664666667</text:p>
          </table:table-cell>
          <table:table-cell office:value-type="float" office:value="87.6708916666667" calcext:value-type="float">
            <text:p>87.6708916667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7.6519194444444" calcext:value-type="float">
            <text:p>27.6519194444</text:p>
          </table:table-cell>
          <table:table-cell office:value-type="float" office:value="87.6571777777778" calcext:value-type="float">
            <text:p>87.6571777778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27.6729472222222" calcext:value-type="float">
            <text:p>27.6729472222</text:p>
          </table:table-cell>
          <table:table-cell office:value-type="float" office:value="87.6982777777778" calcext:value-type="float">
            <text:p>87.6982777778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27.6791916666667" calcext:value-type="float">
            <text:p>27.6791916667</text:p>
          </table:table-cell>
          <table:table-cell office:value-type="float" office:value="87.7011138888889" calcext:value-type="float">
            <text:p>87.7011138889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27.6174194444444" calcext:value-type="float">
            <text:p>27.6174194444</text:p>
          </table:table-cell>
          <table:table-cell office:value-type="float" office:value="87.4651222222222" calcext:value-type="float">
            <text:p>87.4651222222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27.6732277777778" calcext:value-type="float">
            <text:p>27.6732277778</text:p>
          </table:table-cell>
          <table:table-cell office:value-type="float" office:value="87.698275" calcext:value-type="float">
            <text:p>87.698275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27.7420861111111" calcext:value-type="float">
            <text:p>27.7420861111</text:p>
          </table:table-cell>
          <table:table-cell office:value-type="float" office:value="87.251625" calcext:value-type="float">
            <text:p>87.251625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27.6772055555556" calcext:value-type="float">
            <text:p>27.6772055556</text:p>
          </table:table-cell>
          <table:table-cell office:value-type="float" office:value="87.7001666666667" calcext:value-type="float">
            <text:p>87.7001666667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27.6473777777778" calcext:value-type="float">
            <text:p>27.6473777778</text:p>
          </table:table-cell>
          <table:table-cell office:value-type="float" office:value="87.6552944444445" calcext:value-type="float">
            <text:p>87.6552944444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27.6735111111111" calcext:value-type="float">
            <text:p>27.6735111111</text:p>
          </table:table-cell>
          <table:table-cell office:value-type="float" office:value="87.6982722222222" calcext:value-type="float">
            <text:p>87.6982722222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27.616" calcext:value-type="float">
            <text:p>27.616</text:p>
          </table:table-cell>
          <table:table-cell office:value-type="float" office:value="87.4644972222222" calcext:value-type="float">
            <text:p>87.4644972222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27.6791944444444" calcext:value-type="float">
            <text:p>27.6791944444</text:p>
          </table:table-cell>
          <table:table-cell office:value-type="float" office:value="87.7014361111111" calcext:value-type="float">
            <text:p>87.7014361111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27.6593138888889" calcext:value-type="float">
            <text:p>27.6593138889</text:p>
          </table:table-cell>
          <table:table-cell office:value-type="float" office:value="87.604425" calcext:value-type="float">
            <text:p>87.60442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27.6769194444444" calcext:value-type="float">
            <text:p>27.6769194444</text:p>
          </table:table-cell>
          <table:table-cell office:value-type="float" office:value="87.6998472222222" calcext:value-type="float">
            <text:p>87.6998472222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27.6726666666667" calcext:value-type="float">
            <text:p>27.6726666667</text:p>
          </table:table-cell>
          <table:table-cell office:value-type="float" office:value="87.6986055555556" calcext:value-type="float">
            <text:p>87.6986055556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27.6518972222222" calcext:value-type="float">
            <text:p>27.6518972222</text:p>
          </table:table-cell>
          <table:table-cell office:value-type="float" office:value="87.6261638888889" calcext:value-type="float">
            <text:p>87.6261638889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27.661325" calcext:value-type="float">
            <text:p>27.661325</text:p>
          </table:table-cell>
          <table:table-cell office:value-type="float" office:value="87.6076305555555" calcext:value-type="float">
            <text:p>87.6076305556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27.6723833333333" calcext:value-type="float">
            <text:p>27.6723833333</text:p>
          </table:table-cell>
          <table:table-cell office:value-type="float" office:value="87.6986083333333" calcext:value-type="float">
            <text:p>87.6986083333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27.6737944444444" calcext:value-type="float">
            <text:p>27.6737944444</text:p>
          </table:table-cell>
          <table:table-cell office:value-type="float" office:value="87.6982694444444" calcext:value-type="float">
            <text:p>87.6982694444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27.6522027777778" calcext:value-type="float">
            <text:p>27.6522027778</text:p>
          </table:table-cell>
          <table:table-cell office:value-type="float" office:value="87.6571722222222" calcext:value-type="float">
            <text:p>87.6571722222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27.621325" calcext:value-type="float">
            <text:p>27.621325</text:p>
          </table:table-cell>
          <table:table-cell office:value-type="float" office:value="87.7098694444445" calcext:value-type="float">
            <text:p>87.709869444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27.3495388888889" calcext:value-type="float">
            <text:p>27.3495388889</text:p>
          </table:table-cell>
          <table:table-cell office:value-type="float" office:value="87.9298583333333" calcext:value-type="float">
            <text:p>87.9298583333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27.6740777777778" calcext:value-type="float">
            <text:p>27.6740777778</text:p>
          </table:table-cell>
          <table:table-cell office:value-type="float" office:value="87.6982638888889" calcext:value-type="float">
            <text:p>87.6982638889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27.6479472222222" calcext:value-type="float">
            <text:p>27.6479472222</text:p>
          </table:table-cell>
          <table:table-cell office:value-type="float" office:value="87.6556083333333" calcext:value-type="float">
            <text:p>87.6556083333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27.6752111111111" calcext:value-type="float">
            <text:p>27.6752111111</text:p>
          </table:table-cell>
          <table:table-cell office:value-type="float" office:value="87.698575" calcext:value-type="float">
            <text:p>87.698575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27.6749277777778" calcext:value-type="float">
            <text:p>27.6749277778</text:p>
          </table:table-cell>
          <table:table-cell office:value-type="float" office:value="87.6985777777778" calcext:value-type="float">
            <text:p>87.6985777778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27.6743583333333" calcext:value-type="float">
            <text:p>27.6743583333</text:p>
          </table:table-cell>
          <table:table-cell office:value-type="float" office:value="87.6982611111111" calcext:value-type="float">
            <text:p>87.6982611111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27.6766361111111" calcext:value-type="float">
            <text:p>27.6766361111</text:p>
          </table:table-cell>
          <table:table-cell office:value-type="float" office:value="87.69985" calcext:value-type="float">
            <text:p>87.69985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7.6757777777778" calcext:value-type="float">
            <text:p>27.6757777778</text:p>
          </table:table-cell>
          <table:table-cell office:value-type="float" office:value="87.6988916666667" calcext:value-type="float">
            <text:p>87.6988916667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7.6476611111111" calcext:value-type="float">
            <text:p>27.6476611111</text:p>
          </table:table-cell>
          <table:table-cell office:value-type="float" office:value="87.6552888888889" calcext:value-type="float">
            <text:p>87.6552888889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7.647375" calcext:value-type="float">
            <text:p>27.647375</text:p>
          </table:table-cell>
          <table:table-cell office:value-type="float" office:value="87.6549694444445" calcext:value-type="float">
            <text:p>87.6549694444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7.6754972222222" calcext:value-type="float">
            <text:p>27.6754972222</text:p>
          </table:table-cell>
          <table:table-cell office:value-type="float" office:value="87.6988944444445" calcext:value-type="float">
            <text:p>87.6988944444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27.6848138888889" calcext:value-type="float">
            <text:p>27.6848138889</text:p>
          </table:table-cell>
          <table:table-cell office:value-type="float" office:value="87.6978138888889" calcext:value-type="float">
            <text:p>87.6978138889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27.6746444444444" calcext:value-type="float">
            <text:p>27.6746444444</text:p>
          </table:table-cell>
          <table:table-cell office:value-type="float" office:value="87.6985805555556" calcext:value-type="float">
            <text:p>87.6985805556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27.6794805555556" calcext:value-type="float">
            <text:p>27.6794805556</text:p>
          </table:table-cell>
          <table:table-cell office:value-type="float" office:value="87.7017555555556" calcext:value-type="float">
            <text:p>87.7017555556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27.6661666666667" calcext:value-type="float">
            <text:p>27.6661666667</text:p>
          </table:table-cell>
          <table:table-cell office:value-type="float" office:value="87.6114472222222" calcext:value-type="float">
            <text:p>87.6114472222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27.67635" calcext:value-type="float">
            <text:p>27.67635</text:p>
          </table:table-cell>
          <table:table-cell office:value-type="float" office:value="87.6995305555556" calcext:value-type="float">
            <text:p>87.6995305556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27.6760638888889" calcext:value-type="float">
            <text:p>27.6760638889</text:p>
          </table:table-cell>
          <table:table-cell office:value-type="float" office:value="87.6992111111111" calcext:value-type="float">
            <text:p>87.6992111111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27.6656638888889" calcext:value-type="float">
            <text:p>27.6656638889</text:p>
          </table:table-cell>
          <table:table-cell office:value-type="float" office:value="87.6175916666667" calcext:value-type="float">
            <text:p>87.6175916667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27.3495361111111" calcext:value-type="float">
            <text:p>27.3495361111</text:p>
          </table:table-cell>
          <table:table-cell office:value-type="float" office:value="87.9295361111111" calcext:value-type="float">
            <text:p>87.9295361111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27.6848111111111" calcext:value-type="float">
            <text:p>27.6848111111</text:p>
          </table:table-cell>
          <table:table-cell office:value-type="float" office:value="87.6974916666667" calcext:value-type="float">
            <text:p>87.6974916667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27.6516138888889" calcext:value-type="float">
            <text:p>27.6516138889</text:p>
          </table:table-cell>
          <table:table-cell office:value-type="float" office:value="87.6261666666667" calcext:value-type="float">
            <text:p>87.6261666667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27.6851" calcext:value-type="float">
            <text:p>27.6851</text:p>
          </table:table-cell>
          <table:table-cell office:value-type="float" office:value="87.6981333333333" calcext:value-type="float">
            <text:p>87.6981333333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27.6664638888889" calcext:value-type="float">
            <text:p>27.6664638889</text:p>
          </table:table-cell>
          <table:table-cell office:value-type="float" office:value="87.6705694444444" calcext:value-type="float">
            <text:p>87.6705694444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27.6721055555556" calcext:value-type="float">
            <text:p>27.6721055556</text:p>
          </table:table-cell>
          <table:table-cell office:value-type="float" office:value="87.6989333333333" calcext:value-type="float">
            <text:p>87.6989333333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27.6794833333333" calcext:value-type="float">
            <text:p>27.6794833333</text:p>
          </table:table-cell>
          <table:table-cell office:value-type="float" office:value="87.7020777777778" calcext:value-type="float">
            <text:p>87.7020777778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27.6987583333333" calcext:value-type="float">
            <text:p>27.6987583333</text:p>
          </table:table-cell>
          <table:table-cell office:value-type="float" office:value="87.5641722222222" calcext:value-type="float">
            <text:p>87.5641722222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27.6667527777778" calcext:value-type="float">
            <text:p>27.6667527778</text:p>
          </table:table-cell>
          <table:table-cell office:value-type="float" office:value="87.6712111111111" calcext:value-type="float">
            <text:p>87.6712111111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27.6593083333333" calcext:value-type="float">
            <text:p>27.6593083333</text:p>
          </table:table-cell>
          <table:table-cell office:value-type="float" office:value="87.6041027777778" calcext:value-type="float">
            <text:p>87.6041027778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27.6482277777778" calcext:value-type="float">
            <text:p>27.6482277778</text:p>
          </table:table-cell>
          <table:table-cell office:value-type="float" office:value="87.6556055555556" calcext:value-type="float">
            <text:p>87.6556055556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27.6987611111111" calcext:value-type="float">
            <text:p>27.6987611111</text:p>
          </table:table-cell>
          <table:table-cell office:value-type="float" office:value="87.5644972222222" calcext:value-type="float">
            <text:p>87.5644972222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27.3498472222222" calcext:value-type="float">
            <text:p>27.3498472222</text:p>
          </table:table-cell>
          <table:table-cell office:value-type="float" office:value="87.9330777777778" calcext:value-type="float">
            <text:p>87.9330777778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27.6987555555556" calcext:value-type="float">
            <text:p>27.6987555556</text:p>
          </table:table-cell>
          <table:table-cell office:value-type="float" office:value="87.56385" calcext:value-type="float">
            <text:p>87.56385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27.6987666666667" calcext:value-type="float">
            <text:p>27.6987666667</text:p>
          </table:table-cell>
          <table:table-cell office:value-type="float" office:value="87.5648194444444" calcext:value-type="float">
            <text:p>87.5648194444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27.6794861111111" calcext:value-type="float">
            <text:p>27.6794861111</text:p>
          </table:table-cell>
          <table:table-cell office:value-type="float" office:value="87.7024027777778" calcext:value-type="float">
            <text:p>87.7024027778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177027777778" calcext:value-type="float">
            <text:p>27.6177027778</text:p>
          </table:table-cell>
          <table:table-cell office:value-type="float" office:value="87.4651194444444" calcext:value-type="float">
            <text:p>87.4651194444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513333333333" calcext:value-type="float">
            <text:p>27.6513333333</text:p>
          </table:table-cell>
          <table:table-cell office:value-type="float" office:value="87.6261722222222" calcext:value-type="float">
            <text:p>87.6261722222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853861111111" calcext:value-type="float">
            <text:p>27.6853861111</text:p>
          </table:table-cell>
          <table:table-cell office:value-type="float" office:value="87.6984555555556" calcext:value-type="float">
            <text:p>87.6984555556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848083333333" calcext:value-type="float">
            <text:p>27.6848083333</text:p>
          </table:table-cell>
          <table:table-cell office:value-type="float" office:value="87.6971694444444" calcext:value-type="float">
            <text:p>87.6971694444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987694444444" calcext:value-type="float">
            <text:p>27.6987694444</text:p>
          </table:table-cell>
          <table:table-cell office:value-type="float" office:value="87.5651416666667" calcext:value-type="float">
            <text:p>87.5651416667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27.6987722222222" calcext:value-type="float">
            <text:p>27.6987722222</text:p>
          </table:table-cell>
          <table:table-cell office:value-type="float" office:value="87.5654666666667" calcext:value-type="float">
            <text:p>87.5654666667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27.6216055555556" calcext:value-type="float">
            <text:p>27.6216055556</text:p>
          </table:table-cell>
          <table:table-cell office:value-type="float" office:value="87.7098666666667" calcext:value-type="float">
            <text:p>87.7098666667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27.6210444444444" calcext:value-type="float">
            <text:p>27.6210444444</text:p>
          </table:table-cell>
          <table:table-cell office:value-type="float" office:value="87.7101972222222" calcext:value-type="float">
            <text:p>87.7101972222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27.6524833333333" calcext:value-type="float">
            <text:p>27.6524833333</text:p>
          </table:table-cell>
          <table:table-cell office:value-type="float" office:value="87.6571694444445" calcext:value-type="float">
            <text:p>87.6571694444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27.6718222222222" calcext:value-type="float">
            <text:p>27.6718222222</text:p>
          </table:table-cell>
          <table:table-cell office:value-type="float" office:value="87.6989388888889" calcext:value-type="float">
            <text:p>87.6989388889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27.698775" calcext:value-type="float">
            <text:p>27.698775</text:p>
          </table:table-cell>
          <table:table-cell office:value-type="float" office:value="87.5657888888889" calcext:value-type="float">
            <text:p>87.5657888889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27.6616055555556" calcext:value-type="float">
            <text:p>27.6616055556</text:p>
          </table:table-cell>
          <table:table-cell office:value-type="float" office:value="87.6076277777778" calcext:value-type="float">
            <text:p>87.6076277778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7.65105" calcext:value-type="float">
            <text:p>27.65105</text:p>
          </table:table-cell>
          <table:table-cell office:value-type="float" office:value="87.626175" calcext:value-type="float">
            <text:p>87.626175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7.7423722222222" calcext:value-type="float">
            <text:p>27.7423722222</text:p>
          </table:table-cell>
          <table:table-cell office:value-type="float" office:value="87.2519444444444" calcext:value-type="float">
            <text:p>87.251944444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27.6879222222222" calcext:value-type="float">
            <text:p>27.6879222222</text:p>
          </table:table-cell>
          <table:table-cell office:value-type="float" office:value="87.5549444444444" calcext:value-type="float">
            <text:p>87.554944444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27.6485111111111" calcext:value-type="float">
            <text:p>27.6485111111</text:p>
          </table:table-cell>
          <table:table-cell office:value-type="float" office:value="87.6556027777778" calcext:value-type="float">
            <text:p>87.6556027778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27.6794888888889" calcext:value-type="float">
            <text:p>27.6794888889</text:p>
          </table:table-cell>
          <table:table-cell office:value-type="float" office:value="87.702725" calcext:value-type="float">
            <text:p>87.702725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27.6524666666667" calcext:value-type="float">
            <text:p>27.6524666667</text:p>
          </table:table-cell>
          <table:table-cell office:value-type="float" office:value="87.6264805555556" calcext:value-type="float">
            <text:p>87.6264805556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7.6507666666667" calcext:value-type="float">
            <text:p>27.6507666667</text:p>
          </table:table-cell>
          <table:table-cell office:value-type="float" office:value="87.6261777777778" calcext:value-type="float">
            <text:p>87.6261777778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7.6661638888889" calcext:value-type="float">
            <text:p>27.6661638889</text:p>
          </table:table-cell>
          <table:table-cell office:value-type="float" office:value="87.6111222222222" calcext:value-type="float">
            <text:p>87.6111222222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27.3498166666667" calcext:value-type="float">
            <text:p>27.3498166667</text:p>
          </table:table-cell>
          <table:table-cell office:value-type="float" office:value="87.9292111111111" calcext:value-type="float">
            <text:p>87.9292111111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27.6176444444444" calcext:value-type="float">
            <text:p>27.6176444444</text:p>
          </table:table-cell>
          <table:table-cell office:value-type="float" office:value="87.7092666666667" calcext:value-type="float">
            <text:p>87.7092666667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27.6504833333333" calcext:value-type="float">
            <text:p>27.6504833333</text:p>
          </table:table-cell>
          <table:table-cell office:value-type="float" office:value="87.6261805555556" calcext:value-type="float">
            <text:p>87.6261805556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7.6593055555556" calcext:value-type="float">
            <text:p>27.6593055556</text:p>
          </table:table-cell>
          <table:table-cell office:value-type="float" office:value="87.6037805555555" calcext:value-type="float">
            <text:p>87.6037805556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7.6303777777778" calcext:value-type="float">
            <text:p>27.6303777778</text:p>
          </table:table-cell>
          <table:table-cell office:value-type="float" office:value="87.4110055555556" calcext:value-type="float">
            <text:p>87.4110055556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7.6157138888889" calcext:value-type="float">
            <text:p>27.6157138889</text:p>
          </table:table-cell>
          <table:table-cell office:value-type="float" office:value="87.4641777777778" calcext:value-type="float">
            <text:p>87.4641777778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7.6182111111111" calcext:value-type="float">
            <text:p>27.6182111111</text:p>
          </table:table-cell>
          <table:table-cell office:value-type="float" office:value="87.7095833333333" calcext:value-type="float">
            <text:p>87.7095833333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7.6516333333333" calcext:value-type="float">
            <text:p>27.6516333333</text:p>
          </table:table-cell>
          <table:table-cell office:value-type="float" office:value="87.6568555555556" calcext:value-type="float">
            <text:p>87.6568555556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7.6987777777778" calcext:value-type="float">
            <text:p>27.6987777778</text:p>
          </table:table-cell>
          <table:table-cell office:value-type="float" office:value="87.5661111111111" calcext:value-type="float">
            <text:p>87.5661111111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7.616775" calcext:value-type="float">
            <text:p>27.616775</text:p>
          </table:table-cell>
          <table:table-cell office:value-type="float" office:value="87.7070166666667" calcext:value-type="float">
            <text:p>87.7070166667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7.6473722222222" calcext:value-type="float">
            <text:p>27.6473722222</text:p>
          </table:table-cell>
          <table:table-cell office:value-type="float" office:value="87.6546472222222" calcext:value-type="float">
            <text:p>87.6546472222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27.6218888888889" calcext:value-type="float">
            <text:p>27.6218888889</text:p>
          </table:table-cell>
          <table:table-cell office:value-type="float" office:value="87.7098638888889" calcext:value-type="float">
            <text:p>87.7098638889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27.6502027777778" calcext:value-type="float">
            <text:p>27.6502027778</text:p>
          </table:table-cell>
          <table:table-cell office:value-type="float" office:value="87.6261861111111" calcext:value-type="float">
            <text:p>87.6261861111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27.6884888888889" calcext:value-type="float">
            <text:p>27.6884888889</text:p>
          </table:table-cell>
          <table:table-cell office:value-type="float" office:value="87.5552583333333" calcext:value-type="float">
            <text:p>87.5552583333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27.6882027777778" calcext:value-type="float">
            <text:p>27.6882027778</text:p>
          </table:table-cell>
          <table:table-cell office:value-type="float" office:value="87.5549388888889" calcext:value-type="float">
            <text:p>87.5549388889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27.6207611111111" calcext:value-type="float">
            <text:p>27.6207611111</text:p>
          </table:table-cell>
          <table:table-cell office:value-type="float" office:value="87.7102" calcext:value-type="float">
            <text:p>87.7102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27.6301027777778" calcext:value-type="float">
            <text:p>27.6301027778</text:p>
          </table:table-cell>
          <table:table-cell office:value-type="float" office:value="87.4116555555556" calcext:value-type="float">
            <text:p>87.4116555556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27.6848055555556" calcext:value-type="float">
            <text:p>27.6848055556</text:p>
          </table:table-cell>
          <table:table-cell office:value-type="float" office:value="87.6968444444445" calcext:value-type="float">
            <text:p>87.6968444444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27.6167722222222" calcext:value-type="float">
            <text:p>27.6167722222</text:p>
          </table:table-cell>
          <table:table-cell office:value-type="float" office:value="87.7066944444445" calcext:value-type="float">
            <text:p>87.7066944444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27.6794916666667" calcext:value-type="float">
            <text:p>27.6794916667</text:p>
          </table:table-cell>
          <table:table-cell office:value-type="float" office:value="87.7030472222222" calcext:value-type="float">
            <text:p>87.7030472222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27.6876361111111" calcext:value-type="float">
            <text:p>27.6876361111</text:p>
          </table:table-cell>
          <table:table-cell office:value-type="float" office:value="87.554625" calcext:value-type="float">
            <text:p>87.554625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27.6167777777778" calcext:value-type="float">
            <text:p>27.6167777778</text:p>
          </table:table-cell>
          <table:table-cell office:value-type="float" office:value="87.7073388888889" calcext:value-type="float">
            <text:p>87.7073388889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27.617925" calcext:value-type="float">
            <text:p>27.617925</text:p>
          </table:table-cell>
          <table:table-cell office:value-type="float" office:value="87.7092638888889" calcext:value-type="float">
            <text:p>87.7092638889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27.6664611111111" calcext:value-type="float">
            <text:p>27.6664611111</text:p>
          </table:table-cell>
          <table:table-cell office:value-type="float" office:value="87.6702444444445" calcext:value-type="float">
            <text:p>87.6702444444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27.6473694444444" calcext:value-type="float">
            <text:p>27.6473694444</text:p>
          </table:table-cell>
          <table:table-cell office:value-type="float" office:value="87.654325" calcext:value-type="float">
            <text:p>87.654325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27.6715388888889" calcext:value-type="float">
            <text:p>27.6715388889</text:p>
          </table:table-cell>
          <table:table-cell office:value-type="float" office:value="87.6989416666667" calcext:value-type="float">
            <text:p>87.6989416667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27.6499194444444" calcext:value-type="float">
            <text:p>27.6499194444</text:p>
          </table:table-cell>
          <table:table-cell office:value-type="float" office:value="87.6261888888889" calcext:value-type="float">
            <text:p>87.6261888889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27.6738777777778" calcext:value-type="float">
            <text:p>27.6738777778</text:p>
          </table:table-cell>
          <table:table-cell office:value-type="float" office:value="87.6772638888889" calcext:value-type="float">
            <text:p>87.6772638889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7.6167805555556" calcext:value-type="float">
            <text:p>27.6167805556</text:p>
          </table:table-cell>
          <table:table-cell office:value-type="float" office:value="87.7076611111111" calcext:value-type="float">
            <text:p>87.7076611111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7.6527694444444" calcext:value-type="float">
            <text:p>27.6527694444</text:p>
          </table:table-cell>
          <table:table-cell office:value-type="float" office:value="87.6574888888889" calcext:value-type="float">
            <text:p>87.6574888889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7.6985" calcext:value-type="float">
            <text:p>27.6985</text:p>
          </table:table-cell>
          <table:table-cell office:value-type="float" office:value="87.5664388888889" calcext:value-type="float">
            <text:p>87.5664388889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27.6306583333333" calcext:value-type="float">
            <text:p>27.6306583333</text:p>
          </table:table-cell>
          <table:table-cell office:value-type="float" office:value="87.4106805555556" calcext:value-type="float">
            <text:p>87.4106805556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27.6873527777778" calcext:value-type="float">
            <text:p>27.6873527778</text:p>
          </table:table-cell>
          <table:table-cell office:value-type="float" office:value="87.5546277777778" calcext:value-type="float">
            <text:p>87.5546277778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27.6521833333333" calcext:value-type="float">
            <text:p>27.6521833333</text:p>
          </table:table-cell>
          <table:table-cell office:value-type="float" office:value="87.6264833333334" calcext:value-type="float">
            <text:p>87.6264833333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27.6656666666667" calcext:value-type="float">
            <text:p>27.6656666667</text:p>
          </table:table-cell>
          <table:table-cell office:value-type="float" office:value="87.6179138888889" calcext:value-type="float">
            <text:p>87.6179138889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27.6738805555556" calcext:value-type="float">
            <text:p>27.6738805556</text:p>
          </table:table-cell>
          <table:table-cell office:value-type="float" office:value="87.6775888888889" calcext:value-type="float">
            <text:p>87.6775888889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27.666525" calcext:value-type="float">
            <text:p>27.666525</text:p>
          </table:table-cell>
          <table:table-cell office:value-type="float" office:value="87.6188722222222" calcext:value-type="float">
            <text:p>87.6188722222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27.6183222222222" calcext:value-type="float">
            <text:p>27.6183222222</text:p>
          </table:table-cell>
          <table:table-cell office:value-type="float" office:value="87.3950333333334" calcext:value-type="float">
            <text:p>87.3950333333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27.6298277777778" calcext:value-type="float">
            <text:p>27.6298277778</text:p>
          </table:table-cell>
          <table:table-cell office:value-type="float" office:value="87.4123055555556" calcext:value-type="float">
            <text:p>87.4123055556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27.6487944444444" calcext:value-type="float">
            <text:p>27.6487944444</text:p>
          </table:table-cell>
          <table:table-cell office:value-type="float" office:value="87.6556" calcext:value-type="float">
            <text:p>87.6556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27.6985027777778" calcext:value-type="float">
            <text:p>27.6985027778</text:p>
          </table:table-cell>
          <table:table-cell office:value-type="float" office:value="87.5667611111111" calcext:value-type="float">
            <text:p>87.5667611111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27.3500972222222" calcext:value-type="float">
            <text:p>27.3500972222</text:p>
          </table:table-cell>
          <table:table-cell office:value-type="float" office:value="87.9288861111111" calcext:value-type="float">
            <text:p>87.9288861111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303833333333" calcext:value-type="float">
            <text:p>27.6303833333</text:p>
          </table:table-cell>
          <table:table-cell office:value-type="float" office:value="87.4113305555556" calcext:value-type="float">
            <text:p>87.4113305556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618888888889" calcext:value-type="float">
            <text:p>27.6618888889</text:p>
          </table:table-cell>
          <table:table-cell office:value-type="float" office:value="87.6076222222222" calcext:value-type="float">
            <text:p>87.6076222222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4765" calcext:value-type="float">
            <text:p>27.64765</text:p>
          </table:table-cell>
          <table:table-cell office:value-type="float" office:value="87.6543222222222" calcext:value-type="float">
            <text:p>87.6543222222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856722222222" calcext:value-type="float">
            <text:p>27.6856722222</text:p>
          </table:table-cell>
          <table:table-cell office:value-type="float" office:value="87.698775" calcext:value-type="float">
            <text:p>87.698775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741583333333" calcext:value-type="float">
            <text:p>27.6741583333</text:p>
          </table:table-cell>
          <table:table-cell office:value-type="float" office:value="87.6769388888889" calcext:value-type="float">
            <text:p>87.6769388889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27.3500944444444" calcext:value-type="float">
            <text:p>27.3500944444</text:p>
          </table:table-cell>
          <table:table-cell office:value-type="float" office:value="87.9285638888889" calcext:value-type="float">
            <text:p>87.9285638889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27.6221694444444" calcext:value-type="float">
            <text:p>27.6221694444</text:p>
          </table:table-cell>
          <table:table-cell office:value-type="float" office:value="87.7095361111111" calcext:value-type="float">
            <text:p>87.7095361111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27.6482138888889" calcext:value-type="float">
            <text:p>27.6482138889</text:p>
          </table:table-cell>
          <table:table-cell office:value-type="float" office:value="87.6539916666667" calcext:value-type="float">
            <text:p>87.6539916667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27.6184972222222" calcext:value-type="float">
            <text:p>27.6184972222</text:p>
          </table:table-cell>
          <table:table-cell office:value-type="float" office:value="87.7099027777778" calcext:value-type="float">
            <text:p>87.7099027778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27.6661611111111" calcext:value-type="float">
            <text:p>27.6661611111</text:p>
          </table:table-cell>
          <table:table-cell office:value-type="float" office:value="87.6108" calcext:value-type="float">
            <text:p>87.6108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27.7426583333333" calcext:value-type="float">
            <text:p>27.7426583333</text:p>
          </table:table-cell>
          <table:table-cell office:value-type="float" office:value="87.2522611111111" calcext:value-type="float">
            <text:p>87.2522611111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479333333333" calcext:value-type="float">
            <text:p>27.6479333333</text:p>
          </table:table-cell>
          <table:table-cell office:value-type="float" office:value="87.6543166666667" calcext:value-type="float">
            <text:p>87.6543166667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179861111111" calcext:value-type="float">
            <text:p>27.6179861111</text:p>
          </table:table-cell>
          <table:table-cell office:value-type="float" office:value="87.4651138888889" calcext:value-type="float">
            <text:p>87.4651138889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794944444444" calcext:value-type="float">
            <text:p>27.6794944444</text:p>
          </table:table-cell>
          <table:table-cell office:value-type="float" office:value="87.7033722222222" calcext:value-type="float">
            <text:p>87.7033722222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167694444444" calcext:value-type="float">
            <text:p>27.6167694444</text:p>
          </table:table-cell>
          <table:table-cell office:value-type="float" office:value="87.7063694444444" calcext:value-type="float">
            <text:p>87.7063694444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668138888889" calcext:value-type="float">
            <text:p>27.6668138889</text:p>
          </table:table-cell>
          <table:table-cell office:value-type="float" office:value="87.6195166666667" calcext:value-type="float">
            <text:p>87.6195166667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27.6180416666667" calcext:value-type="float">
            <text:p>27.6180416667</text:p>
          </table:table-cell>
          <table:table-cell office:value-type="float" office:value="87.3950388888889" calcext:value-type="float">
            <text:p>87.3950388889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7.6987527777778" calcext:value-type="float">
            <text:p>27.6987527778</text:p>
          </table:table-cell>
          <table:table-cell office:value-type="float" office:value="87.5635277777778" calcext:value-type="float">
            <text:p>87.5635277778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7.6170666666667" calcext:value-type="float">
            <text:p>27.6170666667</text:p>
          </table:table-cell>
          <table:table-cell office:value-type="float" office:value="87.7079805555556" calcext:value-type="float">
            <text:p>87.7079805556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7.6741555555556" calcext:value-type="float">
            <text:p>27.6741555556</text:p>
          </table:table-cell>
          <table:table-cell office:value-type="float" office:value="87.6766138888889" calcext:value-type="float">
            <text:p>87.6766138889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7.6204777777778" calcext:value-type="float">
            <text:p>27.6204777778</text:p>
          </table:table-cell>
          <table:table-cell office:value-type="float" office:value="87.7102027777778" calcext:value-type="float">
            <text:p>87.7102027778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27.6887722222222" calcext:value-type="float">
            <text:p>27.6887722222</text:p>
          </table:table-cell>
          <table:table-cell office:value-type="float" office:value="87.5552555555555" calcext:value-type="float">
            <text:p>87.5552555556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27.6662388888889" calcext:value-type="float">
            <text:p>27.6662388889</text:p>
          </table:table-cell>
          <table:table-cell office:value-type="float" office:value="87.6185527777778" calcext:value-type="float">
            <text:p>87.6185527778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7.6309361111111" calcext:value-type="float">
            <text:p>27.6309361111</text:p>
          </table:table-cell>
          <table:table-cell office:value-type="float" office:value="87.4103527777778" calcext:value-type="float">
            <text:p>87.4103527778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7.6665277777778" calcext:value-type="float">
            <text:p>27.6665277778</text:p>
          </table:table-cell>
          <table:table-cell office:value-type="float" office:value="87.6191972222222" calcext:value-type="float">
            <text:p>87.619197222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7.6224527777778" calcext:value-type="float">
            <text:p>27.6224527778</text:p>
          </table:table-cell>
          <table:table-cell office:value-type="float" office:value="87.7095333333334" calcext:value-type="float">
            <text:p>87.7095333333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7.6154277777778" calcext:value-type="float">
            <text:p>27.6154277778</text:p>
          </table:table-cell>
          <table:table-cell office:value-type="float" office:value="87.4638583333333" calcext:value-type="float">
            <text:p>87.4638583333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7.6298305555556" calcext:value-type="float">
            <text:p>27.6298305556</text:p>
          </table:table-cell>
          <table:table-cell office:value-type="float" office:value="87.4126277777778" calcext:value-type="float">
            <text:p>87.4126277778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27.6173583333333" calcext:value-type="float">
            <text:p>27.6173583333</text:p>
          </table:table-cell>
          <table:table-cell office:value-type="float" office:value="87.7089472222222" calcext:value-type="float">
            <text:p>87.7089472222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27.6530305555556" calcext:value-type="float">
            <text:p>27.6530305556</text:p>
          </table:table-cell>
          <table:table-cell office:value-type="float" office:value="87.6264722222222" calcext:value-type="float">
            <text:p>87.6264722222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27.6664583333333" calcext:value-type="float">
            <text:p>27.6664583333</text:p>
          </table:table-cell>
          <table:table-cell office:value-type="float" office:value="87.6699222222222" calcext:value-type="float">
            <text:p>87.6699222222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27.6151416666667" calcext:value-type="float">
            <text:p>27.6151416667</text:p>
          </table:table-cell>
          <table:table-cell office:value-type="float" office:value="87.4635388888889" calcext:value-type="float">
            <text:p>87.4635388889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27.6295527777778" calcext:value-type="float">
            <text:p>27.6295527778</text:p>
          </table:table-cell>
          <table:table-cell office:value-type="float" office:value="87.4129555555556" calcext:value-type="float">
            <text:p>87.4129555556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27.6670361111111" calcext:value-type="float">
            <text:p>27.6670361111</text:p>
          </table:table-cell>
          <table:table-cell office:value-type="float" office:value="87.6712083333333" calcext:value-type="float">
            <text:p>87.6712083333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27.6170694444444" calcext:value-type="float">
            <text:p>27.6170694444</text:p>
          </table:table-cell>
          <table:table-cell office:value-type="float" office:value="87.7083055555556" calcext:value-type="float">
            <text:p>87.7083055556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27.6484944444444" calcext:value-type="float">
            <text:p>27.6484944444</text:p>
          </table:table-cell>
          <table:table-cell office:value-type="float" office:value="87.6539888888889" calcext:value-type="float">
            <text:p>87.6539888889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27.6173555555556" calcext:value-type="float">
            <text:p>27.6173555556</text:p>
          </table:table-cell>
          <table:table-cell office:value-type="float" office:value="87.708625" calcext:value-type="float">
            <text:p>87.70862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27.6741666666667" calcext:value-type="float">
            <text:p>27.6741666667</text:p>
          </table:table-cell>
          <table:table-cell office:value-type="float" office:value="87.6779083333333" calcext:value-type="float">
            <text:p>87.6779083333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27.6659527777778" calcext:value-type="float">
            <text:p>27.6659527778</text:p>
          </table:table-cell>
          <table:table-cell office:value-type="float" office:value="87.6182333333333" calcext:value-type="float">
            <text:p>87.6182333333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27.3501333333333" calcext:value-type="float">
            <text:p>27.3501333333</text:p>
          </table:table-cell>
          <table:table-cell office:value-type="float" office:value="87.9333972222222" calcext:value-type="float">
            <text:p>87.9333972222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27.6512" calcext:value-type="float">
            <text:p>27.6512</text:p>
          </table:table-cell>
          <table:table-cell office:value-type="float" office:value="87.5848222222222" calcext:value-type="float">
            <text:p>87.5848222222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27.648775" calcext:value-type="float">
            <text:p>27.648775</text:p>
          </table:table-cell>
          <table:table-cell office:value-type="float" office:value="87.6536611111111" calcext:value-type="float">
            <text:p>87.6536611111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27.6797777777778" calcext:value-type="float">
            <text:p>27.6797777778</text:p>
          </table:table-cell>
          <table:table-cell office:value-type="float" office:value="87.7033666666667" calcext:value-type="float">
            <text:p>87.7033666667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27.6227333333333" calcext:value-type="float">
            <text:p>27.6227333333</text:p>
          </table:table-cell>
          <table:table-cell office:value-type="float" office:value="87.7095305555556" calcext:value-type="float">
            <text:p>87.7095305556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27.6859583333333" calcext:value-type="float">
            <text:p>27.6859583333</text:p>
          </table:table-cell>
          <table:table-cell office:value-type="float" office:value="87.6990944444444" calcext:value-type="float">
            <text:p>87.6990944444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27.6982222222222" calcext:value-type="float">
            <text:p>27.6982222222</text:p>
          </table:table-cell>
          <table:table-cell office:value-type="float" office:value="87.5670888888889" calcext:value-type="float">
            <text:p>87.5670888889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27.685675" calcext:value-type="float">
            <text:p>27.685675</text:p>
          </table:table-cell>
          <table:table-cell office:value-type="float" office:value="87.6990972222222" calcext:value-type="float">
            <text:p>87.6990972222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27.6593027777778" calcext:value-type="float">
            <text:p>27.6593027778</text:p>
          </table:table-cell>
          <table:table-cell office:value-type="float" office:value="87.6034555555556" calcext:value-type="float">
            <text:p>87.603455555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7.6490583333333" calcext:value-type="float">
            <text:p>27.6490583333</text:p>
          </table:table-cell>
          <table:table-cell office:value-type="float" office:value="87.6536583333333" calcext:value-type="float">
            <text:p>87.6536583333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7.6744333333333" calcext:value-type="float">
            <text:p>27.6744333333</text:p>
          </table:table-cell>
          <table:table-cell office:value-type="float" office:value="87.6762888888889" calcext:value-type="float">
            <text:p>87.6762888889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7.6177583333333" calcext:value-type="float">
            <text:p>27.6177583333</text:p>
          </table:table-cell>
          <table:table-cell office:value-type="float" office:value="87.3950416666667" calcext:value-type="float">
            <text:p>87.3950416667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712583333333" calcext:value-type="float">
            <text:p>27.6712583333</text:p>
          </table:table-cell>
          <table:table-cell office:value-type="float" office:value="87.6992666666667" calcext:value-type="float">
            <text:p>87.6992666667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575833333333" calcext:value-type="float">
            <text:p>27.6575833333</text:p>
          </table:table-cell>
          <table:table-cell office:value-type="float" office:value="87.6012166666667" calcext:value-type="float">
            <text:p>87.6012166667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530527777778" calcext:value-type="float">
            <text:p>27.6530527778</text:p>
          </table:table-cell>
          <table:table-cell office:value-type="float" office:value="87.6574861111111" calcext:value-type="float">
            <text:p>87.6574861111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671" calcext:value-type="float">
            <text:p>27.6671</text:p>
          </table:table-cell>
          <table:table-cell office:value-type="float" office:value="87.6198361111111" calcext:value-type="float">
            <text:p>87.6198361111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513472222222" calcext:value-type="float">
            <text:p>27.6513472222</text:p>
          </table:table-cell>
          <table:table-cell office:value-type="float" office:value="87.6565361111111" calcext:value-type="float">
            <text:p>87.6565361111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301083333333" calcext:value-type="float">
            <text:p>27.6301083333</text:p>
          </table:table-cell>
          <table:table-cell office:value-type="float" office:value="87.4119777777778" calcext:value-type="float">
            <text:p>87.4119777778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27.6490777777778" calcext:value-type="float">
            <text:p>27.6490777778</text:p>
          </table:table-cell>
          <table:table-cell office:value-type="float" office:value="87.6555972222222" calcext:value-type="float">
            <text:p>87.6555972222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27.6621722222222" calcext:value-type="float">
            <text:p>27.6621722222</text:p>
          </table:table-cell>
          <table:table-cell office:value-type="float" office:value="87.6076194444444" calcext:value-type="float">
            <text:p>87.6076194444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27.6573027777778" calcext:value-type="float">
            <text:p>27.6573027778</text:p>
          </table:table-cell>
          <table:table-cell office:value-type="float" office:value="87.6012194444444" calcext:value-type="float">
            <text:p>87.6012194444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27.350375" calcext:value-type="float">
            <text:p>27.350375</text:p>
          </table:table-cell>
          <table:table-cell office:value-type="float" office:value="87.9282388888889" calcext:value-type="float">
            <text:p>87.9282388889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27.6187805555556" calcext:value-type="float">
            <text:p>27.6187805556</text:p>
          </table:table-cell>
          <table:table-cell office:value-type="float" office:value="87.7099" calcext:value-type="float">
            <text:p>87.7099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27.6493416666667" calcext:value-type="float">
            <text:p>27.6493416667</text:p>
          </table:table-cell>
          <table:table-cell office:value-type="float" office:value="87.6536555555556" calcext:value-type="float">
            <text:p>87.6536555556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27.6747166666667" calcext:value-type="float">
            <text:p>27.6747166667</text:p>
          </table:table-cell>
          <table:table-cell office:value-type="float" office:value="87.6762861111111" calcext:value-type="float">
            <text:p>87.6762861111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27.6825888888889" calcext:value-type="float">
            <text:p>27.6825888889</text:p>
          </table:table-cell>
          <table:table-cell office:value-type="float" office:value="87.7017194444445" calcext:value-type="float">
            <text:p>87.7017194444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27.6982277777778" calcext:value-type="float">
            <text:p>27.6982277778</text:p>
          </table:table-cell>
          <table:table-cell office:value-type="float" office:value="87.5674111111111" calcext:value-type="float">
            <text:p>87.5674111111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27.6230166666667" calcext:value-type="float">
            <text:p>27.6230166667</text:p>
          </table:table-cell>
          <table:table-cell office:value-type="float" office:value="87.7095277777778" calcext:value-type="float">
            <text:p>87.7095277778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27.6295555555556" calcext:value-type="float">
            <text:p>27.6295555556</text:p>
          </table:table-cell>
          <table:table-cell office:value-type="float" office:value="87.4132777777778" calcext:value-type="float">
            <text:p>87.4132777778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27.6664555555556" calcext:value-type="float">
            <text:p>27.6664555556</text:p>
          </table:table-cell>
          <table:table-cell office:value-type="float" office:value="87.6696" calcext:value-type="float">
            <text:p>87.6696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27.6538833333333" calcext:value-type="float">
            <text:p>27.6538833333</text:p>
          </table:table-cell>
          <table:table-cell office:value-type="float" office:value="87.6267861111111" calcext:value-type="float">
            <text:p>87.6267861111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27.6828694444444" calcext:value-type="float">
            <text:p>27.6828694444</text:p>
          </table:table-cell>
          <table:table-cell office:value-type="float" office:value="87.7013916666667" calcext:value-type="float">
            <text:p>87.7013916667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27.7131833333333" calcext:value-type="float">
            <text:p>27.7131833333</text:p>
          </table:table-cell>
          <table:table-cell office:value-type="float" office:value="87.2682444444444" calcext:value-type="float">
            <text:p>87.2682444444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27.6825916666667" calcext:value-type="float">
            <text:p>27.6825916667</text:p>
          </table:table-cell>
          <table:table-cell office:value-type="float" office:value="87.7020416666667" calcext:value-type="float">
            <text:p>87.7020416667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27.6312194444444" calcext:value-type="float">
            <text:p>27.6312194444</text:p>
          </table:table-cell>
          <table:table-cell office:value-type="float" office:value="87.4103472222222" calcext:value-type="float">
            <text:p>87.4103472222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661583333333" calcext:value-type="float">
            <text:p>27.6661583333</text:p>
          </table:table-cell>
          <table:table-cell office:value-type="float" office:value="87.6104777777778" calcext:value-type="float">
            <text:p>87.6104777778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870666666667" calcext:value-type="float">
            <text:p>27.6870666667</text:p>
          </table:table-cell>
          <table:table-cell office:value-type="float" office:value="87.5543083333333" calcext:value-type="float">
            <text:p>87.5543083333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496194444444" calcext:value-type="float">
            <text:p>27.6496194444</text:p>
          </table:table-cell>
          <table:table-cell office:value-type="float" office:value="87.6533277777778" calcext:value-type="float">
            <text:p>87.6533277778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673222222222" calcext:value-type="float">
            <text:p>27.6673222222</text:p>
          </table:table-cell>
          <table:table-cell office:value-type="float" office:value="87.6715277777778" calcext:value-type="float">
            <text:p>87.6715277778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862416666667" calcext:value-type="float">
            <text:p>27.6862416667</text:p>
          </table:table-cell>
          <table:table-cell office:value-type="float" office:value="87.6994138888889" calcext:value-type="float">
            <text:p>87.6994138889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17475" calcext:value-type="float">
            <text:p>27.617475</text:p>
          </table:table-cell>
          <table:table-cell office:value-type="float" office:value="87.3950472222222" calcext:value-type="float">
            <text:p>87.3950472222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27.6850861111111" calcext:value-type="float">
            <text:p>27.6850861111</text:p>
          </table:table-cell>
          <table:table-cell office:value-type="float" office:value="87.6965194444444" calcext:value-type="float">
            <text:p>87.6965194444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27.616625" calcext:value-type="float">
            <text:p>27.616625</text:p>
          </table:table-cell>
          <table:table-cell office:value-type="float" office:value="87.3947361111111" calcext:value-type="float">
            <text:p>87.3947361111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27.65275" calcext:value-type="float">
            <text:p>27.65275</text:p>
          </table:table-cell>
          <table:table-cell office:value-type="float" office:value="87.626475" calcext:value-type="float">
            <text:p>87.626475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27.6536" calcext:value-type="float">
            <text:p>27.6536</text:p>
          </table:table-cell>
          <table:table-cell office:value-type="float" office:value="87.6267888888889" calcext:value-type="float">
            <text:p>87.6267888889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27.6676083333333" calcext:value-type="float">
            <text:p>27.6676083333</text:p>
          </table:table-cell>
          <table:table-cell office:value-type="float" office:value="87.6718472222222" calcext:value-type="float">
            <text:p>87.6718472222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27.6825944444444" calcext:value-type="float">
            <text:p>27.6825944444</text:p>
          </table:table-cell>
          <table:table-cell office:value-type="float" office:value="87.7023638888889" calcext:value-type="float">
            <text:p>87.7023638889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27.675" calcext:value-type="float">
            <text:p>27.675</text:p>
          </table:table-cell>
          <table:table-cell office:value-type="float" office:value="87.6762805555556" calcext:value-type="float">
            <text:p>87.6762805556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27.6831527777778" calcext:value-type="float">
            <text:p>27.6831527778</text:p>
          </table:table-cell>
          <table:table-cell office:value-type="float" office:value="87.7013888888889" calcext:value-type="float">
            <text:p>87.7013888889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27.6578666666667" calcext:value-type="float">
            <text:p>27.6578666667</text:p>
          </table:table-cell>
          <table:table-cell office:value-type="float" office:value="87.6012138888889" calcext:value-type="float">
            <text:p>87.6012138889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27.6744527777778" calcext:value-type="float">
            <text:p>27.6744527778</text:p>
          </table:table-cell>
          <table:table-cell office:value-type="float" office:value="87.6782277777778" calcext:value-type="float">
            <text:p>87.6782277778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27.6982305555556" calcext:value-type="float">
            <text:p>27.6982305556</text:p>
          </table:table-cell>
          <table:table-cell office:value-type="float" office:value="87.5677361111111" calcext:value-type="float">
            <text:p>87.5677361111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27.6171916666667" calcext:value-type="float">
            <text:p>27.6171916667</text:p>
          </table:table-cell>
          <table:table-cell office:value-type="float" office:value="87.39505" calcext:value-type="float">
            <text:p>87.39505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27.6232972222222" calcext:value-type="float">
            <text:p>27.6232972222</text:p>
          </table:table-cell>
          <table:table-cell office:value-type="float" office:value="87.7092" calcext:value-type="float">
            <text:p>87.7092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27.6151361111111" calcext:value-type="float">
            <text:p>27.6151361111</text:p>
          </table:table-cell>
          <table:table-cell office:value-type="float" office:value="87.4632166666667" calcext:value-type="float">
            <text:p>87.4632166667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27.3504138888889" calcext:value-type="float">
            <text:p>27.3504138889</text:p>
          </table:table-cell>
          <table:table-cell office:value-type="float" office:value="87.9333944444445" calcext:value-type="float">
            <text:p>87.9333944444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7.6593" calcext:value-type="float">
            <text:p>27.6593</text:p>
          </table:table-cell>
          <table:table-cell office:value-type="float" office:value="87.6031333333333" calcext:value-type="float">
            <text:p>87.6031333333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7.6533166666667" calcext:value-type="float">
            <text:p>27.6533166667</text:p>
          </table:table-cell>
          <table:table-cell office:value-type="float" office:value="87.6267916666667" calcext:value-type="float">
            <text:p>87.6267916667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27.6512027777778" calcext:value-type="float">
            <text:p>27.6512027778</text:p>
          </table:table-cell>
          <table:table-cell office:value-type="float" office:value="87.5851444444444" calcext:value-type="float">
            <text:p>87.5851444444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27.6514777777778" calcext:value-type="float">
            <text:p>27.6514777778</text:p>
          </table:table-cell>
          <table:table-cell office:value-type="float" office:value="87.5844972222222" calcext:value-type="float">
            <text:p>87.5844972222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27.6238638888889" calcext:value-type="float">
            <text:p>27.6238638889</text:p>
          </table:table-cell>
          <table:table-cell office:value-type="float" office:value="87.7095166666667" calcext:value-type="float">
            <text:p>87.7095166667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27.6186083333333" calcext:value-type="float">
            <text:p>27.6186083333</text:p>
          </table:table-cell>
          <table:table-cell office:value-type="float" office:value="87.3953527777778" calcext:value-type="float">
            <text:p>87.3953527778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7.6590138888889" calcext:value-type="float">
            <text:p>27.6590138889</text:p>
          </table:table-cell>
          <table:table-cell office:value-type="float" office:value="87.6028138888889" calcext:value-type="float">
            <text:p>87.6028138889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7.61485" calcext:value-type="float">
            <text:p>27.61485</text:p>
          </table:table-cell>
          <table:table-cell office:value-type="float" office:value="87.4628972222222" calcext:value-type="float">
            <text:p>87.462897222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7.6169111111111" calcext:value-type="float">
            <text:p>27.6169111111</text:p>
          </table:table-cell>
          <table:table-cell office:value-type="float" office:value="87.3950555555556" calcext:value-type="float">
            <text:p>87.3950555556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7.7849027777778" calcext:value-type="float">
            <text:p>27.7849027778</text:p>
          </table:table-cell>
          <table:table-cell office:value-type="float" office:value="87.4783055555556" calcext:value-type="float">
            <text:p>87.4783055556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7.6292777777778" calcext:value-type="float">
            <text:p>27.6292777778</text:p>
          </table:table-cell>
          <table:table-cell office:value-type="float" office:value="87.4136055555556" calcext:value-type="float">
            <text:p>87.4136055556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7.61675" calcext:value-type="float">
            <text:p>27.61675</text:p>
          </table:table-cell>
          <table:table-cell office:value-type="float" office:value="87.7044333333333" calcext:value-type="float">
            <text:p>87.7044333333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27.6624555555556" calcext:value-type="float">
            <text:p>27.6624555556</text:p>
          </table:table-cell>
          <table:table-cell office:value-type="float" office:value="87.6076166666667" calcext:value-type="float">
            <text:p>87.6076166667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27.6752777777778" calcext:value-type="float">
            <text:p>27.6752777778</text:p>
          </table:table-cell>
          <table:table-cell office:value-type="float" office:value="87.6759555555556" calcext:value-type="float">
            <text:p>87.6759555556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27.6510611111111" calcext:value-type="float">
            <text:p>27.6510611111</text:p>
          </table:table-cell>
          <table:table-cell office:value-type="float" office:value="87.6562166666667" calcext:value-type="float">
            <text:p>87.6562166667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27.7851888888889" calcext:value-type="float">
            <text:p>27.7851888889</text:p>
          </table:table-cell>
          <table:table-cell office:value-type="float" office:value="87.478625" calcext:value-type="float">
            <text:p>87.478625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7.6867833333333" calcext:value-type="float">
            <text:p>27.6867833333</text:p>
          </table:table-cell>
          <table:table-cell office:value-type="float" office:value="87.5543111111111" calcext:value-type="float">
            <text:p>87.5543111111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7.6235777777778" calcext:value-type="float">
            <text:p>27.6235777778</text:p>
          </table:table-cell>
          <table:table-cell office:value-type="float" office:value="87.7091972222222" calcext:value-type="float">
            <text:p>87.7091972222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7.6163416666667" calcext:value-type="float">
            <text:p>27.6163416667</text:p>
          </table:table-cell>
          <table:table-cell office:value-type="float" office:value="87.3947388888889" calcext:value-type="float">
            <text:p>87.3947388889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27.6834333333333" calcext:value-type="float">
            <text:p>27.6834333333</text:p>
          </table:table-cell>
          <table:table-cell office:value-type="float" office:value="87.7013861111111" calcext:value-type="float">
            <text:p>87.7013861111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27.6496361111111" calcext:value-type="float">
            <text:p>27.6496361111</text:p>
          </table:table-cell>
          <table:table-cell office:value-type="float" office:value="87.6261916666667" calcext:value-type="float">
            <text:p>87.6261916667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27.6570166666667" calcext:value-type="float">
            <text:p>27.6570166667</text:p>
          </table:table-cell>
          <table:table-cell office:value-type="float" office:value="87.6009" calcext:value-type="float">
            <text:p>87.6009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27.74295" calcext:value-type="float">
            <text:p>27.74295</text:p>
          </table:table-cell>
          <table:table-cell office:value-type="float" office:value="87.2529027777778" calcext:value-type="float">
            <text:p>87.2529027778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29" calcext:value-type="float">
            <text:p>27.629</text:p>
          </table:table-cell>
          <table:table-cell office:value-type="float" office:value="87.4139333333333" calcext:value-type="float">
            <text:p>87.4139333333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664527777778" calcext:value-type="float">
            <text:p>27.6664527778</text:p>
          </table:table-cell>
          <table:table-cell office:value-type="float" office:value="87.6692777777778" calcext:value-type="float">
            <text:p>87.6692777778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167527777778" calcext:value-type="float">
            <text:p>27.6167527778</text:p>
          </table:table-cell>
          <table:table-cell office:value-type="float" office:value="87.7047555555556" calcext:value-type="float">
            <text:p>87.7047555556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839944444444" calcext:value-type="float">
            <text:p>27.6839944444</text:p>
          </table:table-cell>
          <table:table-cell office:value-type="float" office:value="87.7007333333333" calcext:value-type="float">
            <text:p>87.7007333333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826" calcext:value-type="float">
            <text:p>27.6826</text:p>
          </table:table-cell>
          <table:table-cell office:value-type="float" office:value="87.7026888888889" calcext:value-type="float">
            <text:p>87.7026888889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7.6533361111111" calcext:value-type="float">
            <text:p>27.6533361111</text:p>
          </table:table-cell>
          <table:table-cell office:value-type="float" office:value="87.6574833333333" calcext:value-type="float">
            <text:p>87.6574833333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7.6241472222222" calcext:value-type="float">
            <text:p>27.6241472222</text:p>
          </table:table-cell>
          <table:table-cell office:value-type="float" office:value="87.7095138888889" calcext:value-type="float">
            <text:p>87.7095138889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27.6315027777778" calcext:value-type="float">
            <text:p>27.6315027778</text:p>
          </table:table-cell>
          <table:table-cell office:value-type="float" office:value="87.4103444444445" calcext:value-type="float">
            <text:p>87.4103444444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27.6167666666667" calcext:value-type="float">
            <text:p>27.6167666667</text:p>
          </table:table-cell>
          <table:table-cell office:value-type="float" office:value="87.7060472222222" calcext:value-type="float">
            <text:p>87.7060472222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27.6493527777778" calcext:value-type="float">
            <text:p>27.6493527778</text:p>
          </table:table-cell>
          <table:table-cell office:value-type="float" office:value="87.6261944444445" calcext:value-type="float">
            <text:p>87.6261944444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27.6287194444444" calcext:value-type="float">
            <text:p>27.6287194444</text:p>
          </table:table-cell>
          <table:table-cell office:value-type="float" office:value="87.4142611111111" calcext:value-type="float">
            <text:p>87.4142611111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27.6709805555556" calcext:value-type="float">
            <text:p>27.6709805556</text:p>
          </table:table-cell>
          <table:table-cell office:value-type="float" office:value="87.6995944444444" calcext:value-type="float">
            <text:p>87.6995944444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27.6755611111111" calcext:value-type="float">
            <text:p>27.6755611111</text:p>
          </table:table-cell>
          <table:table-cell office:value-type="float" office:value="87.6759527777778" calcext:value-type="float">
            <text:p>87.6759527778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27.6593083333333" calcext:value-type="float">
            <text:p>27.6593083333</text:p>
          </table:table-cell>
          <table:table-cell office:value-type="float" office:value="87.6612861111111" calcext:value-type="float">
            <text:p>87.6612861111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27.3506555555556" calcext:value-type="float">
            <text:p>27.3506555556</text:p>
          </table:table-cell>
          <table:table-cell office:value-type="float" office:value="87.9279138888889" calcext:value-type="float">
            <text:p>87.9279138889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27.6182638888889" calcext:value-type="float">
            <text:p>27.6182638889</text:p>
          </table:table-cell>
          <table:table-cell office:value-type="float" office:value="87.4647888888889" calcext:value-type="float">
            <text:p>87.4647888889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27.6747388888889" calcext:value-type="float">
            <text:p>27.6747388889</text:p>
          </table:table-cell>
          <table:table-cell office:value-type="float" office:value="87.6785472222222" calcext:value-type="float">
            <text:p>87.6785472222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27.6800638888889" calcext:value-type="float">
            <text:p>27.6800638889</text:p>
          </table:table-cell>
          <table:table-cell office:value-type="float" office:value="87.7036861111111" calcext:value-type="float">
            <text:p>87.7036861111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27.6244333333333" calcext:value-type="float">
            <text:p>27.6244333333</text:p>
          </table:table-cell>
          <table:table-cell office:value-type="float" office:value="87.7098333333333" calcext:value-type="float">
            <text:p>87.7098333333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27.6590111111111" calcext:value-type="float">
            <text:p>27.6590111111</text:p>
          </table:table-cell>
          <table:table-cell office:value-type="float" office:value="87.6024916666667" calcext:value-type="float">
            <text:p>87.6024916667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27.6167472222222" calcext:value-type="float">
            <text:p>27.6167472222</text:p>
          </table:table-cell>
          <table:table-cell office:value-type="float" office:value="87.7041111111111" calcext:value-type="float">
            <text:p>87.7041111111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27.6687416666667" calcext:value-type="float">
            <text:p>27.6687416667</text:p>
          </table:table-cell>
          <table:table-cell office:value-type="float" office:value="87.6721555555556" calcext:value-type="float">
            <text:p>87.6721555556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27.7846194444444" calcext:value-type="float">
            <text:p>27.7846194444</text:p>
          </table:table-cell>
          <table:table-cell office:value-type="float" office:value="87.4783083333333" calcext:value-type="float">
            <text:p>87.4783083333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7.6845555555556" calcext:value-type="float">
            <text:p>27.6845555556</text:p>
          </table:table-cell>
          <table:table-cell office:value-type="float" office:value="87.7004027777778" calcext:value-type="float">
            <text:p>87.7004027778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7.6587388888889" calcext:value-type="float">
            <text:p>27.6587388889</text:p>
          </table:table-cell>
          <table:table-cell office:value-type="float" office:value="87.6609694444445" calcext:value-type="float">
            <text:p>87.6609694444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7.6160583333333" calcext:value-type="float">
            <text:p>27.6160583333</text:p>
          </table:table-cell>
          <table:table-cell office:value-type="float" office:value="87.3947444444445" calcext:value-type="float">
            <text:p>87.3947444444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6839972222222" calcext:value-type="float">
            <text:p>27.6839972222</text:p>
          </table:table-cell>
          <table:table-cell office:value-type="float" office:value="87.7010555555556" calcext:value-type="float">
            <text:p>87.7010555556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6678888888889" calcext:value-type="float">
            <text:p>27.6678888889</text:p>
          </table:table-cell>
          <table:table-cell office:value-type="float" office:value="87.6718444444444" calcext:value-type="float">
            <text:p>87.6718444444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6681722222222" calcext:value-type="float">
            <text:p>27.6681722222</text:p>
          </table:table-cell>
          <table:table-cell office:value-type="float" office:value="87.6718416666667" calcext:value-type="float">
            <text:p>87.6718416667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6247222222222" calcext:value-type="float">
            <text:p>27.6247222222</text:p>
          </table:table-cell>
          <table:table-cell office:value-type="float" office:value="87.710475" calcext:value-type="float">
            <text:p>87.710475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7429527777778" calcext:value-type="float">
            <text:p>27.7429527778</text:p>
          </table:table-cell>
          <table:table-cell office:value-type="float" office:value="87.2532277777778" calcext:value-type="float">
            <text:p>87.2532277778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7851916666667" calcext:value-type="float">
            <text:p>27.7851916667</text:p>
          </table:table-cell>
          <table:table-cell office:value-type="float" office:value="87.4789472222222" calcext:value-type="float">
            <text:p>87.4789472222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6595916666667" calcext:value-type="float">
            <text:p>27.6595916667</text:p>
          </table:table-cell>
          <table:table-cell office:value-type="float" office:value="87.6612833333333" calcext:value-type="float">
            <text:p>87.6612833333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6862472222222" calcext:value-type="float">
            <text:p>27.6862472222</text:p>
          </table:table-cell>
          <table:table-cell office:value-type="float" office:value="87.6997361111111" calcext:value-type="float">
            <text:p>87.6997361111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6842777777778" calcext:value-type="float">
            <text:p>27.6842777778</text:p>
          </table:table-cell>
          <table:table-cell office:value-type="float" office:value="87.7007305555556" calcext:value-type="float">
            <text:p>87.7007305556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7483555555556" calcext:value-type="float">
            <text:p>27.7483555556</text:p>
          </table:table-cell>
          <table:table-cell office:value-type="float" office:value="87.2557277777778" calcext:value-type="float">
            <text:p>87.2557277778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27.65815" calcext:value-type="float">
            <text:p>27.65815</text:p>
          </table:table-cell>
          <table:table-cell office:value-type="float" office:value="87.6012083333333" calcext:value-type="float">
            <text:p>87.6012083333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27.6837166666667" calcext:value-type="float">
            <text:p>27.6837166667</text:p>
          </table:table-cell>
          <table:table-cell office:value-type="float" office:value="87.7013833333333" calcext:value-type="float">
            <text:p>87.7013833333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27.6590222222222" calcext:value-type="float">
            <text:p>27.6590222222</text:p>
          </table:table-cell>
          <table:table-cell office:value-type="float" office:value="87.6609666666667" calcext:value-type="float">
            <text:p>87.6609666667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27.7480722222222" calcext:value-type="float">
            <text:p>27.7480722222</text:p>
          </table:table-cell>
          <table:table-cell office:value-type="float" office:value="87.2557305555556" calcext:value-type="float">
            <text:p>87.2557305556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27.3519972222222" calcext:value-type="float">
            <text:p>27.3519972222</text:p>
          </table:table-cell>
          <table:table-cell office:value-type="float" office:value="87.9185583333333" calcext:value-type="float">
            <text:p>87.9185583333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3481972222222" calcext:value-type="float">
            <text:p>27.3481972222</text:p>
          </table:table-cell>
          <table:table-cell office:value-type="float" office:value="87.9392138888889" calcext:value-type="float">
            <text:p>87.9392138889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6627361111111" calcext:value-type="float">
            <text:p>27.6627361111</text:p>
          </table:table-cell>
          <table:table-cell office:value-type="float" office:value="87.6076138888889" calcext:value-type="float">
            <text:p>87.6076138889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6145611111111" calcext:value-type="float">
            <text:p>27.6145611111</text:p>
          </table:table-cell>
          <table:table-cell office:value-type="float" office:value="87.4622555555556" calcext:value-type="float">
            <text:p>87.4622555556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6567333333333" calcext:value-type="float">
            <text:p>27.6567333333</text:p>
          </table:table-cell>
          <table:table-cell office:value-type="float" office:value="87.6009055555555" calcext:value-type="float">
            <text:p>87.6009055556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7477916666667" calcext:value-type="float">
            <text:p>27.7477916667</text:p>
          </table:table-cell>
          <table:table-cell office:value-type="float" office:value="87.2557361111111" calcext:value-type="float">
            <text:p>87.2557361111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27.6850833333333" calcext:value-type="float">
            <text:p>27.6850833333</text:p>
          </table:table-cell>
          <table:table-cell office:value-type="float" office:value="87.6961944444444" calcext:value-type="float">
            <text:p>87.6961944444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27.6750222222222" calcext:value-type="float">
            <text:p>27.6750222222</text:p>
          </table:table-cell>
          <table:table-cell office:value-type="float" office:value="87.6785444444445" calcext:value-type="float">
            <text:p>87.6785444444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27.3507" calcext:value-type="float">
            <text:p>27.3507</text:p>
          </table:table-cell>
          <table:table-cell office:value-type="float" office:value="87.9337138888889" calcext:value-type="float">
            <text:p>87.9337138889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848388888889" calcext:value-type="float">
            <text:p>27.6848388889</text:p>
          </table:table-cell>
          <table:table-cell office:value-type="float" office:value="87.7004" calcext:value-type="float">
            <text:p>87.7004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202" calcext:value-type="float">
            <text:p>27.6202</text:p>
          </table:table-cell>
          <table:table-cell office:value-type="float" office:value="87.7105277777778" calcext:value-type="float">
            <text:p>87.7105277778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541694444444" calcext:value-type="float">
            <text:p>27.6541694444</text:p>
          </table:table-cell>
          <table:table-cell office:value-type="float" office:value="87.6271055555556" calcext:value-type="float">
            <text:p>87.6271055556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493583333333" calcext:value-type="float">
            <text:p>27.6493583333</text:p>
          </table:table-cell>
          <table:table-cell office:value-type="float" office:value="87.6555916666667" calcext:value-type="float">
            <text:p>87.6555916667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190666666667" calcext:value-type="float">
            <text:p>27.6190666667</text:p>
          </table:table-cell>
          <table:table-cell office:value-type="float" office:value="87.7102194444445" calcext:value-type="float">
            <text:p>87.7102194444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9795" calcext:value-type="float">
            <text:p>27.69795</text:p>
          </table:table-cell>
          <table:table-cell office:value-type="float" office:value="87.5680611111111" calcext:value-type="float">
            <text:p>87.5680611111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27.6247194444444" calcext:value-type="float">
            <text:p>27.6247194444</text:p>
          </table:table-cell>
          <table:table-cell office:value-type="float" office:value="87.7101527777778" calcext:value-type="float">
            <text:p>87.7101527778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27.7475083333333" calcext:value-type="float">
            <text:p>27.7475083333</text:p>
          </table:table-cell>
          <table:table-cell office:value-type="float" office:value="87.2557416666667" calcext:value-type="float">
            <text:p>87.2557416667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7.3476444444444" calcext:value-type="float">
            <text:p>27.3476444444</text:p>
          </table:table-cell>
          <table:table-cell office:value-type="float" office:value="87.9408305555556" calcext:value-type="float">
            <text:p>87.9408305556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7.3473638888889" calcext:value-type="float">
            <text:p>27.3473638889</text:p>
          </table:table-cell>
          <table:table-cell office:value-type="float" office:value="87.9411555555556" calcext:value-type="float">
            <text:p>87.9411555556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7.6512055555556" calcext:value-type="float">
            <text:p>27.6512055556</text:p>
          </table:table-cell>
          <table:table-cell office:value-type="float" office:value="87.5854694444444" calcext:value-type="float">
            <text:p>87.5854694444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7.6979555555556" calcext:value-type="float">
            <text:p>27.6979555556</text:p>
          </table:table-cell>
          <table:table-cell office:value-type="float" office:value="87.5683833333333" calcext:value-type="float">
            <text:p>87.5683833333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27.6979583333333" calcext:value-type="float">
            <text:p>27.6979583333</text:p>
          </table:table-cell>
          <table:table-cell office:value-type="float" office:value="87.5687083333333" calcext:value-type="float">
            <text:p>87.5687083333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27.7492083333333" calcext:value-type="float">
            <text:p>27.7492083333</text:p>
          </table:table-cell>
          <table:table-cell office:value-type="float" office:value="87.2560361111111" calcext:value-type="float">
            <text:p>87.2560361111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748925" calcext:value-type="float">
            <text:p>27.748925</text:p>
          </table:table-cell>
          <table:table-cell office:value-type="float" office:value="87.2560416666667" calcext:value-type="float">
            <text:p>87.2560416667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7486416666667" calcext:value-type="float">
            <text:p>27.7486416667</text:p>
          </table:table-cell>
          <table:table-cell office:value-type="float" office:value="87.2560472222222" calcext:value-type="float">
            <text:p>87.2560472222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3533583333333" calcext:value-type="float">
            <text:p>27.3533583333</text:p>
          </table:table-cell>
          <table:table-cell office:value-type="float" office:value="87.9117777777778" calcext:value-type="float">
            <text:p>87.9117777778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3482" calcext:value-type="float">
            <text:p>27.3482</text:p>
          </table:table-cell>
          <table:table-cell office:value-type="float" office:value="87.9395361111111" calcext:value-type="float">
            <text:p>87.9395361111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6587361111111" calcext:value-type="float">
            <text:p>27.6587361111</text:p>
          </table:table-cell>
          <table:table-cell office:value-type="float" office:value="87.6606472222222" calcext:value-type="float">
            <text:p>87.6606472222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6661555555556" calcext:value-type="float">
            <text:p>27.6661555556</text:p>
          </table:table-cell>
          <table:table-cell office:value-type="float" office:value="87.6101555555556" calcext:value-type="float">
            <text:p>87.6101555556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7494888888889" calcext:value-type="float">
            <text:p>27.7494888889</text:p>
          </table:table-cell>
          <table:table-cell office:value-type="float" office:value="87.2560333333333" calcext:value-type="float">
            <text:p>87.2560333333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7.3530833333333" calcext:value-type="float">
            <text:p>27.3530833333</text:p>
          </table:table-cell>
          <table:table-cell office:value-type="float" office:value="87.9127472222222" calcext:value-type="float">
            <text:p>87.9127472222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7.3528027777778" calcext:value-type="float">
            <text:p>27.3528027778</text:p>
          </table:table-cell>
          <table:table-cell office:value-type="float" office:value="87.9130722222222" calcext:value-type="float">
            <text:p>87.9130722222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7.6487916666667" calcext:value-type="float">
            <text:p>27.6487916667</text:p>
          </table:table-cell>
          <table:table-cell office:value-type="float" office:value="87.626525" calcext:value-type="float">
            <text:p>87.62652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7.3530805555556" calcext:value-type="float">
            <text:p>27.3530805556</text:p>
          </table:table-cell>
          <table:table-cell office:value-type="float" office:value="87.912425" calcext:value-type="float">
            <text:p>87.912425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27.348475" calcext:value-type="float">
            <text:p>27.348475</text:p>
          </table:table-cell>
          <table:table-cell office:value-type="float" office:value="87.9385666666667" calcext:value-type="float">
            <text:p>87.9385666667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27.6851222222222" calcext:value-type="float">
            <text:p>27.6851222222</text:p>
          </table:table-cell>
          <table:table-cell office:value-type="float" office:value="87.7003972222222" calcext:value-type="float">
            <text:p>87.7003972222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27.649075" calcext:value-type="float">
            <text:p>27.649075</text:p>
          </table:table-cell>
          <table:table-cell office:value-type="float" office:value="87.6265222222222" calcext:value-type="float">
            <text:p>87.6265222222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27.6590083333333" calcext:value-type="float">
            <text:p>27.6590083333</text:p>
          </table:table-cell>
          <table:table-cell office:value-type="float" office:value="87.6021666666667" calcext:value-type="float">
            <text:p>87.6021666667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27.6167611111111" calcext:value-type="float">
            <text:p>27.6167611111</text:p>
          </table:table-cell>
          <table:table-cell office:value-type="float" office:value="87.705725" calcext:value-type="float">
            <text:p>87.705725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27.6959222222222" calcext:value-type="float">
            <text:p>27.6959222222</text:p>
          </table:table-cell>
          <table:table-cell office:value-type="float" office:value="87.5632416666667" calcext:value-type="float">
            <text:p>87.5632416667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27.7432416666667" calcext:value-type="float">
            <text:p>27.7432416667</text:p>
          </table:table-cell>
          <table:table-cell office:value-type="float" office:value="87.2535444444445" calcext:value-type="float">
            <text:p>87.2535444444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27.3536361111111" calcext:value-type="float">
            <text:p>27.3536361111</text:p>
          </table:table-cell>
          <table:table-cell office:value-type="float" office:value="87.9111305555556" calcext:value-type="float">
            <text:p>87.9111305556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27.6758416666667" calcext:value-type="float">
            <text:p>27.6758416667</text:p>
          </table:table-cell>
          <table:table-cell office:value-type="float" office:value="87.675625" calcext:value-type="float">
            <text:p>87.675625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27.3484777777778" calcext:value-type="float">
            <text:p>27.3484777778</text:p>
          </table:table-cell>
          <table:table-cell office:value-type="float" office:value="87.9388888888889" calcext:value-type="float">
            <text:p>87.9388888889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347925" calcext:value-type="float">
            <text:p>27.347925</text:p>
          </table:table-cell>
          <table:table-cell office:value-type="float" office:value="87.9405055555556" calcext:value-type="float">
            <text:p>87.9405055556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7843361111111" calcext:value-type="float">
            <text:p>27.7843361111</text:p>
          </table:table-cell>
          <table:table-cell office:value-type="float" office:value="87.4783111111111" calcext:value-type="float">
            <text:p>87.4783111111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615775" calcext:value-type="float">
            <text:p>27.615775</text:p>
          </table:table-cell>
          <table:table-cell office:value-type="float" office:value="87.3947472222222" calcext:value-type="float">
            <text:p>87.3947472222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6598722222222" calcext:value-type="float">
            <text:p>27.6598722222</text:p>
          </table:table-cell>
          <table:table-cell office:value-type="float" office:value="87.6612805555556" calcext:value-type="float">
            <text:p>87.6612805556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7854777777778" calcext:value-type="float">
            <text:p>27.7854777778</text:p>
          </table:table-cell>
          <table:table-cell office:value-type="float" office:value="87.4792666666667" calcext:value-type="float">
            <text:p>87.4792666667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6185472222222" calcext:value-type="float">
            <text:p>27.6185472222</text:p>
          </table:table-cell>
          <table:table-cell office:value-type="float" office:value="87.4647833333333" calcext:value-type="float">
            <text:p>87.4647833333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6499027777778" calcext:value-type="float">
            <text:p>27.6499027778</text:p>
          </table:table-cell>
          <table:table-cell office:value-type="float" office:value="87.653325" calcext:value-type="float">
            <text:p>87.653325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684" calcext:value-type="float">
            <text:p>27.684</text:p>
          </table:table-cell>
          <table:table-cell office:value-type="float" office:value="87.7013777777778" calcext:value-type="float">
            <text:p>87.7013777778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650775" calcext:value-type="float">
            <text:p>27.650775</text:p>
          </table:table-cell>
          <table:table-cell office:value-type="float" office:value="87.6558972222222" calcext:value-type="float">
            <text:p>87.6558972222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3533611111111" calcext:value-type="float">
            <text:p>27.3533611111</text:p>
          </table:table-cell>
          <table:table-cell office:value-type="float" office:value="87.9121" calcext:value-type="float">
            <text:p>87.9121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27.624725" calcext:value-type="float">
            <text:p>27.624725</text:p>
          </table:table-cell>
          <table:table-cell office:value-type="float" office:value="87.7108" calcext:value-type="float">
            <text:p>87.7108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27.6630194444444" calcext:value-type="float">
            <text:p>27.6630194444</text:p>
          </table:table-cell>
          <table:table-cell office:value-type="float" office:value="87.6076083333333" calcext:value-type="float">
            <text:p>87.6076083333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27.6627361111111" calcext:value-type="float">
            <text:p>27.6627361111</text:p>
          </table:table-cell>
          <table:table-cell office:value-type="float" office:value="87.6651222222222" calcext:value-type="float">
            <text:p>87.6651222222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27.3536388888889" calcext:value-type="float">
            <text:p>27.3536388889</text:p>
          </table:table-cell>
          <table:table-cell office:value-type="float" office:value="87.9114527777778" calcext:value-type="float">
            <text:p>87.9114527778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27.6284416666667" calcext:value-type="float">
            <text:p>27.6284416667</text:p>
          </table:table-cell>
          <table:table-cell office:value-type="float" office:value="87.4145861111111" calcext:value-type="float">
            <text:p>87.4145861111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27.6517611111111" calcext:value-type="float">
            <text:p>27.6517611111</text:p>
          </table:table-cell>
          <table:table-cell office:value-type="float" office:value="87.5844916666667" calcext:value-type="float">
            <text:p>87.5844916667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27.6148472222222" calcext:value-type="float">
            <text:p>27.6148472222</text:p>
          </table:table-cell>
          <table:table-cell office:value-type="float" office:value="87.462575" calcext:value-type="float">
            <text:p>87.462575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27.3482027777778" calcext:value-type="float">
            <text:p>27.3482027778</text:p>
          </table:table-cell>
          <table:table-cell office:value-type="float" office:value="87.9398583333333" calcext:value-type="float">
            <text:p>87.9398583333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27.6536166666667" calcext:value-type="float">
            <text:p>27.6536166667</text:p>
          </table:table-cell>
          <table:table-cell office:value-type="float" office:value="87.6574777777778" calcext:value-type="float">
            <text:p>87.6574777778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27.6281583333333" calcext:value-type="float">
            <text:p>27.6281583333</text:p>
          </table:table-cell>
          <table:table-cell office:value-type="float" office:value="87.4145916666667" calcext:value-type="float">
            <text:p>87.4145916667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27.6706944444444" calcext:value-type="float">
            <text:p>27.6706944444</text:p>
          </table:table-cell>
          <table:table-cell office:value-type="float" office:value="87.699275" calcext:value-type="float">
            <text:p>87.699275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27.6317888888889" calcext:value-type="float">
            <text:p>27.6317888889</text:p>
          </table:table-cell>
          <table:table-cell office:value-type="float" office:value="87.4106638888889" calcext:value-type="float">
            <text:p>87.4106638889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27.3519944444444" calcext:value-type="float">
            <text:p>27.3519944444</text:p>
          </table:table-cell>
          <table:table-cell office:value-type="float" office:value="87.9182361111111" calcext:value-type="float">
            <text:p>87.9182361111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27.6496416666667" calcext:value-type="float">
            <text:p>27.6496416667</text:p>
          </table:table-cell>
          <table:table-cell office:value-type="float" office:value="87.6555888888889" calcext:value-type="float">
            <text:p>87.6555888889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27.65845" calcext:value-type="float">
            <text:p>27.65845</text:p>
          </table:table-cell>
          <table:table-cell office:value-type="float" office:value="87.6603277777778" calcext:value-type="float">
            <text:p>87.6603277778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27.65645" calcext:value-type="float">
            <text:p>27.65645</text:p>
          </table:table-cell>
          <table:table-cell office:value-type="float" office:value="87.6009083333333" calcext:value-type="float">
            <text:p>87.6009083333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27.7131861111111" calcext:value-type="float">
            <text:p>27.7131861111</text:p>
          </table:table-cell>
          <table:table-cell office:value-type="float" office:value="87.2685694444444" calcext:value-type="float">
            <text:p>87.2685694444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27.68625" calcext:value-type="float">
            <text:p>27.68625</text:p>
          </table:table-cell>
          <table:table-cell office:value-type="float" office:value="87.7000611111111" calcext:value-type="float">
            <text:p>87.7000611111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27.3522833333333" calcext:value-type="float">
            <text:p>27.3522833333</text:p>
          </table:table-cell>
          <table:table-cell office:value-type="float" office:value="87.9188777777778" calcext:value-type="float">
            <text:p>87.9188777778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27.6167555555556" calcext:value-type="float">
            <text:p>27.6167555556</text:p>
          </table:table-cell>
          <table:table-cell office:value-type="float" office:value="87.7050777777778" calcext:value-type="float">
            <text:p>87.7050777778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27.6684555555556" calcext:value-type="float">
            <text:p>27.6684555556</text:p>
          </table:table-cell>
          <table:table-cell office:value-type="float" office:value="87.6718361111111" calcext:value-type="float">
            <text:p>87.6718361111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27.6485111111111" calcext:value-type="float">
            <text:p>27.6485111111</text:p>
          </table:table-cell>
          <table:table-cell office:value-type="float" office:value="87.6268527777778" calcext:value-type="float">
            <text:p>87.6268527778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7.6753055555556" calcext:value-type="float">
            <text:p>27.6753055556</text:p>
          </table:table-cell>
          <table:table-cell office:value-type="float" office:value="87.6788638888889" calcext:value-type="float">
            <text:p>87.6788638889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7.6693083333333" calcext:value-type="float">
            <text:p>27.6693083333</text:p>
          </table:table-cell>
          <table:table-cell office:value-type="float" office:value="87.6724722222222" calcext:value-type="float">
            <text:p>87.6724722222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7.6584361111111" calcext:value-type="float">
            <text:p>27.6584361111</text:p>
          </table:table-cell>
          <table:table-cell office:value-type="float" office:value="87.6015277777778" calcext:value-type="float">
            <text:p>87.6015277778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7.3538888888889" calcext:value-type="float">
            <text:p>27.3538888889</text:p>
          </table:table-cell>
          <table:table-cell office:value-type="float" office:value="87.9072638888889" calcext:value-type="float">
            <text:p>87.9072638889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3522833333333" calcext:value-type="float">
            <text:p>27.3522833333</text:p>
          </table:table-cell>
          <table:table-cell office:value-type="float" office:value="87.9192" calcext:value-type="float">
            <text:p>87.9192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3487555555556" calcext:value-type="float">
            <text:p>27.3487555556</text:p>
          </table:table-cell>
          <table:table-cell office:value-type="float" office:value="87.9382444444444" calcext:value-type="float">
            <text:p>87.9382444444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6633027777778" calcext:value-type="float">
            <text:p>27.6633027778</text:p>
          </table:table-cell>
          <table:table-cell office:value-type="float" office:value="87.6076055555556" calcext:value-type="float">
            <text:p>87.6076055556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6859666666667" calcext:value-type="float">
            <text:p>27.6859666667</text:p>
          </table:table-cell>
          <table:table-cell office:value-type="float" office:value="87.7000638888889" calcext:value-type="float">
            <text:p>87.7000638889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6667305555556" calcext:value-type="float">
            <text:p>27.6667305556</text:p>
          </table:table-cell>
          <table:table-cell office:value-type="float" office:value="87.66895" calcext:value-type="float">
            <text:p>87.66895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3509388888889" calcext:value-type="float">
            <text:p>27.3509388889</text:p>
          </table:table-cell>
          <table:table-cell office:value-type="float" office:value="87.9279111111111" calcext:value-type="float">
            <text:p>87.9279111111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7.6630222222222" calcext:value-type="float">
            <text:p>27.6630222222</text:p>
          </table:table-cell>
          <table:table-cell office:value-type="float" office:value="87.6654416666667" calcext:value-type="float">
            <text:p>87.6654416667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7.6167583333333" calcext:value-type="float">
            <text:p>27.6167583333</text:p>
          </table:table-cell>
          <table:table-cell office:value-type="float" office:value="87.7054027777778" calcext:value-type="float">
            <text:p>87.7054027778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7.6526" calcext:value-type="float">
            <text:p>27.6526</text:p>
          </table:table-cell>
          <table:table-cell office:value-type="float" office:value="87.5835111111111" calcext:value-type="float">
            <text:p>87.5835111111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7.7435277777778" calcext:value-type="float">
            <text:p>27.7435277778</text:p>
          </table:table-cell>
          <table:table-cell office:value-type="float" office:value="87.2538638888889" calcext:value-type="float">
            <text:p>87.2538638889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27.3528055555556" calcext:value-type="float">
            <text:p>27.3528055556</text:p>
          </table:table-cell>
          <table:table-cell office:value-type="float" office:value="87.9133944444444" calcext:value-type="float">
            <text:p>87.9133944444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27.7432444444444" calcext:value-type="float">
            <text:p>27.7432444444</text:p>
          </table:table-cell>
          <table:table-cell office:value-type="float" office:value="87.2538694444445" calcext:value-type="float">
            <text:p>87.2538694444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7.65445" calcext:value-type="float">
            <text:p>27.65445</text:p>
          </table:table-cell>
          <table:table-cell office:value-type="float" office:value="87.6271" calcext:value-type="float">
            <text:p>87.6271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7.68035" calcext:value-type="float">
            <text:p>27.68035</text:p>
          </table:table-cell>
          <table:table-cell office:value-type="float" office:value="87.7040083333333" calcext:value-type="float">
            <text:p>87.7040083333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7.6523194444444" calcext:value-type="float">
            <text:p>27.6523194444</text:p>
          </table:table-cell>
          <table:table-cell office:value-type="float" office:value="87.5838388888889" calcext:value-type="float">
            <text:p>87.5838388889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7.6854027777778" calcext:value-type="float">
            <text:p>27.6854027778</text:p>
          </table:table-cell>
          <table:table-cell office:value-type="float" office:value="87.7003916666667" calcext:value-type="float">
            <text:p>87.7003916667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27.352525" calcext:value-type="float">
            <text:p>27.352525</text:p>
          </table:table-cell>
          <table:table-cell office:value-type="float" office:value="87.9137194444445" calcext:value-type="float">
            <text:p>87.9137194444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27.3482055555556" calcext:value-type="float">
            <text:p>27.3482055556</text:p>
          </table:table-cell>
          <table:table-cell office:value-type="float" office:value="87.9401805555556" calcext:value-type="float">
            <text:p>87.9401805556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27.6627333333333" calcext:value-type="float">
            <text:p>27.6627333333</text:p>
          </table:table-cell>
          <table:table-cell office:value-type="float" office:value="87.6647972222222" calcext:value-type="float">
            <text:p>87.6647972222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27.3470833333333" calcext:value-type="float">
            <text:p>27.3470833333</text:p>
          </table:table-cell>
          <table:table-cell office:value-type="float" office:value="87.9414805555556" calcext:value-type="float">
            <text:p>87.9414805556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27.6823194444444" calcext:value-type="float">
            <text:p>27.6823194444</text:p>
          </table:table-cell>
          <table:table-cell office:value-type="float" office:value="87.7030138888889" calcext:value-type="float">
            <text:p>87.7030138889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27.7840583333333" calcext:value-type="float">
            <text:p>27.7840583333</text:p>
          </table:table-cell>
          <table:table-cell office:value-type="float" office:value="87.4786388888889" calcext:value-type="float">
            <text:p>87.4786388889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27.6976777777778" calcext:value-type="float">
            <text:p>27.6976777778</text:p>
          </table:table-cell>
          <table:table-cell office:value-type="float" office:value="87.5690333333333" calcext:value-type="float">
            <text:p>87.5690333333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27.649925" calcext:value-type="float">
            <text:p>27.649925</text:p>
          </table:table-cell>
          <table:table-cell office:value-type="float" office:value="87.6555861111111" calcext:value-type="float">
            <text:p>87.6555861111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27.3522861111111" calcext:value-type="float">
            <text:p>27.3522861111</text:p>
          </table:table-cell>
          <table:table-cell office:value-type="float" office:value="87.9195222222222" calcext:value-type="float">
            <text:p>87.9195222222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27.6188944444444" calcext:value-type="float">
            <text:p>27.6188944444</text:p>
          </table:table-cell>
          <table:table-cell office:value-type="float" office:value="87.3956722222222" calcext:value-type="float">
            <text:p>87.3956722222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27.6590055555556" calcext:value-type="float">
            <text:p>27.6590055556</text:p>
          </table:table-cell>
          <table:table-cell office:value-type="float" office:value="87.6018444444444" calcext:value-type="float">
            <text:p>87.6018444444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27.3539166666667" calcext:value-type="float">
            <text:p>27.3539166667</text:p>
          </table:table-cell>
          <table:table-cell office:value-type="float" office:value="87.9108055555556" calcext:value-type="float">
            <text:p>87.9108055556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27.6864972222222" calcext:value-type="float">
            <text:p>27.6864972222</text:p>
          </table:table-cell>
          <table:table-cell office:value-type="float" office:value="87.5539916666667" calcext:value-type="float">
            <text:p>87.5539916667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27.6512083333333" calcext:value-type="float">
            <text:p>27.6512083333</text:p>
          </table:table-cell>
          <table:table-cell office:value-type="float" office:value="87.5857916666667" calcext:value-type="float">
            <text:p>87.5857916667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27.3519916666667" calcext:value-type="float">
            <text:p>27.3519916667</text:p>
          </table:table-cell>
          <table:table-cell office:value-type="float" office:value="87.9179138888889" calcext:value-type="float">
            <text:p>87.9179138889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6698777777778" calcext:value-type="float">
            <text:p>27.6698777778</text:p>
          </table:table-cell>
          <table:table-cell office:value-type="float" office:value="87.6727888888889" calcext:value-type="float">
            <text:p>87.6727888889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6600888888889" calcext:value-type="float">
            <text:p>27.6600888889</text:p>
          </table:table-cell>
          <table:table-cell office:value-type="float" office:value="87.6254166666667" calcext:value-type="float">
            <text:p>87.6254166667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6755888888889" calcext:value-type="float">
            <text:p>27.6755888889</text:p>
          </table:table-cell>
          <table:table-cell office:value-type="float" office:value="87.6788583333333" calcext:value-type="float">
            <text:p>87.6788583333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6584472222222" calcext:value-type="float">
            <text:p>27.6584472222</text:p>
          </table:table-cell>
          <table:table-cell office:value-type="float" office:value="87.6600055555556" calcext:value-type="float">
            <text:p>87.6600055556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7641833333333" calcext:value-type="float">
            <text:p>27.7641833333</text:p>
          </table:table-cell>
          <table:table-cell office:value-type="float" office:value="87.2334888888889" calcext:value-type="float">
            <text:p>87.233488888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7639027777778" calcext:value-type="float">
            <text:p>27.7639027778</text:p>
          </table:table-cell>
          <table:table-cell office:value-type="float" office:value="87.2334916666667" calcext:value-type="float">
            <text:p>87.2334916667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6964833333333" calcext:value-type="float">
            <text:p>27.6964833333</text:p>
          </table:table-cell>
          <table:table-cell office:value-type="float" office:value="87.5629111111111" calcext:value-type="float">
            <text:p>87.5629111111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6502083333333" calcext:value-type="float">
            <text:p>27.6502083333</text:p>
          </table:table-cell>
          <table:table-cell office:value-type="float" office:value="87.6555833333334" calcext:value-type="float">
            <text:p>87.6555833333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6856861111111" calcext:value-type="float">
            <text:p>27.6856861111</text:p>
          </table:table-cell>
          <table:table-cell office:value-type="float" office:value="87.7003888888889" calcext:value-type="float">
            <text:p>87.700388888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6482333333333" calcext:value-type="float">
            <text:p>27.6482333333</text:p>
          </table:table-cell>
          <table:table-cell office:value-type="float" office:value="87.6271777777778" calcext:value-type="float">
            <text:p>87.6271777778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27.6504888888889" calcext:value-type="float">
            <text:p>27.6504888889</text:p>
          </table:table-cell>
          <table:table-cell office:value-type="float" office:value="87.6555777777778" calcext:value-type="float">
            <text:p>87.6555777778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27.3538916666667" calcext:value-type="float">
            <text:p>27.3538916667</text:p>
          </table:table-cell>
          <table:table-cell office:value-type="float" office:value="87.9079083333333" calcext:value-type="float">
            <text:p>87.9079083333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3509861111111" calcext:value-type="float">
            <text:p>27.3509861111</text:p>
          </table:table-cell>
          <table:table-cell office:value-type="float" office:value="87.9340333333333" calcext:value-type="float">
            <text:p>87.9340333333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587194444444" calcext:value-type="float">
            <text:p>27.6587194444</text:p>
          </table:table-cell>
          <table:table-cell office:value-type="float" office:value="87.601525" calcext:value-type="float">
            <text:p>87.601525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962055555556" calcext:value-type="float">
            <text:p>27.6962055556</text:p>
          </table:table-cell>
          <table:table-cell office:value-type="float" office:value="87.5632361111111" calcext:value-type="float">
            <text:p>87.5632361111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635861111111" calcext:value-type="float">
            <text:p>27.6635861111</text:p>
          </table:table-cell>
          <table:table-cell office:value-type="float" office:value="87.6076027777778" calcext:value-type="float">
            <text:p>87.6076027778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193472222222" calcext:value-type="float">
            <text:p>27.6193472222</text:p>
          </table:table-cell>
          <table:table-cell office:value-type="float" office:value="87.7102166666667" calcext:value-type="float">
            <text:p>87.7102166667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603694444444" calcext:value-type="float">
            <text:p>27.6603694444</text:p>
          </table:table-cell>
          <table:table-cell office:value-type="float" office:value="87.6254111111111" calcext:value-type="float">
            <text:p>87.6254111111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3538916666667" calcext:value-type="float">
            <text:p>27.3538916667</text:p>
          </table:table-cell>
          <table:table-cell office:value-type="float" office:value="87.9075861111111" calcext:value-type="float">
            <text:p>87.9075861111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27.3538861111111" calcext:value-type="float">
            <text:p>27.3538861111</text:p>
          </table:table-cell>
          <table:table-cell office:value-type="float" office:value="87.9069416666667" calcext:value-type="float">
            <text:p>87.9069416667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27.3539138888889" calcext:value-type="float">
            <text:p>27.3539138889</text:p>
          </table:table-cell>
          <table:table-cell office:value-type="float" office:value="87.9104833333333" calcext:value-type="float">
            <text:p>87.9104833333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27.6561694444444" calcext:value-type="float">
            <text:p>27.6561694444</text:p>
          </table:table-cell>
          <table:table-cell office:value-type="float" office:value="87.6009111111111" calcext:value-type="float">
            <text:p>87.6009111111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7.6956416666667" calcext:value-type="float">
            <text:p>27.6956416667</text:p>
          </table:table-cell>
          <table:table-cell office:value-type="float" office:value="87.5635666666667" calcext:value-type="float">
            <text:p>87.5635666667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7.6758722222222" calcext:value-type="float">
            <text:p>27.6758722222</text:p>
          </table:table-cell>
          <table:table-cell office:value-type="float" office:value="87.6788555555556" calcext:value-type="float">
            <text:p>87.6788555556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7.7440972222222" calcext:value-type="float">
            <text:p>27.7440972222</text:p>
          </table:table-cell>
          <table:table-cell office:value-type="float" office:value="87.2541777777778" calcext:value-type="float">
            <text:p>87.2541777778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3525277777778" calcext:value-type="float">
            <text:p>27.3525277778</text:p>
          </table:table-cell>
          <table:table-cell office:value-type="float" office:value="87.9140416666667" calcext:value-type="float">
            <text:p>87.9140416667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783775" calcext:value-type="float">
            <text:p>27.783775</text:p>
          </table:table-cell>
          <table:table-cell office:value-type="float" office:value="87.4786444444444" calcext:value-type="float">
            <text:p>87.4786444444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6558888888889" calcext:value-type="float">
            <text:p>27.6558888889</text:p>
          </table:table-cell>
          <table:table-cell office:value-type="float" office:value="87.6012388888889" calcext:value-type="float">
            <text:p>87.6012388889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6667277777778" calcext:value-type="float">
            <text:p>27.6667277778</text:p>
          </table:table-cell>
          <table:table-cell office:value-type="float" office:value="87.6686277777778" calcext:value-type="float">
            <text:p>87.6686277778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7458" calcext:value-type="float">
            <text:p>27.7458</text:p>
          </table:table-cell>
          <table:table-cell office:value-type="float" office:value="87.2547972222222" calcext:value-type="float">
            <text:p>87.2547972222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7438138888889" calcext:value-type="float">
            <text:p>27.7438138889</text:p>
          </table:table-cell>
          <table:table-cell office:value-type="float" office:value="87.2541833333333" calcext:value-type="float">
            <text:p>87.2541833333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633055555556" calcext:value-type="float">
            <text:p>27.6633055556</text:p>
          </table:table-cell>
          <table:table-cell office:value-type="float" office:value="87.6654388888889" calcext:value-type="float">
            <text:p>87.6654388889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890555555556" calcext:value-type="float">
            <text:p>27.6890555556</text:p>
          </table:table-cell>
          <table:table-cell office:value-type="float" office:value="87.5552527777778" calcext:value-type="float">
            <text:p>87.5552527778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520416666667" calcext:value-type="float">
            <text:p>27.6520416667</text:p>
          </table:table-cell>
          <table:table-cell office:value-type="float" office:value="87.5841666666667" calcext:value-type="float">
            <text:p>87.5841666667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199166666667" calcext:value-type="float">
            <text:p>27.6199166667</text:p>
          </table:table-cell>
          <table:table-cell office:value-type="float" office:value="87.7105333333333" calcext:value-type="float">
            <text:p>87.7105333333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69025" calcext:value-type="float">
            <text:p>27.669025</text:p>
          </table:table-cell>
          <table:table-cell office:value-type="float" office:value="87.6721527777778" calcext:value-type="float">
            <text:p>87.6721527778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7.6673861111111" calcext:value-type="float">
            <text:p>27.6673861111</text:p>
          </table:table-cell>
          <table:table-cell office:value-type="float" office:value="87.6201555555556" calcext:value-type="float">
            <text:p>87.6201555556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7.6638722222222" calcext:value-type="float">
            <text:p>27.6638722222</text:p>
          </table:table-cell>
          <table:table-cell office:value-type="float" office:value="87.6079222222222" calcext:value-type="float">
            <text:p>87.6079222222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7.7854805555556" calcext:value-type="float">
            <text:p>27.7854805556</text:p>
          </table:table-cell>
          <table:table-cell office:value-type="float" office:value="87.4795888888889" calcext:value-type="float">
            <text:p>87.4795888889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191833333333" calcext:value-type="float">
            <text:p>27.6191833333</text:p>
          </table:table-cell>
          <table:table-cell office:value-type="float" office:value="87.3959888888889" calcext:value-type="float">
            <text:p>87.3959888889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18825" calcext:value-type="float">
            <text:p>27.618825</text:p>
          </table:table-cell>
          <table:table-cell office:value-type="float" office:value="87.4644583333333" calcext:value-type="float">
            <text:p>87.4644583333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987472222222" calcext:value-type="float">
            <text:p>27.6987472222</text:p>
          </table:table-cell>
          <table:table-cell office:value-type="float" office:value="87.5632027777778" calcext:value-type="float">
            <text:p>87.5632027778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196333333333" calcext:value-type="float">
            <text:p>27.6196333333</text:p>
          </table:table-cell>
          <table:table-cell office:value-type="float" office:value="87.7105361111111" calcext:value-type="float">
            <text:p>87.7105361111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701027777778" calcext:value-type="float">
            <text:p>27.6701027778</text:p>
          </table:table-cell>
          <table:table-cell office:value-type="float" office:value="87.6963722222222" calcext:value-type="float">
            <text:p>87.6963722222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27.6853611111111" calcext:value-type="float">
            <text:p>27.6853611111</text:p>
          </table:table-cell>
          <table:table-cell office:value-type="float" office:value="87.6958694444445" calcext:value-type="float">
            <text:p>87.6958694444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27.6584444444444" calcext:value-type="float">
            <text:p>27.6584444444</text:p>
          </table:table-cell>
          <table:table-cell office:value-type="float" office:value="87.6596805555556" calcext:value-type="float">
            <text:p>87.6596805556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27.7636222222222" calcext:value-type="float">
            <text:p>27.7636222222</text:p>
          </table:table-cell>
          <table:table-cell office:value-type="float" office:value="87.2338194444444" calcext:value-type="float">
            <text:p>87.2338194444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27.6704083333333" calcext:value-type="float">
            <text:p>27.6704083333</text:p>
          </table:table-cell>
          <table:table-cell office:value-type="float" office:value="87.6989555555556" calcext:value-type="float">
            <text:p>87.6989555556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27.6479527777778" calcext:value-type="float">
            <text:p>27.6479527778</text:p>
          </table:table-cell>
          <table:table-cell office:value-type="float" office:value="87.6275055555556" calcext:value-type="float">
            <text:p>87.6275055556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27.6261416666667" calcext:value-type="float">
            <text:p>27.6261416667</text:p>
          </table:table-cell>
          <table:table-cell office:value-type="float" office:value="87.46145" calcext:value-type="float">
            <text:p>87.46145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27.3519888888889" calcext:value-type="float">
            <text:p>27.3519888889</text:p>
          </table:table-cell>
          <table:table-cell office:value-type="float" office:value="87.9175916666667" calcext:value-type="float">
            <text:p>87.9175916667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3512194444444" calcext:value-type="float">
            <text:p>27.3512194444</text:p>
          </table:table-cell>
          <table:table-cell office:value-type="float" office:value="87.9275861111111" calcext:value-type="float">
            <text:p>87.9275861111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3470861111111" calcext:value-type="float">
            <text:p>27.3470861111</text:p>
          </table:table-cell>
          <table:table-cell office:value-type="float" office:value="87.9418027777778" calcext:value-type="float">
            <text:p>87.9418027778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6985555555556" calcext:value-type="float">
            <text:p>27.6985555556</text:p>
          </table:table-cell>
          <table:table-cell office:value-type="float" office:value="87.5719305555556" calcext:value-type="float">
            <text:p>87.5719305556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6606527777778" calcext:value-type="float">
            <text:p>27.6606527778</text:p>
          </table:table-cell>
          <table:table-cell office:value-type="float" office:value="87.6254083333333" calcext:value-type="float">
            <text:p>87.6254083333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6531611111111" calcext:value-type="float">
            <text:p>27.6531611111</text:p>
          </table:table-cell>
          <table:table-cell office:value-type="float" office:value="87.5831833333333" calcext:value-type="float">
            <text:p>87.5831833333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6701055555556" calcext:value-type="float">
            <text:p>27.6701055556</text:p>
          </table:table-cell>
          <table:table-cell office:value-type="float" office:value="87.6966972222222" calcext:value-type="float">
            <text:p>87.6966972222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27.6707277777778" calcext:value-type="float">
            <text:p>27.6707277778</text:p>
          </table:table-cell>
          <table:table-cell office:value-type="float" office:value="87.6731027777778" calcext:value-type="float">
            <text:p>87.6731027778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27.6170277777778" calcext:value-type="float">
            <text:p>27.6170277778</text:p>
          </table:table-cell>
          <table:table-cell office:value-type="float" office:value="87.7037833333333" calcext:value-type="float">
            <text:p>87.7037833333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27.7455166666667" calcext:value-type="float">
            <text:p>27.7455166667</text:p>
          </table:table-cell>
          <table:table-cell office:value-type="float" office:value="87.2548027777778" calcext:value-type="float">
            <text:p>87.2548027778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327444444444" calcext:value-type="float">
            <text:p>27.6327444444</text:p>
          </table:table-cell>
          <table:table-cell office:value-type="float" office:value="87.2775861111111" calcext:value-type="float">
            <text:p>87.2775861111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32075" calcext:value-type="float">
            <text:p>27.632075</text:p>
          </table:table-cell>
          <table:table-cell office:value-type="float" office:value="87.4109805555556" calcext:value-type="float">
            <text:p>87.4109805556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258638888889" calcext:value-type="float">
            <text:p>27.6258638889</text:p>
          </table:table-cell>
          <table:table-cell office:value-type="float" office:value="87.461775" calcext:value-type="float">
            <text:p>87.461775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704111111111" calcext:value-type="float">
            <text:p>27.6704111111</text:p>
          </table:table-cell>
          <table:table-cell office:value-type="float" office:value="87.6992777777778" calcext:value-type="float">
            <text:p>87.6992777778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679055555556" calcext:value-type="float">
            <text:p>27.6679055556</text:p>
          </table:table-cell>
          <table:table-cell office:value-type="float" office:value="87.42985" calcext:value-type="float">
            <text:p>87.42985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27.6274" calcext:value-type="float">
            <text:p>27.6274</text:p>
          </table:table-cell>
          <table:table-cell office:value-type="float" office:value="87.7249777777778" calcext:value-type="float">
            <text:p>87.7249777778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27.6679083333333" calcext:value-type="float">
            <text:p>27.6679083333</text:p>
          </table:table-cell>
          <table:table-cell office:value-type="float" office:value="87.4301722222222" calcext:value-type="float">
            <text:p>87.4301722222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27.6449888888889" calcext:value-type="float">
            <text:p>27.6449888889</text:p>
          </table:table-cell>
          <table:table-cell office:value-type="float" office:value="87.6420777777778" calcext:value-type="float">
            <text:p>87.6420777778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27.6701083333333" calcext:value-type="float">
            <text:p>27.6701083333</text:p>
          </table:table-cell>
          <table:table-cell office:value-type="float" office:value="87.6970194444445" calcext:value-type="float">
            <text:p>87.6970194444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27.7834916666667" calcext:value-type="float">
            <text:p>27.7834916667</text:p>
          </table:table-cell>
          <table:table-cell office:value-type="float" office:value="87.4786472222222" calcext:value-type="float">
            <text:p>87.4786472222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274027777778" calcext:value-type="float">
            <text:p>27.6274027778</text:p>
          </table:table-cell>
          <table:table-cell office:value-type="float" office:value="87.7253027777778" calcext:value-type="float">
            <text:p>87.7253027778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806361111111" calcext:value-type="float">
            <text:p>27.6806361111</text:p>
          </table:table-cell>
          <table:table-cell office:value-type="float" office:value="87.7043277777778" calcext:value-type="float">
            <text:p>87.7043277778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661527777778" calcext:value-type="float">
            <text:p>27.6661527778</text:p>
          </table:table-cell>
          <table:table-cell office:value-type="float" office:value="87.6098305555555" calcext:value-type="float">
            <text:p>87.6098305556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247277777778" calcext:value-type="float">
            <text:p>27.6247277778</text:p>
          </table:table-cell>
          <table:table-cell office:value-type="float" office:value="87.7111222222222" calcext:value-type="float">
            <text:p>87.7111222222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679111111111" calcext:value-type="float">
            <text:p>27.6679111111</text:p>
          </table:table-cell>
          <table:table-cell office:value-type="float" office:value="87.4304944444445" calcext:value-type="float">
            <text:p>87.4304944444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27.666725" calcext:value-type="float">
            <text:p>27.666725</text:p>
          </table:table-cell>
          <table:table-cell office:value-type="float" office:value="87.6683027777778" calcext:value-type="float">
            <text:p>87.6683027778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27.6512138888889" calcext:value-type="float">
            <text:p>27.6512138889</text:p>
          </table:table-cell>
          <table:table-cell office:value-type="float" office:value="87.5861138888889" calcext:value-type="float">
            <text:p>87.5861138889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27.6264222222222" calcext:value-type="float">
            <text:p>27.6264222222</text:p>
          </table:table-cell>
          <table:table-cell office:value-type="float" office:value="87.4611222222222" calcext:value-type="float">
            <text:p>87.4611222222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27.6194694444444" calcext:value-type="float">
            <text:p>27.6194694444</text:p>
          </table:table-cell>
          <table:table-cell office:value-type="float" office:value="87.3963083333333" calcext:value-type="float">
            <text:p>87.3963083333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27.7554583333333" calcext:value-type="float">
            <text:p>27.7554583333</text:p>
          </table:table-cell>
          <table:table-cell office:value-type="float" office:value="87.258525" calcext:value-type="float">
            <text:p>87.258525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27.6985583333333" calcext:value-type="float">
            <text:p>27.6985583333</text:p>
          </table:table-cell>
          <table:table-cell office:value-type="float" office:value="87.5722555555556" calcext:value-type="float">
            <text:p>87.5722555556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27.6710111111111" calcext:value-type="float">
            <text:p>27.6710111111</text:p>
          </table:table-cell>
          <table:table-cell office:value-type="float" office:value="87.6731" calcext:value-type="float">
            <text:p>87.6731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27.7452361111111" calcext:value-type="float">
            <text:p>27.7452361111</text:p>
          </table:table-cell>
          <table:table-cell office:value-type="float" office:value="87.2548083333333" calcext:value-type="float">
            <text:p>87.2548083333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7443833333333" calcext:value-type="float">
            <text:p>27.7443833333</text:p>
          </table:table-cell>
          <table:table-cell office:value-type="float" office:value="87.2544972222222" calcext:value-type="float">
            <text:p>87.2544972222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3522472222222" calcext:value-type="float">
            <text:p>27.3522472222</text:p>
          </table:table-cell>
          <table:table-cell office:value-type="float" office:value="87.9143666666667" calcext:value-type="float">
            <text:p>87.9143666667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3490388888889" calcext:value-type="float">
            <text:p>27.3490388889</text:p>
          </table:table-cell>
          <table:table-cell office:value-type="float" office:value="87.9382416666667" calcext:value-type="float">
            <text:p>87.9382416667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6679166666667" calcext:value-type="float">
            <text:p>27.6679166667</text:p>
          </table:table-cell>
          <table:table-cell office:value-type="float" office:value="87.4308194444444" calcext:value-type="float">
            <text:p>87.4308194444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6449833333333" calcext:value-type="float">
            <text:p>27.6449833333</text:p>
          </table:table-cell>
          <table:table-cell office:value-type="float" office:value="87.6417555555556" calcext:value-type="float">
            <text:p>87.6417555556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6479555555556" calcext:value-type="float">
            <text:p>27.6479555556</text:p>
          </table:table-cell>
          <table:table-cell office:value-type="float" office:value="87.6278277777778" calcext:value-type="float">
            <text:p>87.6278277778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659525" calcext:value-type="float">
            <text:p>27.659525</text:p>
          </table:table-cell>
          <table:table-cell office:value-type="float" office:value="87.6257444444444" calcext:value-type="float">
            <text:p>87.6257444444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7854861111111" calcext:value-type="float">
            <text:p>27.7854861111</text:p>
          </table:table-cell>
          <table:table-cell office:value-type="float" office:value="87.4799138888889" calcext:value-type="float">
            <text:p>87.4799138889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27.6701611111111" calcext:value-type="float">
            <text:p>27.6701611111</text:p>
          </table:table-cell>
          <table:table-cell office:value-type="float" office:value="87.6727861111111" calcext:value-type="float">
            <text:p>87.6727861111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27.6758388888889" calcext:value-type="float">
            <text:p>27.6758388889</text:p>
          </table:table-cell>
          <table:table-cell office:value-type="float" office:value="87.6753027777778" calcext:value-type="float">
            <text:p>87.6753027778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27.6635888888889" calcext:value-type="float">
            <text:p>27.6635888889</text:p>
          </table:table-cell>
          <table:table-cell office:value-type="float" office:value="87.6654333333334" calcext:value-type="float">
            <text:p>87.6654333333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7.6630138888889" calcext:value-type="float">
            <text:p>27.6630138889</text:p>
          </table:table-cell>
          <table:table-cell office:value-type="float" office:value="87.6644722222222" calcext:value-type="float">
            <text:p>87.6644722222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7.6982694444444" calcext:value-type="float">
            <text:p>27.6982694444</text:p>
          </table:table-cell>
          <table:table-cell office:value-type="float" office:value="87.5716111111111" calcext:value-type="float">
            <text:p>87.5716111111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7.6704444444444" calcext:value-type="float">
            <text:p>27.6704444444</text:p>
          </table:table-cell>
          <table:table-cell office:value-type="float" office:value="87.6727833333333" calcext:value-type="float">
            <text:p>87.6727833333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7.6609361111111" calcext:value-type="float">
            <text:p>27.6609361111</text:p>
          </table:table-cell>
          <table:table-cell office:value-type="float" office:value="87.6254055555556" calcext:value-type="float">
            <text:p>87.6254055556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27.6715805555556" calcext:value-type="float">
            <text:p>27.6715805556</text:p>
          </table:table-cell>
          <table:table-cell office:value-type="float" office:value="87.6734138888889" calcext:value-type="float">
            <text:p>87.6734138889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27.6255833333333" calcext:value-type="float">
            <text:p>27.6255833333</text:p>
          </table:table-cell>
          <table:table-cell office:value-type="float" office:value="87.4621027777778" calcext:value-type="float">
            <text:p>87.4621027778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27.6330305555556" calcext:value-type="float">
            <text:p>27.6330305556</text:p>
          </table:table-cell>
          <table:table-cell office:value-type="float" office:value="87.2779055555555" calcext:value-type="float">
            <text:p>87.2779055556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27.6982666666667" calcext:value-type="float">
            <text:p>27.6982666667</text:p>
          </table:table-cell>
          <table:table-cell office:value-type="float" office:value="87.5712888888889" calcext:value-type="float">
            <text:p>87.5712888889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27.7557444444444" calcext:value-type="float">
            <text:p>27.7557444444</text:p>
          </table:table-cell>
          <table:table-cell office:value-type="float" office:value="87.2588416666667" calcext:value-type="float">
            <text:p>87.2588416667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27.6598083333333" calcext:value-type="float">
            <text:p>27.6598083333</text:p>
          </table:table-cell>
          <table:table-cell office:value-type="float" office:value="87.6257416666667" calcext:value-type="float">
            <text:p>87.6257416667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27.3541944444444" calcext:value-type="float">
            <text:p>27.3541944444</text:p>
          </table:table-cell>
          <table:table-cell office:value-type="float" office:value="87.9101583333333" calcext:value-type="float">
            <text:p>87.910158333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274055555556" calcext:value-type="float">
            <text:p>27.6274055556</text:p>
          </table:table-cell>
          <table:table-cell office:value-type="float" office:value="87.725625" calcext:value-type="float">
            <text:p>87.725625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479611111111" calcext:value-type="float">
            <text:p>27.6479611111</text:p>
          </table:table-cell>
          <table:table-cell office:value-type="float" office:value="87.62815" calcext:value-type="float">
            <text:p>87.62815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556055555556" calcext:value-type="float">
            <text:p>27.6556055556</text:p>
          </table:table-cell>
          <table:table-cell office:value-type="float" office:value="87.6012416666667" calcext:value-type="float">
            <text:p>87.6012416667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191083333333" calcext:value-type="float">
            <text:p>27.6191083333</text:p>
          </table:table-cell>
          <table:table-cell office:value-type="float" office:value="87.4644527777778" calcext:value-type="float">
            <text:p>87.4644527778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145583333333" calcext:value-type="float">
            <text:p>27.6145583333</text:p>
          </table:table-cell>
          <table:table-cell office:value-type="float" office:value="87.4619333333333" calcext:value-type="float">
            <text:p>87.4619333333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27.6862166666667" calcext:value-type="float">
            <text:p>27.6862166667</text:p>
          </table:table-cell>
          <table:table-cell office:value-type="float" office:value="87.5539972222222" calcext:value-type="float">
            <text:p>87.5539972222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27.6528833333333" calcext:value-type="float">
            <text:p>27.6528833333</text:p>
          </table:table-cell>
          <table:table-cell office:value-type="float" office:value="87.5835083333333" calcext:value-type="float">
            <text:p>87.5835083333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27.6274083333333" calcext:value-type="float">
            <text:p>27.6274083333</text:p>
          </table:table-cell>
          <table:table-cell office:value-type="float" office:value="87.7259472222222" calcext:value-type="float">
            <text:p>87.7259472222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27.6676194444444" calcext:value-type="float">
            <text:p>27.6676194444</text:p>
          </table:table-cell>
          <table:table-cell office:value-type="float" office:value="87.4295305555556" calcext:value-type="float">
            <text:p>87.4295305556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7.6539" calcext:value-type="float">
            <text:p>27.6539</text:p>
          </table:table-cell>
          <table:table-cell office:value-type="float" office:value="87.657475" calcext:value-type="float">
            <text:p>87.657475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7.6701111111111" calcext:value-type="float">
            <text:p>27.6701111111</text:p>
          </table:table-cell>
          <table:table-cell office:value-type="float" office:value="87.6973416666667" calcext:value-type="float">
            <text:p>87.6973416667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7.6712944444444" calcext:value-type="float">
            <text:p>27.6712944444</text:p>
          </table:table-cell>
          <table:table-cell office:value-type="float" office:value="87.6730944444445" calcext:value-type="float">
            <text:p>87.6730944444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7.7511888888889" calcext:value-type="float">
            <text:p>27.7511888889</text:p>
          </table:table-cell>
          <table:table-cell office:value-type="float" office:value="87.2563277777778" calcext:value-type="float">
            <text:p>87.2563277778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3541916666667" calcext:value-type="float">
            <text:p>27.3541916667</text:p>
          </table:table-cell>
          <table:table-cell office:value-type="float" office:value="87.9098361111111" calcext:value-type="float">
            <text:p>87.9098361111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3541861111111" calcext:value-type="float">
            <text:p>27.3541861111</text:p>
          </table:table-cell>
          <table:table-cell office:value-type="float" office:value="87.9091944444444" calcext:value-type="float">
            <text:p>87.9091944444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3468055555556" calcext:value-type="float">
            <text:p>27.3468055556</text:p>
          </table:table-cell>
          <table:table-cell office:value-type="float" office:value="87.9421277777778" calcext:value-type="float">
            <text:p>87.9421277778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6976805555556" calcext:value-type="float">
            <text:p>27.6976805556</text:p>
          </table:table-cell>
          <table:table-cell office:value-type="float" office:value="87.5693583333333" calcext:value-type="float">
            <text:p>87.5693583333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7557472222222" calcext:value-type="float">
            <text:p>27.7557472222</text:p>
          </table:table-cell>
          <table:table-cell office:value-type="float" office:value="87.2591666666667" calcext:value-type="float">
            <text:p>87.2591666667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3541888888889" calcext:value-type="float">
            <text:p>27.3541888889</text:p>
          </table:table-cell>
          <table:table-cell office:value-type="float" office:value="87.9095166666667" calcext:value-type="float">
            <text:p>87.9095166667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6641527777778" calcext:value-type="float">
            <text:p>27.6641527778</text:p>
          </table:table-cell>
          <table:table-cell office:value-type="float" office:value="87.6079166666667" calcext:value-type="float">
            <text:p>87.6079166667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6695916666667" calcext:value-type="float">
            <text:p>27.6695916667</text:p>
          </table:table-cell>
          <table:table-cell office:value-type="float" office:value="87.6724694444444" calcext:value-type="float">
            <text:p>87.672469444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6534444444444" calcext:value-type="float">
            <text:p>27.6534444444</text:p>
          </table:table-cell>
          <table:table-cell office:value-type="float" office:value="87.5831777777778" calcext:value-type="float">
            <text:p>87.5831777778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3541833333333" calcext:value-type="float">
            <text:p>27.3541833333</text:p>
          </table:table-cell>
          <table:table-cell office:value-type="float" office:value="87.9088722222222" calcext:value-type="float">
            <text:p>87.9088722222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27.6278805555556" calcext:value-type="float">
            <text:p>27.6278805556</text:p>
          </table:table-cell>
          <table:table-cell office:value-type="float" office:value="87.4149166666667" calcext:value-type="float">
            <text:p>87.4149166667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27.6721472222222" calcext:value-type="float">
            <text:p>27.6721472222</text:p>
          </table:table-cell>
          <table:table-cell office:value-type="float" office:value="87.6737305555556" calcext:value-type="float">
            <text:p>87.6737305556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27.3517055555556" calcext:value-type="float">
            <text:p>27.3517055556</text:p>
          </table:table-cell>
          <table:table-cell office:value-type="float" office:value="87.9172722222222" calcext:value-type="float">
            <text:p>87.9172722222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3465305555556" calcext:value-type="float">
            <text:p>27.3465305556</text:p>
          </table:table-cell>
          <table:table-cell office:value-type="float" office:value="87.9430972222222" calcext:value-type="float">
            <text:p>87.9430972222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6449805555556" calcext:value-type="float">
            <text:p>27.6449805556</text:p>
          </table:table-cell>
          <table:table-cell office:value-type="float" office:value="87.6414333333333" calcext:value-type="float">
            <text:p>87.6414333333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6267" calcext:value-type="float">
            <text:p>27.6267</text:p>
          </table:table-cell>
          <table:table-cell office:value-type="float" office:value="87.4607944444444" calcext:value-type="float">
            <text:p>87.460794444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6273972222222" calcext:value-type="float">
            <text:p>27.6273972222</text:p>
          </table:table-cell>
          <table:table-cell office:value-type="float" office:value="87.7246555555556" calcext:value-type="float">
            <text:p>87.7246555556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6333166666667" calcext:value-type="float">
            <text:p>27.6333166667</text:p>
          </table:table-cell>
          <table:table-cell office:value-type="float" office:value="87.2782222222222" calcext:value-type="float">
            <text:p>87.2782222222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7.3541805555556" calcext:value-type="float">
            <text:p>27.3541805556</text:p>
          </table:table-cell>
          <table:table-cell office:value-type="float" office:value="87.90855" calcext:value-type="float">
            <text:p>87.90855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7.6618694444444" calcext:value-type="float">
            <text:p>27.6618694444</text:p>
          </table:table-cell>
          <table:table-cell office:value-type="float" office:value="87.6631944444445" calcext:value-type="float">
            <text:p>87.6631944444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7.6701138888889" calcext:value-type="float">
            <text:p>27.6701138889</text:p>
          </table:table-cell>
          <table:table-cell office:value-type="float" office:value="87.6976666666667" calcext:value-type="float">
            <text:p>87.6976666667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27.6718638888889" calcext:value-type="float">
            <text:p>27.6718638889</text:p>
          </table:table-cell>
          <table:table-cell office:value-type="float" office:value="87.6734111111111" calcext:value-type="float">
            <text:p>87.6734111111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27.6612194444444" calcext:value-type="float">
            <text:p>27.6612194444</text:p>
          </table:table-cell>
          <table:table-cell office:value-type="float" office:value="87.6254" calcext:value-type="float">
            <text:p>87.6254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27.6667222222222" calcext:value-type="float">
            <text:p>27.6667222222</text:p>
          </table:table-cell>
          <table:table-cell office:value-type="float" office:value="87.6679805555556" calcext:value-type="float">
            <text:p>87.6679805556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27.7514722222222" calcext:value-type="float">
            <text:p>27.7514722222</text:p>
          </table:table-cell>
          <table:table-cell office:value-type="float" office:value="87.256325" calcext:value-type="float">
            <text:p>87.25632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27.6479638888889" calcext:value-type="float">
            <text:p>27.6479638889</text:p>
          </table:table-cell>
          <table:table-cell office:value-type="float" office:value="87.628475" calcext:value-type="float">
            <text:p>87.62847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27.7636277777778" calcext:value-type="float">
            <text:p>27.7636277778</text:p>
          </table:table-cell>
          <table:table-cell office:value-type="float" office:value="87.2341444444444" calcext:value-type="float">
            <text:p>87.234144444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27.7560333333333" calcext:value-type="float">
            <text:p>27.7560333333</text:p>
          </table:table-cell>
          <table:table-cell office:value-type="float" office:value="87.2594861111111" calcext:value-type="float">
            <text:p>87.259486111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27.3465277777778" calcext:value-type="float">
            <text:p>27.3465277778</text:p>
          </table:table-cell>
          <table:table-cell office:value-type="float" office:value="87.942775" calcext:value-type="float">
            <text:p>87.94277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27.6761583333333" calcext:value-type="float">
            <text:p>27.6761583333</text:p>
          </table:table-cell>
          <table:table-cell office:value-type="float" office:value="87.679175" calcext:value-type="float">
            <text:p>87.67917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27.3515" calcext:value-type="float">
            <text:p>27.3515</text:p>
          </table:table-cell>
          <table:table-cell office:value-type="float" office:value="87.9275833333333" calcext:value-type="float">
            <text:p>87.9275833333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27.6638722222222" calcext:value-type="float">
            <text:p>27.6638722222</text:p>
          </table:table-cell>
          <table:table-cell office:value-type="float" office:value="87.6654305555556" calcext:value-type="float">
            <text:p>87.6654305556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27.35225" calcext:value-type="float">
            <text:p>27.35225</text:p>
          </table:table-cell>
          <table:table-cell office:value-type="float" office:value="87.9146888888889" calcext:value-type="float">
            <text:p>87.9146888889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7.6673333333333" calcext:value-type="float">
            <text:p>27.6673333333</text:p>
          </table:table-cell>
          <table:table-cell office:value-type="float" office:value="87.4292111111111" calcext:value-type="float">
            <text:p>87.4292111111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7.7832138888889" calcext:value-type="float">
            <text:p>27.7832138889</text:p>
          </table:table-cell>
          <table:table-cell office:value-type="float" office:value="87.478975" calcext:value-type="float">
            <text:p>87.478975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7.6676361111111" calcext:value-type="float">
            <text:p>27.6676361111</text:p>
          </table:table-cell>
          <table:table-cell office:value-type="float" office:value="87.4311444444444" calcext:value-type="float">
            <text:p>87.431144444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7.3541777777778" calcext:value-type="float">
            <text:p>27.3541777778</text:p>
          </table:table-cell>
          <table:table-cell office:value-type="float" office:value="87.9082277777778" calcext:value-type="float">
            <text:p>87.9082277778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3541666666667" calcext:value-type="float">
            <text:p>27.3541666667</text:p>
          </table:table-cell>
          <table:table-cell office:value-type="float" office:value="87.9066166666667" calcext:value-type="float">
            <text:p>87.9066166667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197555555556" calcext:value-type="float">
            <text:p>27.6197555556</text:p>
          </table:table-cell>
          <table:table-cell office:value-type="float" office:value="87.3966277777778" calcext:value-type="float">
            <text:p>87.3966277778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644361111111" calcext:value-type="float">
            <text:p>27.6644361111</text:p>
          </table:table-cell>
          <table:table-cell office:value-type="float" office:value="87.6079138888889" calcext:value-type="float">
            <text:p>87.6079138889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266972222222" calcext:value-type="float">
            <text:p>27.6266972222</text:p>
          </table:table-cell>
          <table:table-cell office:value-type="float" office:value="87.4604722222222" calcext:value-type="float">
            <text:p>87.4604722222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893388888889" calcext:value-type="float">
            <text:p>27.6893388889</text:p>
          </table:table-cell>
          <table:table-cell office:value-type="float" office:value="87.5552472222222" calcext:value-type="float">
            <text:p>87.5552472222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701166666667" calcext:value-type="float">
            <text:p>27.6701166667</text:p>
          </table:table-cell>
          <table:table-cell office:value-type="float" office:value="87.6979888888889" calcext:value-type="float">
            <text:p>87.6979888889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7563222222222" calcext:value-type="float">
            <text:p>27.7563222222</text:p>
          </table:table-cell>
          <table:table-cell office:value-type="float" office:value="87.2598027777778" calcext:value-type="float">
            <text:p>87.2598027778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7.6698166666667" calcext:value-type="float">
            <text:p>27.6698166667</text:p>
          </table:table-cell>
          <table:table-cell office:value-type="float" office:value="87.6960527777778" calcext:value-type="float">
            <text:p>87.6960527778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7.64825" calcext:value-type="float">
            <text:p>27.64825</text:p>
          </table:table-cell>
          <table:table-cell office:value-type="float" office:value="87.6287944444445" calcext:value-type="float">
            <text:p>87.6287944444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7.6658666666667" calcext:value-type="float">
            <text:p>27.6658666667</text:p>
          </table:table-cell>
          <table:table-cell office:value-type="float" office:value="87.6095111111111" calcext:value-type="float">
            <text:p>87.6095111111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7.7566083333333" calcext:value-type="float">
            <text:p>27.7566083333</text:p>
          </table:table-cell>
          <table:table-cell office:value-type="float" office:value="87.2601222222222" calcext:value-type="float">
            <text:p>87.2601222222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27.3493194444444" calcext:value-type="float">
            <text:p>27.3493194444</text:p>
          </table:table-cell>
          <table:table-cell office:value-type="float" office:value="87.9379166666667" calcext:value-type="float">
            <text:p>87.9379166667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27.6755527777778" calcext:value-type="float">
            <text:p>27.6755527778</text:p>
          </table:table-cell>
          <table:table-cell office:value-type="float" office:value="87.6749833333333" calcext:value-type="float">
            <text:p>87.6749833333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27.7520388888889" calcext:value-type="float">
            <text:p>27.7520388889</text:p>
          </table:table-cell>
          <table:table-cell office:value-type="float" office:value="87.2563138888889" calcext:value-type="float">
            <text:p>87.2563138889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27.6979805555556" calcext:value-type="float">
            <text:p>27.6979805556</text:p>
          </table:table-cell>
          <table:table-cell office:value-type="float" office:value="87.5709694444445" calcext:value-type="float">
            <text:p>87.5709694444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27.3468083333333" calcext:value-type="float">
            <text:p>27.3468083333</text:p>
          </table:table-cell>
          <table:table-cell office:value-type="float" office:value="87.94245" calcext:value-type="float">
            <text:p>87.9424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3465333333333" calcext:value-type="float">
            <text:p>27.3465333333</text:p>
          </table:table-cell>
          <table:table-cell office:value-type="float" office:value="87.9434194444444" calcext:value-type="float">
            <text:p>87.9434194444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6601527777778" calcext:value-type="float">
            <text:p>27.6601527778</text:p>
          </table:table-cell>
          <table:table-cell office:value-type="float" office:value="87.6609527777778" calcext:value-type="float">
            <text:p>87.6609527778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6701194444444" calcext:value-type="float">
            <text:p>27.6701194444</text:p>
          </table:table-cell>
          <table:table-cell office:value-type="float" office:value="87.6983111111111" calcext:value-type="float">
            <text:p>87.6983111111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6584722222222" calcext:value-type="float">
            <text:p>27.6584722222</text:p>
          </table:table-cell>
          <table:table-cell office:value-type="float" office:value="87.6923111111111" calcext:value-type="float">
            <text:p>87.6923111111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7568944444444" calcext:value-type="float">
            <text:p>27.7568944444</text:p>
          </table:table-cell>
          <table:table-cell office:value-type="float" office:value="87.2604416666667" calcext:value-type="float">
            <text:p>87.2604416667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7517555555556" calcext:value-type="float">
            <text:p>27.7517555556</text:p>
          </table:table-cell>
          <table:table-cell office:value-type="float" office:value="87.2563194444444" calcext:value-type="float">
            <text:p>87.2563194444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3541638888889" calcext:value-type="float">
            <text:p>27.3541638889</text:p>
          </table:table-cell>
          <table:table-cell office:value-type="float" office:value="87.9062944444445" calcext:value-type="float">
            <text:p>87.9062944444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6323611111111" calcext:value-type="float">
            <text:p>27.6323611111</text:p>
          </table:table-cell>
          <table:table-cell office:value-type="float" office:value="87.4113" calcext:value-type="float">
            <text:p>87.4113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6647222222222" calcext:value-type="float">
            <text:p>27.6647222222</text:p>
          </table:table-cell>
          <table:table-cell office:value-type="float" office:value="87.6082333333333" calcext:value-type="float">
            <text:p>87.6082333333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6512166666667" calcext:value-type="float">
            <text:p>27.6512166667</text:p>
          </table:table-cell>
          <table:table-cell office:value-type="float" office:value="87.5864388888889" calcext:value-type="float">
            <text:p>87.5864388889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5902888888889" calcext:value-type="float">
            <text:p>27.5902888889</text:p>
          </table:table-cell>
          <table:table-cell office:value-type="float" office:value="87.7163666666667" calcext:value-type="float">
            <text:p>87.7163666667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6618666666667" calcext:value-type="float">
            <text:p>27.6618666667</text:p>
          </table:table-cell>
          <table:table-cell office:value-type="float" office:value="87.6628694444445" calcext:value-type="float">
            <text:p>87.6628694444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6253" calcext:value-type="float">
            <text:p>27.6253</text:p>
          </table:table-cell>
          <table:table-cell office:value-type="float" office:value="87.4621055555556" calcext:value-type="float">
            <text:p>87.4621055556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6615" calcext:value-type="float">
            <text:p>27.6615</text:p>
          </table:table-cell>
          <table:table-cell office:value-type="float" office:value="87.6253972222222" calcext:value-type="float">
            <text:p>87.6253972222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617025" calcext:value-type="float">
            <text:p>27.617025</text:p>
          </table:table-cell>
          <table:table-cell office:value-type="float" office:value="87.7034611111111" calcext:value-type="float">
            <text:p>87.7034611111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7829305555556" calcext:value-type="float">
            <text:p>27.7829305556</text:p>
          </table:table-cell>
          <table:table-cell office:value-type="float" office:value="87.4789777777778" calcext:value-type="float">
            <text:p>87.4789777778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976861111111" calcext:value-type="float">
            <text:p>27.6976861111</text:p>
          </table:table-cell>
          <table:table-cell office:value-type="float" office:value="87.5696805555556" calcext:value-type="float">
            <text:p>87.5696805556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970472222222" calcext:value-type="float">
            <text:p>27.6970472222</text:p>
          </table:table-cell>
          <table:table-cell office:value-type="float" office:value="87.5625805555556" calcext:value-type="float">
            <text:p>87.5625805556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266916666667" calcext:value-type="float">
            <text:p>27.6266916667</text:p>
          </table:table-cell>
          <table:table-cell office:value-type="float" office:value="87.46015" calcext:value-type="float">
            <text:p>87.46015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655805555556" calcext:value-type="float">
            <text:p>27.6655805556</text:p>
          </table:table-cell>
          <table:table-cell office:value-type="float" office:value="87.6091916666667" calcext:value-type="float">
            <text:p>87.6091916667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701222222222" calcext:value-type="float">
            <text:p>27.6701222222</text:p>
          </table:table-cell>
          <table:table-cell office:value-type="float" office:value="87.6986361111111" calcext:value-type="float">
            <text:p>87.6986361111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271277777778" calcext:value-type="float">
            <text:p>27.6271277778</text:p>
          </table:table-cell>
          <table:table-cell office:value-type="float" office:value="87.726275" calcext:value-type="float">
            <text:p>87.726275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5905694444444" calcext:value-type="float">
            <text:p>27.5905694444</text:p>
          </table:table-cell>
          <table:table-cell office:value-type="float" office:value="87.7160416666667" calcext:value-type="float">
            <text:p>87.7160416667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27.7571805555556" calcext:value-type="float">
            <text:p>27.7571805556</text:p>
          </table:table-cell>
          <table:table-cell office:value-type="float" office:value="87.2607611111111" calcext:value-type="float">
            <text:p>87.2607611111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7.6145555555556" calcext:value-type="float">
            <text:p>27.6145555556</text:p>
          </table:table-cell>
          <table:table-cell office:value-type="float" office:value="87.4616111111111" calcext:value-type="float">
            <text:p>87.4616111111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7.6985638888889" calcext:value-type="float">
            <text:p>27.6985638889</text:p>
          </table:table-cell>
          <table:table-cell office:value-type="float" office:value="87.5725777777778" calcext:value-type="float">
            <text:p>87.5725777778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7.6764416666667" calcext:value-type="float">
            <text:p>27.6764416667</text:p>
          </table:table-cell>
          <table:table-cell office:value-type="float" office:value="87.6791722222222" calcext:value-type="float">
            <text:p>87.6791722222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7.3525722222222" calcext:value-type="float">
            <text:p>27.3525722222</text:p>
          </table:table-cell>
          <table:table-cell office:value-type="float" office:value="87.9198416666667" calcext:value-type="float">
            <text:p>87.919841666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27.6581916666667" calcext:value-type="float">
            <text:p>27.6581916667</text:p>
          </table:table-cell>
          <table:table-cell office:value-type="float" office:value="87.6923138888889" calcext:value-type="float">
            <text:p>87.6923138889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27.3517027777778" calcext:value-type="float">
            <text:p>27.3517027778</text:p>
          </table:table-cell>
          <table:table-cell office:value-type="float" office:value="87.91695" calcext:value-type="float">
            <text:p>87.9169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27.6724305555556" calcext:value-type="float">
            <text:p>27.6724305556</text:p>
          </table:table-cell>
          <table:table-cell office:value-type="float" office:value="87.6737277777778" calcext:value-type="float">
            <text:p>87.6737277778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27.6537277777778" calcext:value-type="float">
            <text:p>27.6537277778</text:p>
          </table:table-cell>
          <table:table-cell office:value-type="float" office:value="87.583175" calcext:value-type="float">
            <text:p>87.58317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27.752325" calcext:value-type="float">
            <text:p>27.752325</text:p>
          </table:table-cell>
          <table:table-cell office:value-type="float" office:value="87.2566333333333" calcext:value-type="float">
            <text:p>87.2566333333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27.5900083333333" calcext:value-type="float">
            <text:p>27.5900083333</text:p>
          </table:table-cell>
          <table:table-cell office:value-type="float" office:value="87.7166944444445" calcext:value-type="float">
            <text:p>87.7166944444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27.6512194444444" calcext:value-type="float">
            <text:p>27.6512194444</text:p>
          </table:table-cell>
          <table:table-cell office:value-type="float" office:value="87.5867611111111" calcext:value-type="float">
            <text:p>87.5867611111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27.7574666666667" calcext:value-type="float">
            <text:p>27.7574666667</text:p>
          </table:table-cell>
          <table:table-cell office:value-type="float" office:value="87.2610777777778" calcext:value-type="float">
            <text:p>87.2610777778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3541611111111" calcext:value-type="float">
            <text:p>27.3541611111</text:p>
          </table:table-cell>
          <table:table-cell office:value-type="float" office:value="87.9059722222222" calcext:value-type="float">
            <text:p>87.9059722222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3519694444444" calcext:value-type="float">
            <text:p>27.3519694444</text:p>
          </table:table-cell>
          <table:table-cell office:value-type="float" office:value="87.9150138888889" calcext:value-type="float">
            <text:p>87.9150138889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3517805555556" calcext:value-type="float">
            <text:p>27.3517805556</text:p>
          </table:table-cell>
          <table:table-cell office:value-type="float" office:value="87.9272583333333" calcext:value-type="float">
            <text:p>87.9272583333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7854888888889" calcext:value-type="float">
            <text:p>27.7854888889</text:p>
          </table:table-cell>
          <table:table-cell office:value-type="float" office:value="87.4802361111111" calcext:value-type="float">
            <text:p>87.4802361111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6154972222222" calcext:value-type="float">
            <text:p>27.6154972222</text:p>
          </table:table-cell>
          <table:table-cell office:value-type="float" office:value="87.395075" calcext:value-type="float">
            <text:p>87.39507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6271333333333" calcext:value-type="float">
            <text:p>27.6271333333</text:p>
          </table:table-cell>
          <table:table-cell office:value-type="float" office:value="87.7265972222222" calcext:value-type="float">
            <text:p>87.7265972222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7526055555556" calcext:value-type="float">
            <text:p>27.7526055556</text:p>
          </table:table-cell>
          <table:table-cell office:value-type="float" office:value="87.2566305555556" calcext:value-type="float">
            <text:p>87.2566305556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27.3512694444444" calcext:value-type="float">
            <text:p>27.3512694444</text:p>
          </table:table-cell>
          <table:table-cell office:value-type="float" office:value="87.9343527777778" calcext:value-type="float">
            <text:p>87.9343527778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27.6673583333333" calcext:value-type="float">
            <text:p>27.6673583333</text:p>
          </table:table-cell>
          <table:table-cell office:value-type="float" office:value="87.4314722222222" calcext:value-type="float">
            <text:p>87.4314722222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27.6592472222222" calcext:value-type="float">
            <text:p>27.6592472222</text:p>
          </table:table-cell>
          <table:table-cell office:value-type="float" office:value="87.6260722222222" calcext:value-type="float">
            <text:p>87.6260722222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27.6541972222222" calcext:value-type="float">
            <text:p>27.6541972222</text:p>
          </table:table-cell>
          <table:table-cell office:value-type="float" office:value="87.5738" calcext:value-type="float">
            <text:p>87.573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27.6457027777778" calcext:value-type="float">
            <text:p>27.6457027778</text:p>
          </table:table-cell>
          <table:table-cell office:value-type="float" office:value="87.5726194444444" calcext:value-type="float">
            <text:p>87.5726194444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27.5908472222222" calcext:value-type="float">
            <text:p>27.5908472222</text:p>
          </table:table-cell>
          <table:table-cell office:value-type="float" office:value="87.7157138888889" calcext:value-type="float">
            <text:p>87.7157138889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27.6767222222222" calcext:value-type="float">
            <text:p>27.6767222222</text:p>
          </table:table-cell>
          <table:table-cell office:value-type="float" office:value="87.6791694444445" calcext:value-type="float">
            <text:p>87.6791694444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988527777778" calcext:value-type="float">
            <text:p>27.6988527778</text:p>
          </table:table-cell>
          <table:table-cell office:value-type="float" office:value="87.5732194444444" calcext:value-type="float">
            <text:p>87.5732194444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953611111111" calcext:value-type="float">
            <text:p>27.6953611111</text:p>
          </table:table-cell>
          <table:table-cell office:value-type="float" office:value="87.5635722222222" calcext:value-type="float">
            <text:p>87.5635722222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587472222222" calcext:value-type="float">
            <text:p>27.6587472222</text:p>
          </table:table-cell>
          <table:table-cell office:value-type="float" office:value="87.57665" calcext:value-type="float">
            <text:p>87.57665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630111111111" calcext:value-type="float">
            <text:p>27.6630111111</text:p>
          </table:table-cell>
          <table:table-cell office:value-type="float" office:value="87.66415" calcext:value-type="float">
            <text:p>87.66415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6705" calcext:value-type="float">
            <text:p>27.66705</text:p>
          </table:table-cell>
          <table:table-cell office:value-type="float" office:value="87.4292138888889" calcext:value-type="float">
            <text:p>87.4292138889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584416666667" calcext:value-type="float">
            <text:p>27.6584416667</text:p>
          </table:table-cell>
          <table:table-cell office:value-type="float" office:value="87.6593583333333" calcext:value-type="float">
            <text:p>87.6593583333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5914083333333" calcext:value-type="float">
            <text:p>27.5914083333</text:p>
          </table:table-cell>
          <table:table-cell office:value-type="float" office:value="87.7150638888889" calcext:value-type="float">
            <text:p>87.7150638889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624388888889" calcext:value-type="float">
            <text:p>27.6624388889</text:p>
          </table:table-cell>
          <table:table-cell office:value-type="float" office:value="87.6635083333333" calcext:value-type="float">
            <text:p>87.6635083333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967666666667" calcext:value-type="float">
            <text:p>27.6967666667</text:p>
          </table:table-cell>
          <table:table-cell office:value-type="float" office:value="87.5629055555556" calcext:value-type="float">
            <text:p>87.5629055556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744138888889" calcext:value-type="float">
            <text:p>27.6744138889</text:p>
          </table:table-cell>
          <table:table-cell office:value-type="float" office:value="87.6740277777778" calcext:value-type="float">
            <text:p>87.6740277778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695305555556" calcext:value-type="float">
            <text:p>27.6695305556</text:p>
          </table:table-cell>
          <table:table-cell office:value-type="float" office:value="87.6957333333333" calcext:value-type="float">
            <text:p>87.6957333333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584611111111" calcext:value-type="float">
            <text:p>27.6584611111</text:p>
          </table:table-cell>
          <table:table-cell office:value-type="float" office:value="87.5763305555556" calcext:value-type="float">
            <text:p>87.5763305556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5897305555556" calcext:value-type="float">
            <text:p>27.5897305556</text:p>
          </table:table-cell>
          <table:table-cell office:value-type="float" office:value="87.7170194444444" calcext:value-type="float">
            <text:p>87.7170194444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587583333333" calcext:value-type="float">
            <text:p>27.6587583333</text:p>
          </table:table-cell>
          <table:table-cell office:value-type="float" office:value="87.6926305555556" calcext:value-type="float">
            <text:p>87.6926305556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7574722222222" calcext:value-type="float">
            <text:p>27.7574722222</text:p>
          </table:table-cell>
          <table:table-cell office:value-type="float" office:value="87.2614027777778" calcext:value-type="float">
            <text:p>87.2614027778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667194444444" calcext:value-type="float">
            <text:p>27.6667194444</text:p>
          </table:table-cell>
          <table:table-cell office:value-type="float" office:value="87.6676583333333" calcext:value-type="float">
            <text:p>87.6676583333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452722222222" calcext:value-type="float">
            <text:p>27.6452722222</text:p>
          </table:table-cell>
          <table:table-cell office:value-type="float" office:value="87.6423972222222" calcext:value-type="float">
            <text:p>87.6423972222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579083333333" calcext:value-type="float">
            <text:p>27.6579083333</text:p>
          </table:table-cell>
          <table:table-cell office:value-type="float" office:value="87.6923166666667" calcext:value-type="float">
            <text:p>87.6923166667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621527777778" calcext:value-type="float">
            <text:p>27.6621527778</text:p>
          </table:table-cell>
          <table:table-cell office:value-type="float" office:value="87.6631888888889" calcext:value-type="float">
            <text:p>87.6631888889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752666666667" calcext:value-type="float">
            <text:p>27.6752666667</text:p>
          </table:table-cell>
          <table:table-cell office:value-type="float" office:value="87.6746638888889" calcext:value-type="float">
            <text:p>87.6746638889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27.352575" calcext:value-type="float">
            <text:p>27.352575</text:p>
          </table:table-cell>
          <table:table-cell office:value-type="float" office:value="87.9201638888889" calcext:value-type="float">
            <text:p>87.9201638889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27.6950805555556" calcext:value-type="float">
            <text:p>27.6950805556</text:p>
          </table:table-cell>
          <table:table-cell office:value-type="float" office:value="87.5638972222222" calcext:value-type="float">
            <text:p>87.5638972222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27.3541583333333" calcext:value-type="float">
            <text:p>27.3541583333</text:p>
          </table:table-cell>
          <table:table-cell office:value-type="float" office:value="87.90565" calcext:value-type="float">
            <text:p>87.90565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27.6541833333333" calcext:value-type="float">
            <text:p>27.6541833333</text:p>
          </table:table-cell>
          <table:table-cell office:value-type="float" office:value="87.6574722222222" calcext:value-type="float">
            <text:p>87.6574722222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27.6979777777778" calcext:value-type="float">
            <text:p>27.6979777778</text:p>
          </table:table-cell>
          <table:table-cell office:value-type="float" office:value="87.5706472222222" calcext:value-type="float">
            <text:p>87.5706472222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27.6512222222222" calcext:value-type="float">
            <text:p>27.6512222222</text:p>
          </table:table-cell>
          <table:table-cell office:value-type="float" office:value="87.5870833333333" calcext:value-type="float">
            <text:p>87.5870833333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27.6250194444444" calcext:value-type="float">
            <text:p>27.6250194444</text:p>
          </table:table-cell>
          <table:table-cell office:value-type="float" office:value="87.4621111111111" calcext:value-type="float">
            <text:p>87.4621111111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27.6749805555556" calcext:value-type="float">
            <text:p>27.6749805556</text:p>
          </table:table-cell>
          <table:table-cell office:value-type="float" office:value="87.6743444444444" calcext:value-type="float">
            <text:p>87.6743444444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27.3517" calcext:value-type="float">
            <text:p>27.3517</text:p>
          </table:table-cell>
          <table:table-cell office:value-type="float" office:value="87.9166277777778" calcext:value-type="float">
            <text:p>87.9166277778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27.7826472222222" calcext:value-type="float">
            <text:p>27.7826472222</text:p>
          </table:table-cell>
          <table:table-cell office:value-type="float" office:value="87.4789833333333" calcext:value-type="float">
            <text:p>87.4789833333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27.6976888888889" calcext:value-type="float">
            <text:p>27.6976888889</text:p>
          </table:table-cell>
          <table:table-cell office:value-type="float" office:value="87.5700027777778" calcext:value-type="float">
            <text:p>87.5700027778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27.6823222222222" calcext:value-type="float">
            <text:p>27.6823222222</text:p>
          </table:table-cell>
          <table:table-cell office:value-type="float" office:value="87.7033388888889" calcext:value-type="float">
            <text:p>87.7033388889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27.667075" calcext:value-type="float">
            <text:p>27.667075</text:p>
          </table:table-cell>
          <table:table-cell office:value-type="float" office:value="87.431475" calcext:value-type="float">
            <text:p>87.431475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6415" calcext:value-type="float">
            <text:p>27.66415</text:p>
          </table:table-cell>
          <table:table-cell office:value-type="float" office:value="87.6651055555556" calcext:value-type="float">
            <text:p>87.6651055556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269722222222" calcext:value-type="float">
            <text:p>27.6269722222</text:p>
          </table:table-cell>
          <table:table-cell office:value-type="float" office:value="87.4598222222222" calcext:value-type="float">
            <text:p>87.4598222222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539111111111" calcext:value-type="float">
            <text:p>27.6539111111</text:p>
          </table:table-cell>
          <table:table-cell office:value-type="float" office:value="87.5734805555556" calcext:value-type="float">
            <text:p>87.5734805556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746944444444" calcext:value-type="float">
            <text:p>27.6746944444</text:p>
          </table:table-cell>
          <table:table-cell office:value-type="float" office:value="87.674025" calcext:value-type="float">
            <text:p>87.674025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170222222222" calcext:value-type="float">
            <text:p>27.6170222222</text:p>
          </table:table-cell>
          <table:table-cell office:value-type="float" office:value="87.7031388888889" calcext:value-type="float">
            <text:p>87.7031388889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7.6985666666667" calcext:value-type="float">
            <text:p>27.6985666667</text:p>
          </table:table-cell>
          <table:table-cell office:value-type="float" office:value="87.5729" calcext:value-type="float">
            <text:p>87.5729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7.6544777777778" calcext:value-type="float">
            <text:p>27.6544777778</text:p>
          </table:table-cell>
          <table:table-cell office:value-type="float" office:value="87.5737972222222" calcext:value-type="float">
            <text:p>87.5737972222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7.7628166666667" calcext:value-type="float">
            <text:p>27.7628166667</text:p>
          </table:table-cell>
          <table:table-cell office:value-type="float" office:value="87.2593777777778" calcext:value-type="float">
            <text:p>87.2593777778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7577583333333" calcext:value-type="float">
            <text:p>27.7577583333</text:p>
          </table:table-cell>
          <table:table-cell office:value-type="float" office:value="87.2617194444444" calcext:value-type="float">
            <text:p>87.2617194444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3465361111111" calcext:value-type="float">
            <text:p>27.3465361111</text:p>
          </table:table-cell>
          <table:table-cell office:value-type="float" office:value="87.9437416666667" calcext:value-type="float">
            <text:p>87.9437416667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553222222222" calcext:value-type="float">
            <text:p>27.6553222222</text:p>
          </table:table-cell>
          <table:table-cell office:value-type="float" office:value="87.6012444444444" calcext:value-type="float">
            <text:p>87.6012444444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57625" calcext:value-type="float">
            <text:p>27.657625</text:p>
          </table:table-cell>
          <table:table-cell office:value-type="float" office:value="87.6923222222222" calcext:value-type="float">
            <text:p>87.6923222222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1455" calcext:value-type="float">
            <text:p>27.61455</text:p>
          </table:table-cell>
          <table:table-cell office:value-type="float" office:value="87.4612888888889" calcext:value-type="float">
            <text:p>87.4612888889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590305555556" calcext:value-type="float">
            <text:p>27.6590305556</text:p>
          </table:table-cell>
          <table:table-cell office:value-type="float" office:value="87.5766444444444" calcext:value-type="float">
            <text:p>87.5766444444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650055555556" calcext:value-type="float">
            <text:p>27.6650055556</text:p>
          </table:table-cell>
          <table:table-cell office:value-type="float" office:value="87.6082305555556" calcext:value-type="float">
            <text:p>87.6082305556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727138888889" calcext:value-type="float">
            <text:p>27.6727138889</text:p>
          </table:table-cell>
          <table:table-cell office:value-type="float" office:value="87.673725" calcext:value-type="float">
            <text:p>87.673725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5897333333333" calcext:value-type="float">
            <text:p>27.5897333333</text:p>
          </table:table-cell>
          <table:table-cell office:value-type="float" office:value="87.7173416666667" calcext:value-type="float">
            <text:p>87.7173416667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7633861111111" calcext:value-type="float">
            <text:p>27.7633861111</text:p>
          </table:table-cell>
          <table:table-cell office:value-type="float" office:value="87.2596916666667" calcext:value-type="float">
            <text:p>87.2596916667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3525777777778" calcext:value-type="float">
            <text:p>27.3525777778</text:p>
          </table:table-cell>
          <table:table-cell office:value-type="float" office:value="87.9204861111111" calcext:value-type="float">
            <text:p>87.9204861111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3520638888889" calcext:value-type="float">
            <text:p>27.3520638889</text:p>
          </table:table-cell>
          <table:table-cell office:value-type="float" office:value="87.9272555555556" calcext:value-type="float">
            <text:p>87.9272555556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6482527777778" calcext:value-type="float">
            <text:p>27.6482527778</text:p>
          </table:table-cell>
          <table:table-cell office:value-type="float" office:value="87.6291166666667" calcext:value-type="float">
            <text:p>87.6291166667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6617833333333" calcext:value-type="float">
            <text:p>27.6617833333</text:p>
          </table:table-cell>
          <table:table-cell office:value-type="float" office:value="87.6253944444445" calcext:value-type="float">
            <text:p>87.6253944444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76225" calcext:value-type="float">
            <text:p>27.76225</text:p>
          </table:table-cell>
          <table:table-cell office:value-type="float" office:value="87.2593861111111" calcext:value-type="float">
            <text:p>87.2593861111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27.6741277777778" calcext:value-type="float">
            <text:p>27.6741277778</text:p>
          </table:table-cell>
          <table:table-cell office:value-type="float" office:value="87.6737083333333" calcext:value-type="float">
            <text:p>87.6737083333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27.7631027777778" calcext:value-type="float">
            <text:p>27.7631027778</text:p>
          </table:table-cell>
          <table:table-cell office:value-type="float" office:value="87.2596972222222" calcext:value-type="float">
            <text:p>87.2596972222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27.3496" calcext:value-type="float">
            <text:p>27.3496</text:p>
          </table:table-cell>
          <table:table-cell office:value-type="float" office:value="87.9379138888889" calcext:value-type="float">
            <text:p>87.9379138889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27.6652916666667" calcext:value-type="float">
            <text:p>27.6652916667</text:p>
          </table:table-cell>
          <table:table-cell office:value-type="float" office:value="87.60855" calcext:value-type="float">
            <text:p>87.60855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27.6988555555556" calcext:value-type="float">
            <text:p>27.6988555556</text:p>
          </table:table-cell>
          <table:table-cell office:value-type="float" office:value="87.5735444444444" calcext:value-type="float">
            <text:p>87.5735444444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27.7583277777778" calcext:value-type="float">
            <text:p>27.7583277778</text:p>
          </table:table-cell>
          <table:table-cell office:value-type="float" office:value="87.2620361111111" calcext:value-type="float">
            <text:p>87.2620361111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7580444444444" calcext:value-type="float">
            <text:p>27.7580444444</text:p>
          </table:table-cell>
          <table:table-cell office:value-type="float" office:value="87.2620388888889" calcext:value-type="float">
            <text:p>87.2620388889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809222222222" calcext:value-type="float">
            <text:p>27.6809222222</text:p>
          </table:table-cell>
          <table:table-cell office:value-type="float" office:value="87.7046472222222" calcext:value-type="float">
            <text:p>87.7046472222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133194444444" calcext:value-type="float">
            <text:p>27.6133194444</text:p>
          </table:table-cell>
          <table:table-cell office:value-type="float" office:value="87.4522638888889" calcext:value-type="float">
            <text:p>87.4522638889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485361111111" calcext:value-type="float">
            <text:p>27.6485361111</text:p>
          </table:table-cell>
          <table:table-cell office:value-type="float" office:value="87.5732277777778" calcext:value-type="float">
            <text:p>87.5732277778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4925" calcext:value-type="float">
            <text:p>27.64925</text:p>
          </table:table-cell>
          <table:table-cell office:value-type="float" office:value="87.5877555555556" calcext:value-type="float">
            <text:p>87.5877555556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627222222222" calcext:value-type="float">
            <text:p>27.6627222222</text:p>
          </table:table-cell>
          <table:table-cell office:value-type="float" office:value="87.6635055555556" calcext:value-type="float">
            <text:p>87.6635055556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7636722222222" calcext:value-type="float">
            <text:p>27.7636722222</text:p>
          </table:table-cell>
          <table:table-cell office:value-type="float" office:value="87.2600111111111" calcext:value-type="float">
            <text:p>87.2600111111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27.6631805555556" calcext:value-type="float">
            <text:p>27.6631805556</text:p>
          </table:table-cell>
          <table:table-cell office:value-type="float" office:value="87.6237611111111" calcext:value-type="float">
            <text:p>87.6237611111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27.6630083333333" calcext:value-type="float">
            <text:p>27.6630083333</text:p>
          </table:table-cell>
          <table:table-cell office:value-type="float" office:value="87.663825" calcext:value-type="float">
            <text:p>87.663825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27.7608555555556" calcext:value-type="float">
            <text:p>27.7608555556</text:p>
          </table:table-cell>
          <table:table-cell office:value-type="float" office:value="87.2607027777778" calcext:value-type="float">
            <text:p>87.2607027778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7588972222222" calcext:value-type="float">
            <text:p>27.7588972222</text:p>
          </table:table-cell>
          <table:table-cell office:value-type="float" office:value="87.26235" calcext:value-type="float">
            <text:p>87.2623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7586138888889" calcext:value-type="float">
            <text:p>27.7586138889</text:p>
          </table:table-cell>
          <table:table-cell office:value-type="float" office:value="87.2623527777778" calcext:value-type="float">
            <text:p>87.2623527778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3516972222222" calcext:value-type="float">
            <text:p>27.3516972222</text:p>
          </table:table-cell>
          <table:table-cell office:value-type="float" office:value="87.9163055555556" calcext:value-type="float">
            <text:p>87.9163055556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482472222222" calcext:value-type="float">
            <text:p>27.6482472222</text:p>
          </table:table-cell>
          <table:table-cell office:value-type="float" office:value="87.5725861111111" calcext:value-type="float">
            <text:p>87.5725861111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540083333333" calcext:value-type="float">
            <text:p>27.6540083333</text:p>
          </table:table-cell>
          <table:table-cell office:value-type="float" office:value="87.5831722222222" calcext:value-type="float">
            <text:p>87.5831722222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536277777778" calcext:value-type="float">
            <text:p>27.6536277778</text:p>
          </table:table-cell>
          <table:table-cell office:value-type="float" office:value="87.5734833333333" calcext:value-type="float">
            <text:p>87.5734833333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655777777778" calcext:value-type="float">
            <text:p>27.6655777778</text:p>
          </table:table-cell>
          <table:table-cell office:value-type="float" office:value="87.6088694444444" calcext:value-type="float">
            <text:p>87.6088694444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604361111111" calcext:value-type="float">
            <text:p>27.6604361111</text:p>
          </table:table-cell>
          <table:table-cell office:value-type="float" office:value="87.66095" calcext:value-type="float">
            <text:p>87.6609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193888888889" calcext:value-type="float">
            <text:p>27.6193888889</text:p>
          </table:table-cell>
          <table:table-cell office:value-type="float" office:value="87.4641277777778" calcext:value-type="float">
            <text:p>87.4641277778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590444444444" calcext:value-type="float">
            <text:p>27.6590444444</text:p>
          </table:table-cell>
          <table:table-cell office:value-type="float" office:value="87.69295" calcext:value-type="float">
            <text:p>87.6929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773333333333" calcext:value-type="float">
            <text:p>27.6773333333</text:p>
          </table:table-cell>
          <table:table-cell office:value-type="float" office:value="87.4387611111111" calcext:value-type="float">
            <text:p>87.4387611111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27.6269694444444" calcext:value-type="float">
            <text:p>27.6269694444</text:p>
          </table:table-cell>
          <table:table-cell office:value-type="float" office:value="87.4595" calcext:value-type="float">
            <text:p>87.4595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27.6770083333333" calcext:value-type="float">
            <text:p>27.6770083333</text:p>
          </table:table-cell>
          <table:table-cell office:value-type="float" office:value="87.6794888888889" calcext:value-type="float">
            <text:p>87.6794888889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27.3498805555556" calcext:value-type="float">
            <text:p>27.3498805556</text:p>
          </table:table-cell>
          <table:table-cell office:value-type="float" office:value="87.9375888888889" calcext:value-type="float">
            <text:p>87.9375888889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27.6776166666667" calcext:value-type="float">
            <text:p>27.6776166667</text:p>
          </table:table-cell>
          <table:table-cell office:value-type="float" office:value="87.4387583333333" calcext:value-type="float">
            <text:p>87.4387583333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27.6856416666667" calcext:value-type="float">
            <text:p>27.6856416667</text:p>
          </table:table-cell>
          <table:table-cell office:value-type="float" office:value="87.6955416666667" calcext:value-type="float">
            <text:p>87.6955416667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27.7608583333333" calcext:value-type="float">
            <text:p>27.7608583333</text:p>
          </table:table-cell>
          <table:table-cell office:value-type="float" office:value="87.261025" calcext:value-type="float">
            <text:p>87.261025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27.6275972222222" calcext:value-type="float">
            <text:p>27.6275972222</text:p>
          </table:table-cell>
          <table:table-cell office:value-type="float" office:value="87.4149222222222" calcext:value-type="float">
            <text:p>87.4149222222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27.6485333333333" calcext:value-type="float">
            <text:p>27.6485333333</text:p>
          </table:table-cell>
          <table:table-cell office:value-type="float" office:value="87.5729055555556" calcext:value-type="float">
            <text:p>87.5729055556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6976916666667" calcext:value-type="float">
            <text:p>27.6976916667</text:p>
          </table:table-cell>
          <table:table-cell office:value-type="float" office:value="87.5703277777778" calcext:value-type="float">
            <text:p>87.5703277778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6729972222222" calcext:value-type="float">
            <text:p>27.6729972222</text:p>
          </table:table-cell>
          <table:table-cell office:value-type="float" office:value="87.6737222222222" calcext:value-type="float">
            <text:p>87.6737222222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5911305555556" calcext:value-type="float">
            <text:p>27.5911305556</text:p>
          </table:table-cell>
          <table:table-cell office:value-type="float" office:value="87.7157111111111" calcext:value-type="float">
            <text:p>87.7157111111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6482444444444" calcext:value-type="float">
            <text:p>27.6482444444</text:p>
          </table:table-cell>
          <table:table-cell office:value-type="float" office:value="87.5722611111111" calcext:value-type="float">
            <text:p>87.5722611111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6142611111111" calcext:value-type="float">
            <text:p>27.6142611111</text:p>
          </table:table-cell>
          <table:table-cell office:value-type="float" office:value="87.4606472222222" calcext:value-type="float">
            <text:p>87.4606472222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27.6269638888889" calcext:value-type="float">
            <text:p>27.6269638889</text:p>
          </table:table-cell>
          <table:table-cell office:value-type="float" office:value="87.4591777777778" calcext:value-type="float">
            <text:p>87.4591777778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27.7852083333333" calcext:value-type="float">
            <text:p>27.7852083333</text:p>
          </table:table-cell>
          <table:table-cell office:value-type="float" office:value="87.4805638888889" calcext:value-type="float">
            <text:p>87.4805638889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7.6446861111111" calcext:value-type="float">
            <text:p>27.6446861111</text:p>
          </table:table-cell>
          <table:table-cell office:value-type="float" office:value="87.6401444444445" calcext:value-type="float">
            <text:p>87.6401444444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7.6593138888889" calcext:value-type="float">
            <text:p>27.6593138889</text:p>
          </table:table-cell>
          <table:table-cell office:value-type="float" office:value="87.5766416666667" calcext:value-type="float">
            <text:p>87.5766416667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7.6667694444444" calcext:value-type="float">
            <text:p>27.6667694444</text:p>
          </table:table-cell>
          <table:table-cell office:value-type="float" office:value="87.4295416666667" calcext:value-type="float">
            <text:p>87.4295416667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27.6667166666667" calcext:value-type="float">
            <text:p>27.6667166667</text:p>
          </table:table-cell>
          <table:table-cell office:value-type="float" office:value="87.6673361111111" calcext:value-type="float">
            <text:p>87.6673361111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27.7605805555556" calcext:value-type="float">
            <text:p>27.7605805556</text:p>
          </table:table-cell>
          <table:table-cell office:value-type="float" office:value="87.2613527777778" calcext:value-type="float">
            <text:p>87.2613527778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27.3519722222222" calcext:value-type="float">
            <text:p>27.3519722222</text:p>
          </table:table-cell>
          <table:table-cell office:value-type="float" office:value="87.9153361111111" calcext:value-type="float">
            <text:p>87.9153361111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27.6271361111111" calcext:value-type="float">
            <text:p>27.6271361111</text:p>
          </table:table-cell>
          <table:table-cell office:value-type="float" office:value="87.7269194444444" calcext:value-type="float">
            <text:p>87.7269194444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27.6495333333333" calcext:value-type="float">
            <text:p>27.6495333333</text:p>
          </table:table-cell>
          <table:table-cell office:value-type="float" office:value="87.5877527777778" calcext:value-type="float">
            <text:p>87.5877527778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27.3523444444444" calcext:value-type="float">
            <text:p>27.3523444444</text:p>
          </table:table-cell>
          <table:table-cell office:value-type="float" office:value="87.9269333333333" calcext:value-type="float">
            <text:p>87.9269333333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8065583333333" calcext:value-type="float">
            <text:p>27.8065583333</text:p>
          </table:table-cell>
          <table:table-cell office:value-type="float" office:value="87.4430666666667" calcext:value-type="float">
            <text:p>87.4430666667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446944444444" calcext:value-type="float">
            <text:p>27.6446944444</text:p>
          </table:table-cell>
          <table:table-cell office:value-type="float" office:value="87.6411138888889" calcext:value-type="float">
            <text:p>87.6411138889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501861111111" calcext:value-type="float">
            <text:p>27.6501861111</text:p>
          </table:table-cell>
          <table:table-cell office:value-type="float" office:value="87.6533222222222" calcext:value-type="float">
            <text:p>87.6533222222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547611111111" calcext:value-type="float">
            <text:p>27.6547611111</text:p>
          </table:table-cell>
          <table:table-cell office:value-type="float" office:value="87.5737916666667" calcext:value-type="float">
            <text:p>87.5737916667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772916666667" calcext:value-type="float">
            <text:p>27.6772916667</text:p>
          </table:table-cell>
          <table:table-cell office:value-type="float" office:value="87.6794861111111" calcext:value-type="float">
            <text:p>87.6794861111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152138888889" calcext:value-type="float">
            <text:p>27.6152138889</text:p>
          </table:table-cell>
          <table:table-cell office:value-type="float" office:value="87.3950777777778" calcext:value-type="float">
            <text:p>87.3950777778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5894527777778" calcext:value-type="float">
            <text:p>27.5894527778</text:p>
          </table:table-cell>
          <table:table-cell office:value-type="float" office:value="87.7176694444444" calcext:value-type="float">
            <text:p>87.7176694444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6754833333333" calcext:value-type="float">
            <text:p>27.6754833333</text:p>
          </table:table-cell>
          <table:table-cell office:value-type="float" office:value="87.5547833333333" calcext:value-type="float">
            <text:p>87.5547833333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6629027777778" calcext:value-type="float">
            <text:p>27.6629027778</text:p>
          </table:table-cell>
          <table:table-cell office:value-type="float" office:value="87.6240888888889" calcext:value-type="float">
            <text:p>87.6240888889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6832611111111" calcext:value-type="float">
            <text:p>27.6832611111</text:p>
          </table:table-cell>
          <table:table-cell office:value-type="float" office:value="87.6829694444445" calcext:value-type="float">
            <text:p>87.6829694444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6133166666667" calcext:value-type="float">
            <text:p>27.6133166667</text:p>
          </table:table-cell>
          <table:table-cell office:value-type="float" office:value="87.4519416666667" calcext:value-type="float">
            <text:p>87.4519416667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7.6620666666667" calcext:value-type="float">
            <text:p>27.6620666667</text:p>
          </table:table-cell>
          <table:table-cell office:value-type="float" office:value="87.6253916666667" calcext:value-type="float">
            <text:p>87.6253916667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7.6988583333333" calcext:value-type="float">
            <text:p>27.6988583333</text:p>
          </table:table-cell>
          <table:table-cell office:value-type="float" office:value="87.5738666666667" calcext:value-type="float">
            <text:p>87.5738666667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7.6161416666667" calcext:value-type="float">
            <text:p>27.6161416667</text:p>
          </table:table-cell>
          <table:table-cell office:value-type="float" office:value="87.6999194444445" calcext:value-type="float">
            <text:p>87.6999194444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7.7605833333333" calcext:value-type="float">
            <text:p>27.7605833333</text:p>
          </table:table-cell>
          <table:table-cell office:value-type="float" office:value="87.261675" calcext:value-type="float">
            <text:p>87.261675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3516944444444" calcext:value-type="float">
            <text:p>27.3516944444</text:p>
          </table:table-cell>
          <table:table-cell office:value-type="float" office:value="87.9159833333334" calcext:value-type="float">
            <text:p>87.9159833333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8062777777778" calcext:value-type="float">
            <text:p>27.8062777778</text:p>
          </table:table-cell>
          <table:table-cell office:value-type="float" office:value="87.4433944444445" calcext:value-type="float">
            <text:p>87.4433944444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247361111111" calcext:value-type="float">
            <text:p>27.6247361111</text:p>
          </table:table-cell>
          <table:table-cell office:value-type="float" office:value="87.4621138888889" calcext:value-type="float">
            <text:p>87.4621138889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145472222222" calcext:value-type="float">
            <text:p>27.6145472222</text:p>
          </table:table-cell>
          <table:table-cell office:value-type="float" office:value="87.4609638888889" calcext:value-type="float">
            <text:p>87.4609638889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732777777778" calcext:value-type="float">
            <text:p>27.6732777778</text:p>
          </table:table-cell>
          <table:table-cell office:value-type="float" office:value="87.6737166666667" calcext:value-type="float">
            <text:p>87.6737166667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584388888889" calcext:value-type="float">
            <text:p>27.6584388889</text:p>
          </table:table-cell>
          <table:table-cell office:value-type="float" office:value="87.6590361111111" calcext:value-type="float">
            <text:p>87.6590361111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77575" calcext:value-type="float">
            <text:p>27.677575</text:p>
          </table:table-cell>
          <table:table-cell office:value-type="float" office:value="87.6794833333333" calcext:value-type="float">
            <text:p>87.6794833333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158527777778" calcext:value-type="float">
            <text:p>27.6158527778</text:p>
          </table:table-cell>
          <table:table-cell office:value-type="float" office:value="87.6992777777778" calcext:value-type="float">
            <text:p>87.6992777778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584583333333" calcext:value-type="float">
            <text:p>27.6584583333</text:p>
          </table:table-cell>
          <table:table-cell office:value-type="float" office:value="87.5760055555556" calcext:value-type="float">
            <text:p>87.5760055556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8065527777778" calcext:value-type="float">
            <text:p>27.8065527778</text:p>
          </table:table-cell>
          <table:table-cell office:value-type="float" office:value="87.4427416666667" calcext:value-type="float">
            <text:p>87.4427416667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7.653625" calcext:value-type="float">
            <text:p>27.653625</text:p>
          </table:table-cell>
          <table:table-cell office:value-type="float" office:value="87.5731611111111" calcext:value-type="float">
            <text:p>87.5731611111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7.6947972222222" calcext:value-type="float">
            <text:p>27.6947972222</text:p>
          </table:table-cell>
          <table:table-cell office:value-type="float" office:value="87.5639027777778" calcext:value-type="float">
            <text:p>87.5639027778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7.6170166666667" calcext:value-type="float">
            <text:p>27.6170166667</text:p>
          </table:table-cell>
          <table:table-cell office:value-type="float" office:value="87.7028138888889" calcext:value-type="float">
            <text:p>87.7028138889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7.3501638888889" calcext:value-type="float">
            <text:p>27.3501638889</text:p>
          </table:table-cell>
          <table:table-cell office:value-type="float" office:value="87.9375861111111" calcext:value-type="float">
            <text:p>87.937586111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7823666666667" calcext:value-type="float">
            <text:p>27.7823666667</text:p>
          </table:table-cell>
          <table:table-cell office:value-type="float" office:value="87.4789861111111" calcext:value-type="float">
            <text:p>87.478986111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812027777778" calcext:value-type="float">
            <text:p>27.6812027778</text:p>
          </table:table-cell>
          <table:table-cell office:value-type="float" office:value="87.7046444444444" calcext:value-type="float">
            <text:p>87.7046444444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544777777778" calcext:value-type="float">
            <text:p>27.6544777778</text:p>
          </table:table-cell>
          <table:table-cell office:value-type="float" office:value="87.6015805555555" calcext:value-type="float">
            <text:p>87.6015805556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752027777778" calcext:value-type="float">
            <text:p>27.6752027778</text:p>
          </table:table-cell>
          <table:table-cell office:value-type="float" office:value="87.5551111111111" calcext:value-type="float">
            <text:p>87.555111111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5914111111111" calcext:value-type="float">
            <text:p>27.5914111111</text:p>
          </table:table-cell>
          <table:table-cell office:value-type="float" office:value="87.7153861111111" calcext:value-type="float">
            <text:p>87.715386111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550416666667" calcext:value-type="float">
            <text:p>27.6550416667</text:p>
          </table:table-cell>
          <table:table-cell office:value-type="float" office:value="87.60125" calcext:value-type="float">
            <text:p>87.60125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835444444444" calcext:value-type="float">
            <text:p>27.6835444444</text:p>
          </table:table-cell>
          <table:table-cell office:value-type="float" office:value="87.6829638888889" calcext:value-type="float">
            <text:p>87.6829638889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482416666667" calcext:value-type="float">
            <text:p>27.6482416667</text:p>
          </table:table-cell>
          <table:table-cell office:value-type="float" office:value="87.5719388888889" calcext:value-type="float">
            <text:p>87.5719388889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593305555556" calcext:value-type="float">
            <text:p>27.6593305556</text:p>
          </table:table-cell>
          <table:table-cell office:value-type="float" office:value="87.6932694444445" calcext:value-type="float">
            <text:p>87.6932694444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492527777778" calcext:value-type="float">
            <text:p>27.6492527778</text:p>
          </table:table-cell>
          <table:table-cell office:value-type="float" office:value="87.5880777777778" calcext:value-type="float">
            <text:p>87.5880777778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676722222222" calcext:value-type="float">
            <text:p>27.6676722222</text:p>
          </table:table-cell>
          <table:table-cell office:value-type="float" office:value="87.620475" calcext:value-type="float">
            <text:p>87.620475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644333333333" calcext:value-type="float">
            <text:p>27.6644333333</text:p>
          </table:table-cell>
          <table:table-cell office:value-type="float" office:value="87.6651" calcext:value-type="float">
            <text:p>87.6651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596138888889" calcext:value-type="float">
            <text:p>27.6596138889</text:p>
          </table:table-cell>
          <table:table-cell office:value-type="float" office:value="87.6932666666667" calcext:value-type="float">
            <text:p>87.6932666667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85925" calcext:value-type="float">
            <text:p>27.685925</text:p>
          </table:table-cell>
          <table:table-cell office:value-type="float" office:value="87.6955388888889" calcext:value-type="float">
            <text:p>87.6955388889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779027777778" calcext:value-type="float">
            <text:p>27.6779027778</text:p>
          </table:table-cell>
          <table:table-cell office:value-type="float" office:value="87.4390777777778" calcext:value-type="float">
            <text:p>87.4390777778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27.6846777777778" calcext:value-type="float">
            <text:p>27.6846777778</text:p>
          </table:table-cell>
          <table:table-cell office:value-type="float" office:value="87.683275" calcext:value-type="float">
            <text:p>87.683275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27.651225" calcext:value-type="float">
            <text:p>27.651225</text:p>
          </table:table-cell>
          <table:table-cell office:value-type="float" office:value="87.5874055555556" calcext:value-type="float">
            <text:p>87.5874055556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27.613025" calcext:value-type="float">
            <text:p>27.613025</text:p>
          </table:table-cell>
          <table:table-cell office:value-type="float" office:value="87.4512972222222" calcext:value-type="float">
            <text:p>87.4512972222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27.7603055555556" calcext:value-type="float">
            <text:p>27.7603055556</text:p>
          </table:table-cell>
          <table:table-cell office:value-type="float" office:value="87.2620027777778" calcext:value-type="float">
            <text:p>87.2620027778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770527777778" calcext:value-type="float">
            <text:p>27.6770527778</text:p>
          </table:table-cell>
          <table:table-cell office:value-type="float" office:value="87.4390888888889" calcext:value-type="float">
            <text:p>87.4390888889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8063833333333" calcext:value-type="float">
            <text:p>27.8063833333</text:p>
          </table:table-cell>
          <table:table-cell office:value-type="float" office:value="87.5042083333333" calcext:value-type="float">
            <text:p>87.5042083333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778555555556" calcext:value-type="float">
            <text:p>27.6778555556</text:p>
          </table:table-cell>
          <table:table-cell office:value-type="float" office:value="87.6794777777778" calcext:value-type="float">
            <text:p>87.6794777778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738444444444" calcext:value-type="float">
            <text:p>27.6738444444</text:p>
          </table:table-cell>
          <table:table-cell office:value-type="float" office:value="87.6737111111111" calcext:value-type="float">
            <text:p>87.6737111111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735611111111" calcext:value-type="float">
            <text:p>27.6735611111</text:p>
          </table:table-cell>
          <table:table-cell office:value-type="float" office:value="87.6737138888889" calcext:value-type="float">
            <text:p>87.6737138889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451361111111" calcext:value-type="float">
            <text:p>27.6451361111</text:p>
          </table:table-cell>
          <table:table-cell office:value-type="float" office:value="87.5723027777778" calcext:value-type="float">
            <text:p>87.5723027778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573472222222" calcext:value-type="float">
            <text:p>27.6573472222</text:p>
          </table:table-cell>
          <table:table-cell office:value-type="float" office:value="87.6926472222222" calcext:value-type="float">
            <text:p>87.6926472222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27.6498166666667" calcext:value-type="float">
            <text:p>27.6498166667</text:p>
          </table:table-cell>
          <table:table-cell office:value-type="float" office:value="87.5877472222222" calcext:value-type="float">
            <text:p>87.5877472222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27.8063888888889" calcext:value-type="float">
            <text:p>27.8063888889</text:p>
          </table:table-cell>
          <table:table-cell office:value-type="float" office:value="87.5045333333333" calcext:value-type="float">
            <text:p>87.5045333333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6618638888889" calcext:value-type="float">
            <text:p>27.6618638889</text:p>
          </table:table-cell>
          <table:table-cell office:value-type="float" office:value="87.6625472222222" calcext:value-type="float">
            <text:p>87.6625472222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683825" calcext:value-type="float">
            <text:p>27.683825</text:p>
          </table:table-cell>
          <table:table-cell office:value-type="float" office:value="87.6829611111111" calcext:value-type="float">
            <text:p>87.6829611111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6849611111111" calcext:value-type="float">
            <text:p>27.6849611111</text:p>
          </table:table-cell>
          <table:table-cell office:value-type="float" office:value="87.6832722222222" calcext:value-type="float">
            <text:p>87.6832722222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6843944444444" calcext:value-type="float">
            <text:p>27.6843944444</text:p>
          </table:table-cell>
          <table:table-cell office:value-type="float" office:value="87.6832777777778" calcext:value-type="float">
            <text:p>87.6832777778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5894555555556" calcext:value-type="float">
            <text:p>27.5894555556</text:p>
          </table:table-cell>
          <table:table-cell office:value-type="float" office:value="87.7179916666667" calcext:value-type="float">
            <text:p>87.7179916667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3504444444444" calcext:value-type="float">
            <text:p>27.3504444444</text:p>
          </table:table-cell>
          <table:table-cell office:value-type="float" office:value="87.9372611111111" calcext:value-type="float">
            <text:p>87.9372611111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197583333333" calcext:value-type="float">
            <text:p>27.6197583333</text:p>
          </table:table-cell>
          <table:table-cell office:value-type="float" office:value="87.39695" calcext:value-type="float">
            <text:p>87.39695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454166666667" calcext:value-type="float">
            <text:p>27.6454166667</text:p>
          </table:table-cell>
          <table:table-cell office:value-type="float" office:value="87.5723" calcext:value-type="float">
            <text:p>87.5723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589666666667" calcext:value-type="float">
            <text:p>27.6589666667</text:p>
          </table:table-cell>
          <table:table-cell office:value-type="float" office:value="87.6263972222222" calcext:value-type="float">
            <text:p>87.6263972222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859305555556" calcext:value-type="float">
            <text:p>27.6859305556</text:p>
          </table:table-cell>
          <table:table-cell office:value-type="float" office:value="87.5536777777778" calcext:value-type="float">
            <text:p>87.5536777778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161388888889" calcext:value-type="float">
            <text:p>27.6161388889</text:p>
          </table:table-cell>
          <table:table-cell office:value-type="float" office:value="87.6995972222222" calcext:value-type="float">
            <text:p>87.6995972222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457" calcext:value-type="float">
            <text:p>27.6457</text:p>
          </table:table-cell>
          <table:table-cell office:value-type="float" office:value="87.5722944444444" calcext:value-type="float">
            <text:p>87.5722944444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3515555555556" calcext:value-type="float">
            <text:p>27.3515555556</text:p>
          </table:table-cell>
          <table:table-cell office:value-type="float" office:value="87.9346722222222" calcext:value-type="float">
            <text:p>87.9346722222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6446916666667" calcext:value-type="float">
            <text:p>27.6446916667</text:p>
          </table:table-cell>
          <table:table-cell office:value-type="float" office:value="87.6407888888889" calcext:value-type="float">
            <text:p>87.6407888889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682975" calcext:value-type="float">
            <text:p>27.682975</text:p>
          </table:table-cell>
          <table:table-cell office:value-type="float" office:value="87.68265" calcext:value-type="float">
            <text:p>87.68265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6488222222222" calcext:value-type="float">
            <text:p>27.6488222222</text:p>
          </table:table-cell>
          <table:table-cell office:value-type="float" office:value="87.5735472222222" calcext:value-type="float">
            <text:p>87.5735472222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6595944444444" calcext:value-type="float">
            <text:p>27.6595944444</text:p>
          </table:table-cell>
          <table:table-cell office:value-type="float" office:value="87.5766388888889" calcext:value-type="float">
            <text:p>87.5766388889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3544416666667" calcext:value-type="float">
            <text:p>27.3544416667</text:p>
          </table:table-cell>
          <table:table-cell office:value-type="float" office:value="87.9056472222222" calcext:value-type="float">
            <text:p>87.9056472222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6667972222222" calcext:value-type="float">
            <text:p>27.6667972222</text:p>
          </table:table-cell>
          <table:table-cell office:value-type="float" office:value="87.4318027777778" calcext:value-type="float">
            <text:p>87.431802777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806675" calcext:value-type="float">
            <text:p>27.806675</text:p>
          </table:table-cell>
          <table:table-cell office:value-type="float" office:value="87.5048527777778" calcext:value-type="float">
            <text:p>87.504852777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8063805555556" calcext:value-type="float">
            <text:p>27.8063805556</text:p>
          </table:table-cell>
          <table:table-cell office:value-type="float" office:value="87.5038861111111" calcext:value-type="float">
            <text:p>87.5038861111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5916694444444" calcext:value-type="float">
            <text:p>27.5916694444</text:p>
          </table:table-cell>
          <table:table-cell office:value-type="float" office:value="87.7128" calcext:value-type="float">
            <text:p>87.712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6142583333333" calcext:value-type="float">
            <text:p>27.6142583333</text:p>
          </table:table-cell>
          <table:table-cell office:value-type="float" office:value="87.4603222222222" calcext:value-type="float">
            <text:p>87.4603222222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61585" calcext:value-type="float">
            <text:p>27.61585</text:p>
          </table:table-cell>
          <table:table-cell office:value-type="float" office:value="87.6989527777778" calcext:value-type="float">
            <text:p>87.698952777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6446888888889" calcext:value-type="float">
            <text:p>27.6446888889</text:p>
          </table:table-cell>
          <table:table-cell office:value-type="float" office:value="87.6404666666667" calcext:value-type="float">
            <text:p>87.6404666667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5916833333333" calcext:value-type="float">
            <text:p>27.5916833333</text:p>
          </table:table-cell>
          <table:table-cell office:value-type="float" office:value="87.7144138888889" calcext:value-type="float">
            <text:p>87.7144138889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3528694444444" calcext:value-type="float">
            <text:p>27.3528694444</text:p>
          </table:table-cell>
          <table:table-cell office:value-type="float" office:value="87.9217722222222" calcext:value-type="float">
            <text:p>87.9217722222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3515583333333" calcext:value-type="float">
            <text:p>27.3515583333</text:p>
          </table:table-cell>
          <table:table-cell office:value-type="float" office:value="87.9349944444444" calcext:value-type="float">
            <text:p>87.9349944444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7852138888889" calcext:value-type="float">
            <text:p>27.7852138889</text:p>
          </table:table-cell>
          <table:table-cell office:value-type="float" office:value="87.4808888888889" calcext:value-type="float">
            <text:p>87.4808888889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6841111111111" calcext:value-type="float">
            <text:p>27.6841111111</text:p>
          </table:table-cell>
          <table:table-cell office:value-type="float" office:value="87.6832805555556" calcext:value-type="float">
            <text:p>87.6832805556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6988611111111" calcext:value-type="float">
            <text:p>27.6988611111</text:p>
          </table:table-cell>
          <table:table-cell office:value-type="float" office:value="87.5741888888889" calcext:value-type="float">
            <text:p>87.5741888889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6272444444444" calcext:value-type="float">
            <text:p>27.6272444444</text:p>
          </table:table-cell>
          <table:table-cell office:value-type="float" office:value="87.45885" calcext:value-type="float">
            <text:p>87.45885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6779055555556" calcext:value-type="float">
            <text:p>27.6779055556</text:p>
          </table:table-cell>
          <table:table-cell office:value-type="float" office:value="87.4394" calcext:value-type="float">
            <text:p>87.4394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7.8068333333333" calcext:value-type="float">
            <text:p>27.8068333333</text:p>
          </table:table-cell>
          <table:table-cell office:value-type="float" office:value="87.4424138888889" calcext:value-type="float">
            <text:p>87.4424138889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7.69135" calcext:value-type="float">
            <text:p>27.69135</text:p>
          </table:table-cell>
          <table:table-cell office:value-type="float" office:value="87.5584527777778" calcext:value-type="float">
            <text:p>87.5584527778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7.3516916666667" calcext:value-type="float">
            <text:p>27.3516916667</text:p>
          </table:table-cell>
          <table:table-cell office:value-type="float" office:value="87.9156611111111" calcext:value-type="float">
            <text:p>87.9156611111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27.6136083333333" calcext:value-type="float">
            <text:p>27.6136083333</text:p>
          </table:table-cell>
          <table:table-cell office:value-type="float" office:value="87.4529055555556" calcext:value-type="float">
            <text:p>87.4529055556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27.6479555555556" calcext:value-type="float">
            <text:p>27.6479555556</text:p>
          </table:table-cell>
          <table:table-cell office:value-type="float" office:value="87.5716194444444" calcext:value-type="float">
            <text:p>87.5716194444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27.3526277777778" calcext:value-type="float">
            <text:p>27.3526277778</text:p>
          </table:table-cell>
          <table:table-cell office:value-type="float" office:value="87.9269305555556" calcext:value-type="float">
            <text:p>87.9269305556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6541972222222" calcext:value-type="float">
            <text:p>27.6541972222</text:p>
          </table:table-cell>
          <table:table-cell office:value-type="float" office:value="87.6015833333333" calcext:value-type="float">
            <text:p>87.6015833333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6570638888889" calcext:value-type="float">
            <text:p>27.6570638889</text:p>
          </table:table-cell>
          <table:table-cell office:value-type="float" office:value="87.69265" calcext:value-type="float">
            <text:p>87.69265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6544694444444" calcext:value-type="float">
            <text:p>27.6544694444</text:p>
          </table:table-cell>
          <table:table-cell office:value-type="float" office:value="87.6577916666667" calcext:value-type="float">
            <text:p>87.6577916667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6133138888889" calcext:value-type="float">
            <text:p>27.6133138889</text:p>
          </table:table-cell>
          <table:table-cell office:value-type="float" office:value="87.4516166666667" calcext:value-type="float">
            <text:p>87.4516166667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3515694444444" calcext:value-type="float">
            <text:p>27.3515694444</text:p>
          </table:table-cell>
          <table:table-cell office:value-type="float" office:value="87.9366055555556" calcext:value-type="float">
            <text:p>87.9366055556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8069555555556" calcext:value-type="float">
            <text:p>27.8069555556</text:p>
          </table:table-cell>
          <table:table-cell office:value-type="float" office:value="87.5048472222222" calcext:value-type="float">
            <text:p>87.5048472222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82325" calcext:value-type="float">
            <text:p>27.682325</text:p>
          </table:table-cell>
          <table:table-cell office:value-type="float" office:value="87.7036611111111" calcext:value-type="float">
            <text:p>87.7036611111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550444444444" calcext:value-type="float">
            <text:p>27.6550444444</text:p>
          </table:table-cell>
          <table:table-cell office:value-type="float" office:value="87.5737888888889" calcext:value-type="float">
            <text:p>87.5737888889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634638888889" calcext:value-type="float">
            <text:p>27.6634638889</text:p>
          </table:table-cell>
          <table:table-cell office:value-type="float" office:value="87.6237583333333" calcext:value-type="float">
            <text:p>87.6237583333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862055555556" calcext:value-type="float">
            <text:p>27.6862055556</text:p>
          </table:table-cell>
          <table:table-cell office:value-type="float" office:value="87.6955361111111" calcext:value-type="float">
            <text:p>87.6955361111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542916666667" calcext:value-type="float">
            <text:p>27.6542916667</text:p>
          </table:table-cell>
          <table:table-cell office:value-type="float" office:value="87.5831666666667" calcext:value-type="float">
            <text:p>87.5831666667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272388888889" calcext:value-type="float">
            <text:p>27.6272388889</text:p>
          </table:table-cell>
          <table:table-cell office:value-type="float" office:value="87.4585277777778" calcext:value-type="float">
            <text:p>87.4585277778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5894583333333" calcext:value-type="float">
            <text:p>27.5894583333</text:p>
          </table:table-cell>
          <table:table-cell office:value-type="float" office:value="87.7183138888889" calcext:value-type="float">
            <text:p>87.7183138889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27.3528666666667" calcext:value-type="float">
            <text:p>27.3528666667</text:p>
          </table:table-cell>
          <table:table-cell office:value-type="float" office:value="87.92145" calcext:value-type="float">
            <text:p>87.92145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27.3468194444444" calcext:value-type="float">
            <text:p>27.3468194444</text:p>
          </table:table-cell>
          <table:table-cell office:value-type="float" office:value="87.9440611111111" calcext:value-type="float">
            <text:p>87.9440611111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27.6164277777778" calcext:value-type="float">
            <text:p>27.6164277778</text:p>
          </table:table-cell>
          <table:table-cell office:value-type="float" office:value="87.7002388888889" calcext:value-type="float">
            <text:p>87.7002388889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27.3531638888889" calcext:value-type="float">
            <text:p>27.3531638889</text:p>
          </table:table-cell>
          <table:table-cell office:value-type="float" office:value="87.9233805555556" calcext:value-type="float">
            <text:p>87.923380555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3528638888889" calcext:value-type="float">
            <text:p>27.3528638889</text:p>
          </table:table-cell>
          <table:table-cell office:value-type="float" office:value="87.9211277777778" calcext:value-type="float">
            <text:p>87.9211277778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3510083333333" calcext:value-type="float">
            <text:p>27.3510083333</text:p>
          </table:table-cell>
          <table:table-cell office:value-type="float" office:value="87.9369333333333" calcext:value-type="float">
            <text:p>87.9369333333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6326472222222" calcext:value-type="float">
            <text:p>27.6326472222</text:p>
          </table:table-cell>
          <table:table-cell office:value-type="float" office:value="87.4116194444445" calcext:value-type="float">
            <text:p>87.4116194444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6852416666667" calcext:value-type="float">
            <text:p>27.6852416667</text:p>
          </table:table-cell>
          <table:table-cell office:value-type="float" office:value="87.6832666666667" calcext:value-type="float">
            <text:p>87.6832666667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3531611111111" calcext:value-type="float">
            <text:p>27.3531611111</text:p>
          </table:table-cell>
          <table:table-cell office:value-type="float" office:value="87.9230583333333" calcext:value-type="float">
            <text:p>87.9230583333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3528611111111" calcext:value-type="float">
            <text:p>27.3528611111</text:p>
          </table:table-cell>
          <table:table-cell office:value-type="float" office:value="87.9208055555556" calcext:value-type="float">
            <text:p>87.920805555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599" calcext:value-type="float">
            <text:p>27.6599</text:p>
          </table:table-cell>
          <table:table-cell office:value-type="float" office:value="87.6935861111111" calcext:value-type="float">
            <text:p>87.693586111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757638888889" calcext:value-type="float">
            <text:p>27.6757638889</text:p>
          </table:table-cell>
          <table:table-cell office:value-type="float" office:value="87.5547805555556" calcext:value-type="float">
            <text:p>87.554780555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272305555556" calcext:value-type="float">
            <text:p>27.6272305556</text:p>
          </table:table-cell>
          <table:table-cell office:value-type="float" office:value="87.4575583333333" calcext:value-type="float">
            <text:p>87.4575583333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945166666667" calcext:value-type="float">
            <text:p>27.6945166667</text:p>
          </table:table-cell>
          <table:table-cell office:value-type="float" office:value="87.5639055555556" calcext:value-type="float">
            <text:p>87.563905555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136055555556" calcext:value-type="float">
            <text:p>27.6136055556</text:p>
          </table:table-cell>
          <table:table-cell office:value-type="float" office:value="87.4525833333333" calcext:value-type="float">
            <text:p>87.4525833333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781388888889" calcext:value-type="float">
            <text:p>27.6781388889</text:p>
          </table:table-cell>
          <table:table-cell office:value-type="float" office:value="87.679475" calcext:value-type="float">
            <text:p>87.679475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667138888889" calcext:value-type="float">
            <text:p>27.6667138889</text:p>
          </table:table-cell>
          <table:table-cell office:value-type="float" office:value="87.6670111111111" calcext:value-type="float">
            <text:p>87.667011111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6235" calcext:value-type="float">
            <text:p>27.66235</text:p>
          </table:table-cell>
          <table:table-cell office:value-type="float" office:value="87.6253861111111" calcext:value-type="float">
            <text:p>87.625386111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5916861111111" calcext:value-type="float">
            <text:p>27.5916861111</text:p>
          </table:table-cell>
          <table:table-cell office:value-type="float" office:value="87.7147361111111" calcext:value-type="float">
            <text:p>87.714736111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3531611111111" calcext:value-type="float">
            <text:p>27.3531611111</text:p>
          </table:table-cell>
          <table:table-cell office:value-type="float" office:value="87.9227361111111" calcext:value-type="float">
            <text:p>87.9227361111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3512888888889" calcext:value-type="float">
            <text:p>27.3512888889</text:p>
          </table:table-cell>
          <table:table-cell office:value-type="float" office:value="87.9369305555556" calcext:value-type="float">
            <text:p>87.9369305556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664888888889" calcext:value-type="float">
            <text:p>27.6664888889</text:p>
          </table:table-cell>
          <table:table-cell office:value-type="float" office:value="87.4295472222222" calcext:value-type="float">
            <text:p>87.4295472222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8072416666667" calcext:value-type="float">
            <text:p>27.8072416667</text:p>
          </table:table-cell>
          <table:table-cell office:value-type="float" office:value="87.5051666666667" calcext:value-type="float">
            <text:p>87.5051666667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455583333333" calcext:value-type="float">
            <text:p>27.6455583333</text:p>
          </table:table-cell>
          <table:table-cell office:value-type="float" office:value="87.6427166666667" calcext:value-type="float">
            <text:p>87.6427166667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449666666667" calcext:value-type="float">
            <text:p>27.6449666667</text:p>
          </table:table-cell>
          <table:table-cell office:value-type="float" office:value="87.6398166666667" calcext:value-type="float">
            <text:p>87.6398166667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618611111111" calcext:value-type="float">
            <text:p>27.6618611111</text:p>
          </table:table-cell>
          <table:table-cell office:value-type="float" office:value="87.662225" calcext:value-type="float">
            <text:p>87.662225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630055555556" calcext:value-type="float">
            <text:p>27.6630055556</text:p>
          </table:table-cell>
          <table:table-cell office:value-type="float" office:value="87.6635027777778" calcext:value-type="float">
            <text:p>87.6635027778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3531666666667" calcext:value-type="float">
            <text:p>27.3531666667</text:p>
          </table:table-cell>
          <table:table-cell office:value-type="float" office:value="87.9237027777778" calcext:value-type="float">
            <text:p>87.9237027778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3531583333333" calcext:value-type="float">
            <text:p>27.3531583333</text:p>
          </table:table-cell>
          <table:table-cell office:value-type="float" office:value="87.9224138888889" calcext:value-type="float">
            <text:p>87.9224138889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8063777777778" calcext:value-type="float">
            <text:p>27.8063777778</text:p>
          </table:table-cell>
          <table:table-cell office:value-type="float" office:value="87.5035611111111" calcext:value-type="float">
            <text:p>87.5035611111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6547361111111" calcext:value-type="float">
            <text:p>27.6547361111</text:p>
          </table:table-cell>
          <table:table-cell office:value-type="float" office:value="87.6274194444445" calcext:value-type="float">
            <text:p>87.6274194444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6272361111111" calcext:value-type="float">
            <text:p>27.6272361111</text:p>
          </table:table-cell>
          <table:table-cell office:value-type="float" office:value="87.4582027777778" calcext:value-type="float">
            <text:p>87.4582027778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6158472222222" calcext:value-type="float">
            <text:p>27.6158472222</text:p>
          </table:table-cell>
          <table:table-cell office:value-type="float" office:value="87.6986305555556" calcext:value-type="float">
            <text:p>87.6986305556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5916722222222" calcext:value-type="float">
            <text:p>27.5916722222</text:p>
          </table:table-cell>
          <table:table-cell office:value-type="float" office:value="87.7131222222222" calcext:value-type="float">
            <text:p>87.7131222222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6149361111111" calcext:value-type="float">
            <text:p>27.6149361111</text:p>
          </table:table-cell>
          <table:table-cell office:value-type="float" office:value="87.3954055555556" calcext:value-type="float">
            <text:p>87.3954055556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.8062861111111" calcext:value-type="float">
            <text:p>27.8062861111</text:p>
          </table:table-cell>
          <table:table-cell office:value-type="float" office:value="87.4951527777778" calcext:value-type="float">
            <text:p>87.4951527778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.6547583333333" calcext:value-type="float">
            <text:p>27.6547583333</text:p>
          </table:table-cell>
          <table:table-cell office:value-type="float" office:value="87.6012527777778" calcext:value-type="float">
            <text:p>87.6012527778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.8071111111111" calcext:value-type="float">
            <text:p>27.8071111111</text:p>
          </table:table-cell>
          <table:table-cell office:value-type="float" office:value="87.4420888888889" calcext:value-type="float">
            <text:p>87.4420888889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27.6539138888889" calcext:value-type="float">
            <text:p>27.6539138889</text:p>
          </table:table-cell>
          <table:table-cell office:value-type="float" office:value="87.6015861111111" calcext:value-type="float">
            <text:p>87.6015861111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27.6146527777778" calcext:value-type="float">
            <text:p>27.6146527778</text:p>
          </table:table-cell>
          <table:table-cell office:value-type="float" office:value="87.3954111111111" calcext:value-type="float">
            <text:p>87.3954111111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6509472222222" calcext:value-type="float">
            <text:p>27.6509472222</text:p>
          </table:table-cell>
          <table:table-cell office:value-type="float" office:value="87.5877333333333" calcext:value-type="float">
            <text:p>87.5877333333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591675" calcext:value-type="float">
            <text:p>27.591675</text:p>
          </table:table-cell>
          <table:table-cell office:value-type="float" office:value="87.7134444444445" calcext:value-type="float">
            <text:p>87.7134444444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5916805555556" calcext:value-type="float">
            <text:p>27.5916805556</text:p>
          </table:table-cell>
          <table:table-cell office:value-type="float" office:value="87.7140916666667" calcext:value-type="float">
            <text:p>87.7140916667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6787027777778" calcext:value-type="float">
            <text:p>27.6787027778</text:p>
          </table:table-cell>
          <table:table-cell office:value-type="float" office:value="87.6791444444445" calcext:value-type="float">
            <text:p>87.6791444444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6637416666667" calcext:value-type="float">
            <text:p>27.6637416667</text:p>
          </table:table-cell>
          <table:table-cell office:value-type="float" office:value="87.6234305555556" calcext:value-type="float">
            <text:p>87.6234305556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6250138888889" calcext:value-type="float">
            <text:p>27.6250138889</text:p>
          </table:table-cell>
          <table:table-cell office:value-type="float" office:value="87.7114416666667" calcext:value-type="float">
            <text:p>87.7114416667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7651027777778" calcext:value-type="float">
            <text:p>27.7651027778</text:p>
          </table:table-cell>
          <table:table-cell office:value-type="float" office:value="87.2612805555556" calcext:value-type="float">
            <text:p>87.2612805556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27.3531555555556" calcext:value-type="float">
            <text:p>27.3531555556</text:p>
          </table:table-cell>
          <table:table-cell office:value-type="float" office:value="87.9220916666667" calcext:value-type="float">
            <text:p>87.9220916667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27.3518416666667" calcext:value-type="float">
            <text:p>27.3518416667</text:p>
          </table:table-cell>
          <table:table-cell office:value-type="float" office:value="87.9353138888889" calcext:value-type="float">
            <text:p>87.9353138889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27.6598777777778" calcext:value-type="float">
            <text:p>27.6598777778</text:p>
          </table:table-cell>
          <table:table-cell office:value-type="float" office:value="87.5766333333333" calcext:value-type="float">
            <text:p>87.5766333333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27.8062833333333" calcext:value-type="float">
            <text:p>27.8062833333</text:p>
          </table:table-cell>
          <table:table-cell office:value-type="float" office:value="87.4948277777778" calcext:value-type="float">
            <text:p>87.4948277778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6985833333333" calcext:value-type="float">
            <text:p>27.6985833333</text:p>
          </table:table-cell>
          <table:table-cell office:value-type="float" office:value="87.5745166666667" calcext:value-type="float">
            <text:p>87.5745166667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6553305555556" calcext:value-type="float">
            <text:p>27.6553305556</text:p>
          </table:table-cell>
          <table:table-cell office:value-type="float" office:value="87.5741083333333" calcext:value-type="float">
            <text:p>87.5741083333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6916333333333" calcext:value-type="float">
            <text:p>27.6916333333</text:p>
          </table:table-cell>
          <table:table-cell office:value-type="float" office:value="87.55845" calcext:value-type="float">
            <text:p>87.55845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6170138888889" calcext:value-type="float">
            <text:p>27.6170138889</text:p>
          </table:table-cell>
          <table:table-cell office:value-type="float" office:value="87.7024916666667" calcext:value-type="float">
            <text:p>87.7024916667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3507277777778" calcext:value-type="float">
            <text:p>27.3507277778</text:p>
          </table:table-cell>
          <table:table-cell office:value-type="float" office:value="87.9372583333333" calcext:value-type="float">
            <text:p>87.9372583333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7.8076777777778" calcext:value-type="float">
            <text:p>27.8076777778</text:p>
          </table:table-cell>
          <table:table-cell office:value-type="float" office:value="87.4420805555556" calcext:value-type="float">
            <text:p>87.4420805556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7.6272333333333" calcext:value-type="float">
            <text:p>27.6272333333</text:p>
          </table:table-cell>
          <table:table-cell office:value-type="float" office:value="87.4578805555556" calcext:value-type="float">
            <text:p>87.4578805556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7.627225" calcext:value-type="float">
            <text:p>27.627225</text:p>
          </table:table-cell>
          <table:table-cell office:value-type="float" office:value="87.4572361111111" calcext:value-type="float">
            <text:p>87.4572361111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7.6767722222222" calcext:value-type="float">
            <text:p>27.6767722222</text:p>
          </table:table-cell>
          <table:table-cell office:value-type="float" office:value="87.4390916666667" calcext:value-type="float">
            <text:p>87.4390916667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7.7820861111111" calcext:value-type="float">
            <text:p>27.7820861111</text:p>
          </table:table-cell>
          <table:table-cell office:value-type="float" office:value="87.4793138888889" calcext:value-type="float">
            <text:p>87.4793138889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7.8073944444444" calcext:value-type="float">
            <text:p>27.8073944444</text:p>
          </table:table-cell>
          <table:table-cell office:value-type="float" office:value="87.4420833333333" calcext:value-type="float">
            <text:p>87.4420833333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7.807525" calcext:value-type="float">
            <text:p>27.807525</text:p>
          </table:table-cell>
          <table:table-cell office:value-type="float" office:value="87.5051638888889" calcext:value-type="float">
            <text:p>87.5051638889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7.7653888888889" calcext:value-type="float">
            <text:p>27.7653888889</text:p>
          </table:table-cell>
          <table:table-cell office:value-type="float" office:value="87.2616" calcext:value-type="float">
            <text:p>87.2616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27.6273138888889" calcext:value-type="float">
            <text:p>27.6273138889</text:p>
          </table:table-cell>
          <table:table-cell office:value-type="float" office:value="87.414925" calcext:value-type="float">
            <text:p>87.414925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27.806" calcext:value-type="float">
            <text:p>27.806</text:p>
          </table:table-cell>
          <table:table-cell office:value-type="float" office:value="87.4437194444445" calcext:value-type="float">
            <text:p>87.4437194444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685525" calcext:value-type="float">
            <text:p>27.685525</text:p>
          </table:table-cell>
          <table:table-cell office:value-type="float" office:value="87.6832638888889" calcext:value-type="float">
            <text:p>87.6832638889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5894611111111" calcext:value-type="float">
            <text:p>27.5894611111</text:p>
          </table:table-cell>
          <table:table-cell office:value-type="float" office:value="87.7186361111111" calcext:value-type="float">
            <text:p>87.7186361111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6449611111111" calcext:value-type="float">
            <text:p>27.6449611111</text:p>
          </table:table-cell>
          <table:table-cell office:value-type="float" office:value="87.6394944444445" calcext:value-type="float">
            <text:p>87.6394944444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6130222222222" calcext:value-type="float">
            <text:p>27.6130222222</text:p>
          </table:table-cell>
          <table:table-cell office:value-type="float" office:value="87.450975" calcext:value-type="float">
            <text:p>87.450975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7653916666667" calcext:value-type="float">
            <text:p>27.7653916667</text:p>
          </table:table-cell>
          <table:table-cell office:value-type="float" office:value="87.2619222222222" calcext:value-type="float">
            <text:p>87.2619222222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6333361111111" calcext:value-type="float">
            <text:p>27.6333361111</text:p>
          </table:table-cell>
          <table:table-cell office:value-type="float" office:value="87.2798361111111" calcext:value-type="float">
            <text:p>87.2798361111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6781916666667" calcext:value-type="float">
            <text:p>27.6781916667</text:p>
          </table:table-cell>
          <table:table-cell office:value-type="float" office:value="87.4397194444444" calcext:value-type="float">
            <text:p>87.4397194444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8066555555556" calcext:value-type="float">
            <text:p>27.8066555556</text:p>
          </table:table-cell>
          <table:table-cell office:value-type="float" office:value="87.5032333333333" calcext:value-type="float">
            <text:p>87.5032333333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6482555555556" calcext:value-type="float">
            <text:p>27.6482555556</text:p>
          </table:table-cell>
          <table:table-cell office:value-type="float" office:value="87.6294388888889" calcext:value-type="float">
            <text:p>87.6294388889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6536305555556" calcext:value-type="float">
            <text:p>27.6536305556</text:p>
          </table:table-cell>
          <table:table-cell office:value-type="float" office:value="87.6015888888889" calcext:value-type="float">
            <text:p>87.6015888889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3531694444444" calcext:value-type="float">
            <text:p>27.3531694444</text:p>
          </table:table-cell>
          <table:table-cell office:value-type="float" office:value="87.924025" calcext:value-type="float">
            <text:p>87.924025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27.6784222222222" calcext:value-type="float">
            <text:p>27.6784222222</text:p>
          </table:table-cell>
          <table:table-cell office:value-type="float" office:value="87.6794722222222" calcext:value-type="float">
            <text:p>87.6794722222</text:p>
          </table:table-cell>
          <table:table-cell office:value-type="float" office:value="3284" calcext:value-type="float">
            <text:p>3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8:11:22.146732663</meta:creation-date>
    <dc:date>2019-02-28T18:11:50.395823681</dc:date>
    <meta:editing-duration>PT28S</meta:editing-duration>
    <meta:editing-cycles>1</meta:editing-cycles>
    <meta:document-statistic meta:table-count="1" meta:cell-count="3003" meta:object-count="0"/>
    <meta:generator>LibreOffice/5.1.6.2$Linux_X86_64 LibreOffice_project/10m0$Build-2</meta:generator>
  </office:meta>
</office:document-meta>
</file>